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3647CB6C5E56C927.png" manifest:media-type="image/png"/>
  <manifest:file-entry manifest:full-path="Pictures/100002010000004800000075AA42C529A3A361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3cm" svg:stroke-color="#000000" draw:stroke-linejoin="miter" svg:stroke-linecap="butt" draw:fill="none" fo:padding-top="0.016cm" fo:padding-bottom="0.016cm" fo:padding-left="0.016cm" fo:padding-right="0.016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3cm" svg:stroke-color="#370700" draw:stroke-linejoin="miter" svg:stroke-linecap="butt" draw:fill="none" fo:padding-top="0.016cm" fo:padding-bottom="0.016cm" fo:padding-left="0.016cm" fo:padding-right="0.016cm"/>
    </style:style>
    <style:style style:name="gr6" style:family="graphic" style:parent-style-name="standard">
      <style:graphic-properties draw:stroke="solid" svg:stroke-width="0.033cm" svg:stroke-color="#000137" draw:stroke-linejoin="miter" svg:stroke-linecap="butt" draw:fill="none" fo:padding-top="0.016cm" fo:padding-bottom="0.016cm" fo:padding-left="0.016cm" fo:padding-right="0.016cm"/>
    </style:style>
    <style:style style:name="gr7" style:family="graphic" style:parent-style-name="standard">
      <style:graphic-properties draw:stroke="none" draw:fill="none" draw:textarea-horizontal-align="left" draw:textarea-vertical-align="top" draw:auto-grow-height="true" draw:auto-grow-width="true" fo:min-height="0.666cm" fo:min-width="0.666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9" style:family="graphic" style:parent-style-name="standard">
      <style:graphic-properties draw:stroke="solid" svg:stroke-width="0cm" svg:stroke-color="#000000" draw:stroke-linejoin="bevel" svg:stroke-linecap="square" draw:fill="none"/>
    </style:style>
    <style:style style:name="gr10" style:family="graphic" style:parent-style-name="standard">
      <style:graphic-properties draw:stroke="solid" svg:stroke-width="0.038cm" svg:stroke-color="#000000" draw:stroke-linejoin="bevel" svg:stroke-linecap="round" draw:fill="none" fo:padding-top="0.019cm" fo:padding-bottom="0.019cm" fo:padding-left="0.019cm" fo:padding-right="0.019cm"/>
    </style:style>
    <style:style style:name="gr11" style:family="graphic" style:parent-style-name="standard">
      <style:graphic-properties draw:stroke="solid" svg:stroke-width="0.038cm" svg:stroke-color="#000000" draw:stroke-linejoin="bevel" svg:stroke-linecap="round" draw:fill="solid" draw:fill-color="#ffffff" fo:padding-top="0.019cm" fo:padding-bottom="0.019cm" fo:padding-left="0.019cm" fo:padding-right="0.019cm"/>
    </style:style>
    <style:style style:name="gr12"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style:style>
    <style:style style:name="gr13" style:family="graphic" style:parent-style-name="standard">
      <style:graphic-properties draw:stroke="solid" svg:stroke-width="0.048cm" svg:stroke-color="#000000" draw:stroke-linejoin="bevel" svg:stroke-linecap="round" draw:fill="none" fo:padding-top="0.024cm" fo:padding-bottom="0.024cm" fo:padding-left="0.024cm" fo:padding-right="0.024cm"/>
    </style:style>
    <style:style style:name="gr14" style:family="graphic" style:parent-style-name="standard">
      <style:graphic-properties draw:stroke="solid" svg:stroke-width="0.048cm" svg:stroke-color="#ff0000" draw:stroke-linejoin="bevel" svg:stroke-linecap="round" draw:fill="solid" draw:fill-color="#000000" fo:padding-top="0.024cm" fo:padding-bottom="0.024cm" fo:padding-left="0.024cm" fo:padding-right="0.024cm"/>
    </style:style>
    <style:style style:name="gr15" style:family="graphic" style:parent-style-name="standard">
      <style:graphic-properties draw:stroke="none" draw:fill="none" draw:textarea-horizontal-align="left" draw:textarea-vertical-align="top" draw:auto-grow-height="true" draw:auto-grow-width="true" fo:min-height="0.398cm" fo:min-width="0.398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8.8999996185303pt" style:font-size-asian="18.8999996185303pt" style:font-size-complex="18.8999996185303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9pt" style:font-size-asian="9pt" style:font-size-complex="9pt"/>
    </style:style>
    <style:style style:name="P8" style:family="paragraph">
      <loext:graphic-properties draw:fill="none"/>
      <style:text-properties fo:font-size="11.3000001907349pt" style:font-size-asian="11.3000001907349pt" style:font-size-complex="11.3000001907349pt"/>
    </style:style>
    <style:style style:name="T1" style:family="text">
      <style:text-properties fo:color="#000000" style:font-name="DejaVu Sans1" fo:font-size="18.8999996185303pt" style:font-size-asian="18.8999996185303pt" style:font-name-complex="DejaVu Sans1" style:font-size-complex="18.8999996185303pt"/>
    </style:style>
    <style:style style:name="T2" style:family="text">
      <style:text-properties fo:color="#000000" style:font-name="DejaVu Sans1" fo:font-size="3.40000009536743pt" style:font-size-asian="3.40000009536743pt" style:font-name-complex="DejaVu Sans1" style:font-size-complex="3.40000009536743pt"/>
    </style:style>
    <style:style style:name="T3" style:family="text">
      <style:text-properties fo:color="#000000" style:font-name="DejaVu Sans1" fo:font-size="9pt" style:font-size-asian="9pt" style:font-name-complex="DejaVu Sans1" style:font-size-complex="9pt"/>
    </style:style>
    <style:style style:name="T4" style:family="text">
      <style:text-properties fo:color="#000000" style:font-name="DejaVu Sans1" fo:font-size="11.3000001907349pt" style:font-size-asian="11.3000001907349pt" style:font-name-complex="DejaVu Sans1" style:font-size-complex="11.300000190734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96cm">
          <draw:image xlink:href="Pictures/100002010000004800000075AA42C529A3A36104.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7cm">
          <draw:image xlink:href="Pictures/1000020100000067000000673647CB6C5E56C927.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277cm" svg:height="0.289cm" svg:x="14.806cm" svg:y="16.566cm" svg:viewBox="0 0 1278 290" svg:d="M0 287v-25c7-14 14-28 24-39 7-10 18-21 29-32 10-10 21-17 31-24 11-11 18-18 28-25 8-7 15-18 18-25 7-10 11-21 11-31 0-14-4-25-14-37-11-7-22-10-39-10-11 0-25 3-35 10-11 8-15 19-18 37l-32-4c0-21 11-40 25-54 17-14 39-17 60-17 28 0 49 3 67 17 14 14 21 33 21 58 0 10-4 21-7 31-7 11-14 22-21 32-11 11-28 25-57 46-14 14-24 25-35 35-7 7-14 18-18 28h142v29zM201 290l77-290h32l-81 290zM338 287v-29h67v-212l-60 47v-36l64-43h32v244h67v29zM730 213c0 24-7 42-25 56-14 14-39 21-67 21s-49-7-67-17c-18-15-25-32-28-57l35-3c4 31 25 49 60 49 18 0 32-4 39-14 11-7 18-21 18-39 0-14-7-25-18-32-14-10-28-14-49-14h-22v-28h22c17 0 31-7 42-14 10-7 18-21 18-35s-8-25-15-37c-10-7-21-10-38-10-15 0-29 3-36 10-10 8-14 19-17 33h-36c4-25 11-43 29-54 17-14 35-17 60-17 28 0 49 3 63 17 18 11 25 33 25 54 0 18-7 32-14 42-11 11-25 18-46 25 21 0 39 7 49 18 11 14 18 28 18 46zM747 290l78-290h32l-78 290zM885 287v-29h67v-212l-60 47v-36l64-43h31v244h67v29zM1278 213c0 24-7 42-25 56-14 14-39 21-67 21s-54-7-68-21c-18-14-25-32-25-56 0-18 4-36 14-46 11-11 21-18 39-21v-4c-14 0-28-11-35-21-7-14-14-25-14-42 0-22 7-37 24-51 15-14 40-17 65-17 28 0 46 3 63 17 15 11 22 29 22 54 0 14-4 28-11 39-11 14-21 21-35 21v4c17 3 28 10 39 21 10 10 14 28 14 46zM1235 82c0-33-14-47-49-47-18 0-33 4-40 11-7 8-14 22-14 36s7 28 14 35c12 11 22 14 40 14s28-3 39-10c7-11 10-21 10-39zM1242 209c0-18-3-32-14-39-10-7-24-14-42-14s-33 7-43 14c-11 11-15 21-15 39 0 35 18 57 58 57 21 0 35-4 42-15 11-10 14-24 14-42z">
          <text:p/>
        </draw:path>
        <draw:path draw:style-name="gr3" draw:text-style-name="P3" draw:layer="layout" svg:width="1.284cm" svg:height="0.297cm" svg:x="14.802cm" svg:y="16.562cm" svg:viewBox="0 0 1285 298" svg:d="M0 291v-25c7-18 14-28 25-42 10-11 21-21 32-32 10-7 21-18 31-25 7-8 18-15 25-25 11-8 14-15 21-25 4-7 7-18 7-28 0-14-3-25-14-32-7-7-18-14-35-14-11 0-25 7-32 14-11 7-14 18-18 32v3h-3l-35-3-4-4h4c0-25 10-42 28-53 14-14 35-21 60-21 28 0 53 7 67 21 14 11 25 32 25 57 0 10-4 21-11 31-4 11-11 22-21 32-11 12-28 29-53 51l-4-4 4 4c-14 10-28 24-35 31-11 11-15 18-18 28h-4v-3h142 3v3 29 3h-3-180-4zM4 287h180v4h-4v-29h4v4h-142-3v-7c3-7 10-18 21-28 7-11 21-21 35-32 25-21 43-40 53-50 11-11 18-22 21-32 4-7 7-18 7-28 0-25-7-43-21-53-14-14-35-21-63-21-21 0-43 7-57 21-14 10-24 28-28 49v-3l32 3v4c0-18 7-29 18-39 10-7 21-11 35-11 17 0 32 4 42 11 7 10 14 25 14 39 0 10-3 21-10 31-4 11-11 18-22 25-7 11-17 19-24 26-11 7-21 17-32 28-11 7-21 18-32 28-7 11-14 25-21 39h-3 3v25h-3zM201 294l78-294h3 32 4v4l-82 290v4h-3-28-4zM205 291h28v3l78-294 3 4h-32 4l-78 290h-3zM339 291v-29-3h3 67v3h-3v-212h3l4 3-64 43-3 3v-3-36-3l67-42h32 3v3 244h-3v-3h67 3v3 29 3h-3-170-3zM342 287h170v4h-4v-29h4v4h-67-4v-4-244h4-32l-64 46v-4h4v36h-4l-3-4 63-46 4-3v7 212 4h-4-67v-4 29zM737 217c0 24-10 45-24 60-18 14-43 21-71 21s-53-7-67-18c-18-14-28-35-32-60h4l35-7h4v4c3 31 21 45 56 45 18 0 28-3 39-10 7-11 14-21 14-39 0-14-7-21-18-32-10-7-24-10-45-10h-22-3v-4-29-4h3 22c17 0 31-3 42-14 7-7 14-17 14-31s-4-25-14-32c-7-7-18-14-35-14-15 0-25 7-36 14-7 7-14 18-14 28v4h-3l-36-4h-3c3-25 14-42 28-56 18-11 39-18 64-18 28 0 49 7 67 18 14 14 21 31 21 56 0 18-4 32-14 46-11 11-25 18-43 21h-3 3-3l3-3c18 3 36 10 50 22 10 10 17 28 17 46zM730 217c0-18-3-32-14-43-14-10-28-18-49-22v-3c21-4 32-11 42-22 11-10 14-24 14-42 0-21-7-39-21-49-14-14-35-21-63-21-25 0-43 7-57 17-17 14-28 32-28 53h-4v-3l36 3h-4c4-14 7-25 18-35 10-7 24-11 39-11 17 0 31 4 42 14 7 7 11 22 11 36s-4 28-15 38c-10 7-28 11-45 11h-22 4v29h-4v-3h22c21 0 38 7 49 14 14 7 21 21 21 35 0 21-7 32-18 42-10 11-24 15-42 15-35 0-60-18-63-50l3-3v3l-35 4v-4c3 25 14 42 28 53 18 14 39 18 67 18s50-4 67-18c14-14 21-32 21-56zM748 294l81-294h32 3v4l-81 290v4h-32-3zM751 291h32v3h-3l77-294 4 4h-32 4l-78 290h-4zM886 291v-29-3h3 67v3-212l4 3-64 43-3 3v-3-36l3-3 64-42h31 4v3 244h-4v-3h67 4v3 29 3h-4-169-3zM889 287h169v4h-3v-29h3v4h-67-3v-4-244h3-31 3l-67 46v-4h4v36h-4v-4l60-46 4-3v7 212 4h-4-67v-4h4v29h-4zM1285 217c0 24-7 45-25 60-18 14-43 21-71 21-32 0-53-7-71-21-17-15-24-36-24-60 0-18 3-36 14-50 10-11 24-18 42-22v4h-3v-4h3v4c-18-4-28-11-39-22-7-14-14-28-14-45 0-22 11-39 25-50 18-14 39-21 67-21 25 0 49 7 64 18 18 14 25 31 25 56 0 14-3 28-14 42-7 11-22 18-36 22v-4h3v4h-3v-4c17 4 32 11 43 22 11 14 14 28 14 50zM1278 217c0-18-3-32-10-46-11-12-26-19-40-19l-4-3v-4h4c14-3 25-11 32-21 11-14 15-25 15-39 0-21-11-39-25-49-15-14-36-21-61-21-28 0-46 7-64 21-14 10-21 28-21 46 0 17 4 28 11 42 10 10 21 18 35 21h4v4 3h-4c-14 0-28 7-39 19-7 14-14 28-14 46 0 24 7 42 25 56 14 14 39 18 67 18s53-4 68-18c14-14 21-35 21-56zM1235 85c0-28-14-42-46-42-18 0-28 3-39 10-7 7-10 18-10 32s3 25 14 35c7 7 17 11 35 11 14 0 28-4 35-11s11-17 11-35zM1242 85c0 18-4 32-14 39-11 7-25 14-39 14-18 0-32-7-39-14-10-11-14-21-14-39 0-14 4-28 14-35 7-11 21-14 39-14 35 0 53 17 53 49zM1242 213c0-18-4-28-14-39-11-7-21-10-39-10s-32 3-39 14c-10 7-14 17-14 35 0 35 14 53 53 53 18 0 32-4 42-14 7-7 11-21 11-39zM1250 213c0 21-8 35-15 46-11 7-28 14-46 14-39 0-60-21-60-60 0-18 3-32 14-42 11-7 25-12 46-12 18 0 32 5 42 12 11 10 19 24 19 42z">
          <text:p/>
        </draw:path>
        <draw:path draw:style-name="gr3" draw:text-style-name="P3" draw:layer="layout" svg:width="0.501cm" svg:height="0.272cm" svg:x="15.194cm" svg:y="18.866cm" svg:viewBox="0 0 502 273" svg:d="M0 273v-32h71v-209l-61 42v-32l65-42h31v241h68v32zM230 102v-42h35v42zM230 273v-44h35v44zM329 273v-32h70v-209l-63 42v-32l67-42h32v241h67v32z">
          <text:p/>
        </draw:path>
        <draw:path draw:style-name="gr3" draw:text-style-name="P3" draw:layer="layout" svg:width="0.504cm" svg:height="0.278cm" svg:x="15.194cm" svg:y="18.863cm" svg:viewBox="0 0 505 279" svg:d="M0 276v-32h70-3v-209h3l-60 46-3 3v-7-32-3l63-42h4 31 4v3 241h-4 68 3v32 3h-3-173zM0 272h173v4h-4v-32h4v3h-68-3v-3-241h3-31l-64 46v-4 32h-3l63-46 4-3v7 209 3h-4-70v-3h3v32h-3zM226 105v-42h4 35 4v42 4h-4-35-4zM230 102h35v3-42 4h-35v-4 42zM226 276v-39-4h4 35 4v4 39 3h-4-35-4zM230 272h35v4-39h-35v39zM329 276v-32h3 67-3v-209h3 4l-64 46-3 3v-7-32-3l63-42h4 32 3v3 241h-3 67 3v32 3h-3-170-3zM332 272h170v4h-4v-32h4v3h-67-4v-3-241h4-32l-64 46v-4 32h-3l60-46 7-3v7 209 3h-4-67v-3 32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3" draw:text-style-name="P3"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3" draw:text-style-name="P3" draw:layer="layout" svg:width="2.074cm" svg:height="0.282cm" svg:x="18.563cm" svg:y="18.845cm" svg:viewBox="0 0 2075 283" svg:d="M222 280l-32-82h-123l-32 82h-35l109-273h42l110 273zM130 35l-3 4c-4 10-7 24-14 42l-36 88h103l-36-88c-3-11-7-21-10-32zM508 202c0 28-11 46-32 60-18 14-46 21-81 21-67 0-106-25-117-70l39-7c4 17 11 28 25 35s32 14 53 14c24 0 42-7 56-14s18-18 18-35c0-11 0-19-4-23-3-7-10-10-17-14-7-3-18-7-25-7-11-3-25-7-35-10-21-4-39-11-50-15-10-3-21-10-24-17-7-4-11-11-18-18 0-7-4-17-4-28 0-21 11-39 29-53 17-14 42-21 74-21s56 7 70 14c18 11 29 28 36 49l-36 7c-3-14-10-24-24-31-11-7-25-11-46-11s-39 7-50 14c-10 4-17 18-17 32 0 7 3 14 7 21 3 4 10 7 21 14 7 0 25 7 49 11 7 3 14 3 25 7 7 0 14 3 21 7 11 3 18 7 25 11 3 3 11 7 14 14 7 3 11 10 14 17 0 7 4 19 4 26zM543 187v-28h99v28zM899 88c0 25-7 46-24 60-18 18-39 25-71 25h-78v107h-35v-273h113c32 0 53 7 71 21 17 14 24 32 24 60zM864 88c0-35-21-53-64-53h-74v106h74c43 0 64-18 64-53zM1147 280l-71-114h-85v114h-39v-273h131c28 0 53 7 71 21 18 11 25 32 25 57 0 17-7 35-18 49-10 14-29 21-50 28l79 118zM1144 85c0-18-8-29-19-39-11-7-28-11-46-11h-88v99h88c18 0 35-4 46-14 11-7 19-18 19-35zM1412 141c0 46-7 82-25 107-14 25-39 35-70 35-32 0-53-10-71-35-14-25-21-61-21-107s7-81 21-106c14-21 39-35 74-35 32 0 53 14 71 39 14 21 21 56 21 102zM1377 141c0-39-4-67-15-85-7-17-21-28-42-28-25 0-39 11-46 28-10 18-14 46-14 85s4 68 14 86c7 17 21 28 43 28 21 0 35-11 45-28 11-18 15-47 15-86zM1461 280v-32h67v-209l-60 42v-32l64-42h31v241h68v32zM1853 141c0 46-7 82-21 107-18 25-43 35-71 35-32 0-56-10-71-35-17-25-24-61-24-107s7-81 21-106c18-21 39-35 74-35 32 0 56 14 71 39 14 21 21 56 21 102zM1821 141c0-39-7-67-14-85-11-17-25-28-46-28s-39 11-46 28c-10 18-14 46-14 85s4 68 14 86c11 17 25 28 46 28s35-11 42-28c11-18 18-47 18-86zM2075 191c0 29-11 50-28 67-14 18-39 25-71 25-24 0-42-7-60-18-14-10-24-28-28-49l35-3c7 28 25 42 57 42 17 0 32-7 42-18 11-10 18-28 18-46s-7-32-18-43c-10-11-25-14-42-14-11 0-18 0-25 3-11 4-18 8-28 15h-32l11-145h151v28h-123l-4 85c14-11 36-14 57-14 28 0 49 7 63 21 18 18 25 35 25 64z">
          <text:p/>
        </draw:path>
        <draw:path draw:style-name="gr3" draw:text-style-name="P3" draw:layer="layout" svg:width="2.078cm" svg:height="0.286cm" svg:x="18.559cm" svg:y="18.845cm" svg:viewBox="0 0 2079 287" svg:d="M226 280l-32-82v4h-123v-4h3l-32 82v3h-3-35-4v-3l113-273v-4h42v4l110 273 3 3h-3-39zM226 276h39v4h-4l-109-273h3-42l-109 273v-4h35v4l32-82h123 4l31 82h-3zM134 35v4h-3 3c-3 10-7 24-14 42l-35 89h-4 103l-36-89c-3-11-7-21-10-32l-7-14zM134 32l7 17c4 11 7 21 11 29l35 92v4h-3-103-3l3-4 36-89c3-18 10-32 14-42v-7l3-4zM515 202c0 28-14 46-32 63-21 15-49 22-84 22-67 0-106-25-117-74l39-7v-4 4c4 17 11 28 25 35s32 10 53 10c24 0 42-3 56-10 11-11 18-21 18-35 0-11-4-15-7-22-4-3-7-10-14-14-7 0-18-3-29-7-10-3-21-7-31-7v-3 3c-21-7-39-10-50-14-10-7-21-11-28-18s-10-14-14-22c-4-7-7-17-7-28 0-25 11-42 28-53 18-14 46-21 78-21s56 3 74 14c14 11 28 28 35 49v4h-3l-36 7h-3v-4c-4-14-11-24-21-28-11-7-25-10-46-10s-39 3-50 10c-10 7-14 18-14 32 0 7 0 14 4 18 7 7 10 10 21 14 7 4 25 8 49 15 7 0 18 3 25 7 7 0 18 3 25 7 7 0 14 3 21 7s14 11 18 14c3 7 10 14 10 21 4 7 7 18 7 25zM508 202c0-7 0-18-3-25-4-7-7-10-11-17-3-4-11-11-18-14-7-4-14-8-21-11-7 0-14-4-21-7-11 0-18-4-28-4l3-3-3 3c-25-7-39-10-50-14-7-4-14-8-17-15-7-7-7-14-7-21 0-18 3-28 17-35 11-7 29-11 50-11s35 4 49 11c11 7 18 17 21 31v-3l36-4h-4c-3-21-14-35-32-45-14-11-38-15-70-15s-57 7-74 18c-18 14-25 32-25 53 0 11 0 18 4 28 3 8 7 12 14 19s14 10 24 17c11 4 29 8 50 15 14 3 24 3 35 7 11 3 18 3 25 10 7 4 14 7 17 11 4 7 7 14 7 25 0 17-7 28-21 38-10 7-32 11-56 11-21 0-39-4-53-11s-25-21-28-38h3v3l-35 7-4-3h4c10 45 46 70 113 70 35 0 63-7 81-21 21-14 28-32 28-60zM547 188v-28-4h99v4 28 3h-99zM547 188h99-4v-28h4-99 3v28zM907 88c0 26-11 47-28 65-18 14-39 21-71 21h-78 4v106 3h-4-35-3v-3-273-4h3 113c32 0 53 7 71 22 17 17 28 35 28 63zM903 88c0-28-10-46-24-60-18-14-43-21-71-21h-113v273-4h35v4h-3v-106-4h3 78c32 0 53-7 67-21 18-14 28-35 28-61zM864 88c0-35-21-49-60-49h-74v-4h4v107h-4 74c43 0 60-18 60-54zM868 88c0 40-21 58-64 58h-74-3v-4-107h3 74c43 0 64 18 64 53zM1150 280l-74-113h4-85v113 3h-39v-3-273-4h131c28 0 53 7 70 22 19 14 26 35 26 60 0 21-4 36-19 50-10 14-28 25-49 28v-3l82 120v3h-3-44zM1150 276h44v4h-4l-75-117-4-3h4c21-4 35-11 46-25 15-14 18-33 18-50 0-25-8-43-22-57-17-14-42-21-70-21h-131 4v273h-4v-4h39v4h-4v-113-4h4 85 3l67 117zM1143 85c0-18-7-29-14-36-14-7-28-10-46-10h-88v-4 100h88c18 0 32-4 46-14 7-7 14-22 14-36zM1147 85c0 17-7 29-18 39-11 11-25 14-46 14h-88-4v-3-100h4 88c18 0 35 4 46 11s18 21 18 39zM1416 142c0 46-7 81-21 106-18 25-43 39-74 39-32 0-57-14-71-39-18-25-25-60-25-106 0-47 7-82 25-107 14-25 39-35 74-35 32 0 57 10 71 35 17 25 21 60 21 107zM1416 142c0-47-11-82-25-103-14-25-39-36-67-36-35 0-56 11-74 36-14 21-21 56-21 103 0 46 7 81 25 102 14 25 35 39 67 39 31 0 52-14 70-39 14-21 25-56 25-102zM1377 142c0-40-4-68-11-86-10-14-24-24-42-24-21 0-35 7-46 24-10 18-14 46-14 86 0 39 4 67 14 85 11 17 25 24 43 24 21 0 35-7 42-24 10-18 14-46 14-85zM1384 142c0 39-7 67-14 85-11 21-28 28-49 28-22 0-36-7-46-25-11-21-14-49-14-88 0-40 3-68 14-89 10-14 24-25 49-25 21 0 35 11 46 28 7 18 14 46 14 86zM1462 280v-32h3 67v-209 3l-60 43-3 3v-7-32l67-46h31 4v4 241h-4 68v32 3h-170-3zM1465 276h170v4h-4v-32h4v3h-68-3v-3-241h3-31l-64 46v-4 32h-3l63-42 4-4v4 209 3h-4-67v-3 32zM1860 142c0 46-7 81-24 106-18 25-39 39-71 39-35 0-56-14-74-39-14-25-25-60-25-106 0-47 11-82 25-107s39-35 74-35c32 0 56 10 74 35 14 25 21 60 21 107zM1857 142c0-47-7-82-25-103-14-25-35-36-67-36s-56 11-71 36c-14 21-24 56-24 103 0 46 10 81 24 102 18 25 39 39 71 39 28 0 53-14 67-39 18-21 25-56 25-102zM1821 142c0-40-3-68-14-86-10-14-21-24-42-24s-35 7-46 24c-7 18-14 46-14 86 0 39 7 67 14 85 11 17 25 24 46 24 18 0 32-7 42-24 11-18 14-46 14-85zM1825 142c0 39-4 67-14 85-11 21-25 28-46 28s-39-7-46-25c-10-21-17-49-17-88 0-40 7-68 14-89 10-14 28-25 49-25s35 11 46 28c10 18 14 46 14 86zM2079 191c0 29-7 50-25 71-17 14-42 25-74 25-24 0-46-7-60-18-17-14-28-28-31-49v-4h3l32-3h3c7 28 25 38 57 38 17 0 32-3 42-14 11-14 14-28 14-46 0-17-3-31-14-42-10-7-25-14-42-14-11 0-18 0-25 3-11 4-18 11-25 18h-3-32-3l3-3 7-146v-4h4 151 4v4 28 4h-4-123v-4h3l-3 86h-4c14-11 32-19 57-19 28 0 49 8 63 26 18 14 25 35 25 63zM2075 191c0-24-7-45-21-60-17-17-35-25-63-25-21 0-39 8-57 18l-3 4v-7l7-86h123v-28h-151l-11 146h32c7-7 17-15 25-18 10 0 17-4 28-4 17 0 32 7 42 18 14 11 18 25 18 42 0 18-4 36-18 46-7 14-25 18-42 18-32 0-53-14-60-39l3-3v3l-35 4v-4c7 21 14 39 28 49 18 11 36 18 60 18 32 0 53-10 71-28 17-14 24-35 24-64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frame draw:style-name="gr7" draw:text-style-name="P5" draw:layer="layout" svg:width="0.666cm" svg:height="0.78cm" svg:x="27.601cm" svg:y="19.267cm">
          <draw:text-box>
            <text:p text:style-name="P4"><text:span text:style-name="T1">X</text:span></text:p>
          </draw:text-box>
        </draw:frame>
        <draw:frame draw:style-name="gr8" draw:text-style-name="P6" draw:layer="layout" svg:width="0.119cm" svg:height="0.141cm" svg:x="28.011cm" svg:y="19.771cm">
          <draw:text-box>
            <text:p text:style-name="P4"><text:span text:style-name="T2"><text:s/></text:span></text:p>
          </draw:text-box>
        </draw:frame>
        <draw:path draw:style-name="gr1" draw:text-style-name="P1" draw:layer="layout" svg:width="3.715cm" svg:height="8.791cm" svg:x="2.804cm" svg:y="1.538cm" svg:viewBox="0 0 3716 8792" svg:d="M1485 8792l36-21 2195-1267v-7021-39l-35-21-498-286-35 21c-134 78-346 78-488 4-95-49-208-92-332-120-123-28-257-42-391-42-138 3-272 17-399 49-123 28-240 74-335 127l-1164 674-39 21v42 7022l1450 836z">
          <text:p/>
        </draw:path>
        <draw:polygon draw:style-name="gr9" draw:text-style-name="P2" draw:layer="layout" svg:width="0cm" svg:height="0cm" svg:x="4.663cm" svg:y="6.018cm" svg:viewBox="0 0 0 0" draw:points="0,0">
          <text:p/>
        </draw:polygon>
        <draw:polygon draw:style-name="gr1" draw:text-style-name="P1" draw:layer="layout" svg:width="2.194cm" svg:height="8.287cm" svg:x="4.325cm" svg:y="2.021cm" svg:viewBox="0 0 2195 8288" draw:points="0,8288 2195,7021 2195,0 0,1266">
          <text:p/>
        </draw:polygon>
        <draw:polygon draw:style-name="gr9" draw:text-style-name="P2" draw:layer="layout" svg:width="0cm" svg:height="0cm" svg:x="4.663cm" svg:y="6.018cm" svg:viewBox="0 0 0 0" draw:points="0,0">
          <text:p/>
        </draw:polygon>
        <draw:polygon draw:style-name="gr1" draw:text-style-name="P1" draw:layer="layout" svg:width="1.45cm" svg:height="7.857cm" svg:x="2.804cm" svg:y="2.451cm" svg:viewBox="0 0 1451 7858" draw:points="0,7022 1451,7858 1451,836 0,0">
          <text:p/>
        </draw:polygon>
        <draw:polygon draw:style-name="gr9" draw:text-style-name="P2" draw:layer="layout" svg:width="0cm" svg:height="0cm" svg:x="4.663cm" svg:y="6.018cm" svg:viewBox="0 0 0 0" draw:points="0,0">
          <text:p/>
        </draw:polygon>
        <draw:path draw:style-name="gr1" draw:text-style-name="P1" draw:layer="layout" svg:width="3.641cm" svg:height="1.689cm" svg:x="2.843cm" svg:y="1.538cm" svg:viewBox="0 0 3642 1690" svg:d="M3642 423l-498-286-35 21c-134 78-346 78-483 4-100-49-213-92-337-120-123-28-257-42-391-42-138 3-272 17-399 49-123 28-240 74-335 127l-1164 674 1446 840z">
          <text:p/>
        </draw:path>
        <draw:polygon draw:style-name="gr9" draw:text-style-name="P2" draw:layer="layout" svg:width="0cm" svg:height="0cm" svg:x="4.663cm" svg:y="6.018cm" svg:viewBox="0 0 0 0" draw:points="0,0">
          <text:p/>
        </draw:polygon>
        <draw:path draw:style-name="gr1" draw:text-style-name="P1" draw:layer="layout" svg:width="1.873cm" svg:height="1.079cm" svg:x="3.707cm" svg:y="1.626cm" svg:viewBox="0 0 1874 1080" svg:d="M1874 540c0-300-419-540-939-540-515 0-935 240-935 540zM0 540c0 296 420 540 935 540 520 0 939-244 939-540z">
          <text:p/>
        </draw:path>
        <draw:polygon draw:style-name="gr9" draw:text-style-name="P2" draw:layer="layout" svg:width="0cm" svg:height="0cm" svg:x="4.663cm" svg:y="6.018cm" svg:viewBox="0 0 0 0" draw:points="0,0">
          <text:p/>
        </draw:polygon>
        <draw:path draw:style-name="gr1" draw:text-style-name="P1" draw:layer="layout" svg:width="1.788cm" svg:height="1.037cm" svg:x="3.75cm" svg:y="1.647cm" svg:viewBox="0 0 1789 1038" svg:d="M1789 519c0-286-399-519-892-519-499 0-897 233-897 519zM0 519c0 285 398 519 897 519 493 0 892-234 892-519z">
          <text:p/>
        </draw:path>
        <draw:polygon draw:style-name="gr9" draw:text-style-name="P2" draw:layer="layout" svg:width="0cm" svg:height="0cm" svg:x="4.663cm" svg:y="6.018cm" svg:viewBox="0 0 0 0" draw:points="0,0">
          <text:p/>
        </draw:polygon>
        <draw:path draw:style-name="gr1" draw:text-style-name="P1" draw:layer="layout" svg:width="1.591cm" svg:height="0.919cm" svg:x="3.848cm" svg:y="1.707cm" svg:viewBox="0 0 1592 920" svg:d="M1592 466c0-4 0-4 0-7 0-254-356-459-793-459-441 0-799 205-799 459 0 3 0 3 0 7 0 28 7 56 18 84 32 89 106 171 216 234 208 120 512 166 794 117 279-50 490-184 550-351 7-28 14-56 14-84z">
          <text:p/>
        </draw:path>
        <draw:polygon draw:style-name="gr9" draw:text-style-name="P2" draw:layer="layout" svg:width="0cm" svg:height="0cm" svg:x="4.663cm" svg:y="6.018cm" svg:viewBox="0 0 0 0" draw:points="0,0">
          <text:p/>
        </draw:polygon>
        <draw:path draw:style-name="gr1" draw:text-style-name="P1" draw:layer="layout" svg:width="1.559cm" svg:height="0.736cm" svg:x="3.866cm" svg:y="1.89cm" svg:viewBox="0 0 1560 737" svg:d="M0 367c33 88 107 170 216 233 208 121 512 167 794 118 279-51 490-185 550-351-77-215-402-367-779-367-378 0-706 152-781 367z">
          <text:p/>
        </draw:path>
        <draw:polygon draw:style-name="gr9" draw:text-style-name="P2" draw:layer="layout" svg:width="0cm" svg:height="0cm" svg:x="4.663cm" svg:y="6.018cm" svg:viewBox="0 0 0 0" draw:points="0,0">
          <text:p/>
        </draw:polygon>
        <draw:polygon draw:style-name="gr1" draw:text-style-name="P1" draw:layer="layout" svg:width="0.074cm" svg:height="7.021cm" svg:x="4.254cm" svg:y="3.287cm" svg:viewBox="0 0 75 7022" draw:points="75,7022 75,0 0,0 0,7022">
          <text:p/>
        </draw:polygon>
        <draw:polygon draw:style-name="gr9" draw:text-style-name="P2" draw:layer="layout" svg:width="0cm" svg:height="0cm" svg:x="4.663cm" svg:y="6.018cm" svg:viewBox="0 0 0 0" draw:points="0,0">
          <text:p/>
        </draw:polygon>
        <draw:path draw:style-name="gr1" draw:text-style-name="P1" draw:layer="layout" svg:width="0.575cm" svg:height="0.604cm" svg:x="2.049cm" svg:y="5.575cm" svg:viewBox="0 0 576 605" svg:d="M487 486l35-21c72-42 72-176 0-300-74-128-190-195-261-152l-35 21c-11 7-21 14-32 28l-35 21c-25-7-49 0-67 11l-35 21c-39 21-57 68-57 128 0 88 46 197 120 275 71 78 155 106 212 74l35-21c18-11 32-32 42-53l36-21c14-4 28-7 42-11z">
          <text:p/>
        </draw:path>
        <draw:polygon draw:style-name="gr9" draw:text-style-name="P2" draw:layer="layout" svg:width="0cm" svg:height="0cm" svg:x="4.663cm" svg:y="6.018cm" svg:viewBox="0 0 0 0" draw:points="0,0">
          <text:p/>
        </draw:polygon>
        <draw:path draw:style-name="gr1" draw:text-style-name="P1" draw:layer="layout" svg:width="0.575cm" svg:height="0.601cm" svg:x="2.049cm" svg:y="7.924cm" svg:viewBox="0 0 576 602" svg:d="M487 483l35-21c72-42 72-176 0-301-74-123-190-190-261-148l-35 18c-11 7-21 17-32 28l-35 21c-25-3-49 0-67 11l-35 21c-39 21-57 68-57 128 0 92 46 201 120 275 71 78 155 106 212 74l35-21c18-11 32-28 42-53l36-21c14 0 28-4 42-11z">
          <text:p/>
        </draw:path>
        <draw:polygon draw:style-name="gr9" draw:text-style-name="P2" draw:layer="layout" svg:width="0cm" svg:height="0cm" svg:x="4.663cm" svg:y="6.018cm" svg:viewBox="0 0 0 0" draw:points="0,0">
          <text:p/>
        </draw:polygon>
        <draw:path draw:style-name="gr1" draw:text-style-name="P1" draw:layer="layout" svg:width="0.498cm" svg:height="0.639cm" svg:x="3.266cm" svg:y="7.22cm" svg:viewBox="0 0 499 640" svg:d="M499 464c0-18-4-39-7-60-18-123-97-254-195-336-43-35-85-57-124-64-7-3-10-3-14-3-32-4-60 0-85 14-99 56-99 241 0 407 96 169 251 257 350 201 24-11 43-36 57-64 0-7 4-10 4-14 10-25 14-53 14-81z">
          <text:p/>
        </draw:path>
        <draw:polygon draw:style-name="gr9" draw:text-style-name="P2" draw:layer="layout" svg:width="0cm" svg:height="0cm" svg:x="4.663cm" svg:y="6.018cm" svg:viewBox="0 0 0 0" draw:points="0,0">
          <text:p/>
        </draw:polygon>
        <draw:path draw:style-name="gr1" draw:text-style-name="P1" draw:layer="layout" svg:width="0.498cm" svg:height="0.64cm" svg:x="3.266cm" svg:y="4.872cm" svg:viewBox="0 0 499 641" svg:d="M499 462c0-18-4-39-7-57-18-127-97-257-195-339-43-31-85-53-124-63-7 0-10 0-14 0-32-7-60 0-85 14-99 56-99 236 0 402 96 171 251 262 350 206 24-14 43-35 57-68 0-4 4-11 4-14 10-25 14-50 14-81z">
          <text:p/>
        </draw:path>
        <draw:polygon draw:style-name="gr9" draw:text-style-name="P2" draw:layer="layout" svg:width="0cm" svg:height="0cm" svg:x="4.663cm" svg:y="6.018cm" svg:viewBox="0 0 0 0" draw:points="0,0">
          <text:p/>
        </draw:polygon>
        <draw:polygon draw:style-name="gr1" draw:text-style-name="P1" draw:layer="layout" svg:width="2.23cm" svg:height="1.326cm" svg:x="4.289cm" svg:y="1.961cm" svg:viewBox="0 0 2231 1327" draw:points="36,1327 2231,64 2196,0 0,1267">
          <text:p/>
        </draw:polygon>
        <draw:polygon draw:style-name="gr9" draw:text-style-name="P2" draw:layer="layout" svg:width="0cm" svg:height="0cm" svg:x="4.663cm" svg:y="6.018cm" svg:viewBox="0 0 0 0" draw:points="0,0">
          <text:p/>
        </draw:polygon>
        <draw:path draw:style-name="gr1" draw:text-style-name="P1" draw:layer="layout" svg:width="0.388cm" svg:height="0.503cm" svg:x="2.049cm" svg:y="5.676cm" svg:viewBox="0 0 389 504" svg:d="M57 14c78-46 198 25 276 160 74 130 74 271 0 317-57 32-138 4-212-74-75-78-121-187-121-275 0-65 18-107 57-128z">
          <text:p/>
        </draw:path>
        <draw:polygon draw:style-name="gr9" draw:text-style-name="P2" draw:layer="layout" svg:width="0cm" svg:height="0cm" svg:x="4.663cm" svg:y="6.018cm" svg:viewBox="0 0 0 0" draw:points="0,0">
          <text:p/>
        </draw:polygon>
        <draw:path draw:style-name="gr1" draw:text-style-name="P1" draw:layer="layout" svg:width="0.388cm" svg:height="0.502cm" svg:x="2.049cm" svg:y="8.024cm" svg:viewBox="0 0 389 503" svg:d="M57 13c78-43 198 28 276 159 74 135 74 276 0 318-57 32-138 4-212-74-75-74-121-188-121-276 0-60 18-106 57-127z">
          <text:p/>
        </draw:path>
        <draw:polygon draw:style-name="gr9" draw:text-style-name="P2" draw:layer="layout" svg:width="0cm" svg:height="0cm" svg:x="4.663cm" svg:y="6.018cm" svg:viewBox="0 0 0 0" draw:points="0,0">
          <text:p/>
        </draw:polygon>
        <draw:path draw:style-name="gr1" draw:text-style-name="P1" draw:layer="layout" svg:width="1.57cm" svg:height="0.366cm" svg:x="3.859cm" svg:y="1.74cm" svg:viewBox="0 0 1571 367" svg:d="M1571 367c-25-85-92-167-194-234-335-177-847-177-1179 0-102 67-173 149-198 234 156-167 460-273 788-273s628 106 783 273z">
          <text:p/>
        </draw:path>
        <draw:polygon draw:style-name="gr9" draw:text-style-name="P2" draw:layer="layout" svg:width="0cm" svg:height="0cm" svg:x="4.663cm" svg:y="6.018cm" svg:viewBox="0 0 0 0" draw:points="0,0">
          <text:p/>
        </draw:polygon>
        <draw:path draw:style-name="gr1" draw:text-style-name="P1" draw:layer="layout" svg:width="0.378cm" svg:height="0.485cm" svg:x="4.455cm" svg:y="9.637cm" svg:viewBox="0 0 379 486" svg:d="M379 132c0-116-85-166-192-106-3 4-11 7-18 11-88 63-158 183-165 293-4 8-4 15-4 22 0 120 85 169 187 109 107-60 192-209 192-329z">
          <text:p/>
        </draw:path>
        <draw:polygon draw:style-name="gr9" draw:text-style-name="P2" draw:layer="layout" svg:width="0cm" svg:height="0cm" svg:x="4.663cm" svg:y="6.018cm" svg:viewBox="0 0 0 0" draw:points="0,0">
          <text:p/>
        </draw:polygon>
        <draw:path draw:style-name="gr1" draw:text-style-name="P1" draw:layer="layout" svg:width="0.378cm" svg:height="0.485cm" svg:x="4.455cm" svg:y="3.107cm" svg:viewBox="0 0 379 486" svg:d="M379 136c0-121-85-171-192-111-3 4-11 7-18 15-88 60-158 184-165 290-4 7-4 14-4 21 0 120 85 169 187 109 107-60 192-205 192-324z">
          <text:p/>
        </draw:path>
        <draw:polygon draw:style-name="gr9" draw:text-style-name="P2" draw:layer="layout" svg:width="0cm" svg:height="0cm" svg:x="4.663cm" svg:y="6.018cm" svg:viewBox="0 0 0 0" draw:points="0,0">
          <text:p/>
        </draw:polygon>
        <draw:path draw:style-name="gr1" draw:text-style-name="P1" draw:layer="layout" svg:width="0.374cm" svg:height="0.484cm" svg:x="6.011cm" svg:y="8.74cm" svg:viewBox="0 0 375 485" svg:d="M375 132c0-120-81-166-187-106-4 4-11 7-18 11-89 60-160 184-170 293 0 7 0 15 0 22 0 120 85 165 188 109 106-60 187-208 187-329z">
          <text:p/>
        </draw:path>
        <draw:polygon draw:style-name="gr9" draw:text-style-name="P2" draw:layer="layout" svg:width="0cm" svg:height="0cm" svg:x="4.663cm" svg:y="6.018cm" svg:viewBox="0 0 0 0" draw:points="0,0">
          <text:p/>
        </draw:polygon>
        <draw:path draw:style-name="gr1" draw:text-style-name="P1" draw:layer="layout" svg:width="0.374cm" svg:height="0.486cm" svg:x="6.011cm" svg:y="2.211cm" svg:viewBox="0 0 375 487" svg:d="M375 132c0-116-81-167-187-106-4 4-11 7-18 11-89 63-160 183-170 289 0 11 0 18 0 25 0 121 85 170 188 110 106-61 187-209 187-329z">
          <text:p/>
        </draw:path>
        <draw:polygon draw:style-name="gr9" draw:text-style-name="P2" draw:layer="layout" svg:width="0cm" svg:height="0cm" svg:x="4.663cm" svg:y="6.018cm" svg:viewBox="0 0 0 0" draw:points="0,0">
          <text:p/>
        </draw:polygon>
        <draw:polygon draw:style-name="gr1" draw:text-style-name="P1" draw:layer="layout" svg:width="1.489cm" svg:height="0.899cm" svg:x="2.804cm" svg:y="2.388cm" svg:viewBox="0 0 1490 900" draw:points="0,63 1451,900 1490,840 39,0">
          <text:p/>
        </draw:polygon>
        <draw:polygon draw:style-name="gr9" draw:text-style-name="P2" draw:layer="layout" svg:width="0cm" svg:height="0cm" svg:x="4.663cm" svg:y="6.018cm" svg:viewBox="0 0 0 0" draw:points="0,0">
          <text:p/>
        </draw:polygon>
        <draw:path draw:style-name="gr1" draw:text-style-name="P1" draw:layer="layout" svg:width="1.591cm" svg:height="0.423cm" svg:x="3.848cm" svg:y="1.834cm" svg:viewBox="0 0 1592 424" svg:d="M1592 343c0-25-3-46-10-70-155-166-455-273-783-273s-632 107-788 273c-7 24-11 45-11 70s7 53 18 81c74-211 403-368 781-368 377 0 702 157 779 368 7-28 14-56 14-81z">
          <text:p/>
        </draw:path>
        <draw:polygon draw:style-name="gr9" draw:text-style-name="P2" draw:layer="layout" svg:width="0cm" svg:height="0cm" svg:x="4.663cm" svg:y="6.018cm" svg:viewBox="0 0 0 0" draw:points="0,0">
          <text:p/>
        </draw:polygon>
        <draw:path draw:style-name="gr1" draw:text-style-name="P1" draw:layer="layout" svg:width="0.48cm" svg:height="0.639cm" svg:x="3.266cm" svg:y="7.22cm" svg:viewBox="0 0 481 640" svg:d="M159 1c-32-4-60 0-85 14-99 56-99 241 0 407 96 169 255 257 351 201 24-11 42-36 56-64-92-14-199-99-266-218-70-120-91-255-56-340z">
          <text:p/>
        </draw:path>
        <draw:polygon draw:style-name="gr9" draw:text-style-name="P2" draw:layer="layout" svg:width="0cm" svg:height="0cm" svg:x="4.663cm" svg:y="6.018cm" svg:viewBox="0 0 0 0" draw:points="0,0">
          <text:p/>
        </draw:polygon>
        <draw:path draw:style-name="gr1" draw:text-style-name="P1" draw:layer="layout" svg:width="0.48cm" svg:height="0.64cm" svg:x="3.266cm" svg:y="4.872cm" svg:viewBox="0 0 481 641" svg:d="M159 3c-32-7-60 0-85 14-99 56-99 236 0 402 96 171 255 262 351 206 24-14 42-35 56-68-92-11-199-99-266-219-70-120-91-250-56-335z">
          <text:p/>
        </draw:path>
        <draw:polygon draw:style-name="gr9" draw:text-style-name="P2" draw:layer="layout" svg:width="0cm" svg:height="0cm" svg:x="4.663cm" svg:y="6.018cm" svg:viewBox="0 0 0 0" draw:points="0,0">
          <text:p/>
        </draw:polygon>
        <draw:path draw:style-name="gr1" draw:text-style-name="P1" draw:layer="layout" svg:width="0.303cm" svg:height="0.391cm" svg:x="4.459cm" svg:y="9.662cm" svg:viewBox="0 0 304 392" svg:d="M304 106c0-46-18-81-46-95-26-15-57-15-93 0-88 63-158 183-165 289 3 40 17 68 42 82 42 25 109 4 166-56 57-61 96-146 96-220z">
          <text:p/>
        </draw:path>
        <draw:polygon draw:style-name="gr9" draw:text-style-name="P2" draw:layer="layout" svg:width="0cm" svg:height="0cm" svg:x="4.663cm" svg:y="6.018cm" svg:viewBox="0 0 0 0" draw:points="0,0">
          <text:p/>
        </draw:polygon>
        <draw:path draw:style-name="gr1" draw:text-style-name="P1" draw:layer="layout" svg:width="0.307cm" svg:height="0.394cm" svg:x="6.011cm" svg:y="8.763cm" svg:viewBox="0 0 308 395" svg:d="M308 110c0-47-18-82-47-100-25-14-57-14-92 4-88 60-159 184-169 290 3 39 21 67 46 81 42 25 109 4 166-56s96-149 96-219z">
          <text:p/>
        </draw:path>
        <draw:polygon draw:style-name="gr9" draw:text-style-name="P2" draw:layer="layout" svg:width="0cm" svg:height="0cm" svg:x="4.663cm" svg:y="6.018cm" svg:viewBox="0 0 0 0" draw:points="0,0">
          <text:p/>
        </draw:polygon>
        <draw:path draw:style-name="gr1" draw:text-style-name="P1" draw:layer="layout" svg:width="0.303cm" svg:height="0.394cm" svg:x="4.459cm" svg:y="3.132cm" svg:viewBox="0 0 304 395" svg:d="M304 110c0-50-18-85-46-99-26-15-57-15-93 0-88 63-158 183-165 294 3 38 17 67 42 81 42 24 109 0 166-60s96-146 96-216z">
          <text:p/>
        </draw:path>
        <draw:polygon draw:style-name="gr9" draw:text-style-name="P2" draw:layer="layout" svg:width="0cm" svg:height="0cm" svg:x="4.663cm" svg:y="6.018cm" svg:viewBox="0 0 0 0" draw:points="0,0">
          <text:p/>
        </draw:polygon>
        <draw:path draw:style-name="gr1" draw:text-style-name="P1" draw:layer="layout" svg:width="0.307cm" svg:height="0.394cm" svg:x="6.011cm" svg:y="2.233cm" svg:viewBox="0 0 308 395" svg:d="M308 109c0-46-18-81-47-99-25-14-57-14-92 4-88 60-159 183-169 289 3 40 21 68 46 82 42 25 109 4 166-56 57-65 96-149 96-220z">
          <text:p/>
        </draw:path>
        <draw:polygon draw:style-name="gr9" draw:text-style-name="P2" draw:layer="layout" svg:width="0cm" svg:height="0cm" svg:x="4.663cm" svg:y="6.018cm" svg:viewBox="0 0 0 0" draw:points="0,0">
          <text:p/>
        </draw:polygon>
        <draw:path draw:style-name="gr1" draw:text-style-name="P1" draw:layer="layout" svg:width="0.345cm" svg:height="0.54cm" svg:x="3.419cm" svg:y="7.224cm" svg:viewBox="0 0 346 541" svg:d="M144 65c-43-36-85-58-124-65-39 83-21 213 49 333 68 120 174 201 263 208 10-25 14-53 14-81 0-18-4-39-7-60-53-18-110-71-150-138-38-67-56-141-45-197z">
          <text:p/>
        </draw:path>
        <draw:polygon draw:style-name="gr9" draw:text-style-name="P2" draw:layer="layout" svg:width="0cm" svg:height="0cm" svg:x="4.663cm" svg:y="6.018cm" svg:viewBox="0 0 0 0" draw:points="0,0">
          <text:p/>
        </draw:polygon>
        <draw:path draw:style-name="gr1" draw:text-style-name="P1" draw:layer="layout" svg:width="0.345cm" svg:height="0.543cm" svg:x="3.419cm" svg:y="4.875cm" svg:viewBox="0 0 346 544" svg:d="M144 63c-43-31-85-53-124-63-39 81-21 212 49 333 68 119 174 204 263 211 10-25 14-53 14-81 0-21-4-39-7-60-53-21-110-70-150-139-38-70-56-144-45-201z">
          <text:p/>
        </draw:path>
        <draw:polygon draw:style-name="gr9" draw:text-style-name="P2" draw:layer="layout" svg:width="0cm" svg:height="0cm" svg:x="4.663cm" svg:y="6.018cm" svg:viewBox="0 0 0 0" draw:points="0,0">
          <text:p/>
        </draw:polygon>
        <draw:path draw:style-name="gr1" draw:text-style-name="P1" draw:layer="layout" svg:width="0.367cm" svg:height="0.484cm" svg:x="2.208cm" svg:y="5.608cm" svg:viewBox="0 0 368 485" svg:d="M0 50c74 11 152 74 209 169 53 92 71 198 46 266l35-21 25-18c70-40 70-170 0-290-67-120-181-184-252-145l-28 18z">
          <text:p/>
        </draw:path>
        <draw:polygon draw:style-name="gr9" draw:text-style-name="P2" draw:layer="layout" svg:width="0cm" svg:height="0cm" svg:x="4.663cm" svg:y="6.018cm" svg:viewBox="0 0 0 0" draw:points="0,0">
          <text:p/>
        </draw:polygon>
        <draw:path draw:style-name="gr1" draw:text-style-name="P1" draw:layer="layout" svg:width="0.367cm" svg:height="0.482cm" svg:x="2.208cm" svg:y="7.956cm" svg:viewBox="0 0 368 483" svg:d="M0 48c74 11 152 78 209 169 53 96 71 198 46 266l35-22 25-14c70-43 70-173 0-293-67-117-181-185-252-141l-28 14z">
          <text:p/>
        </draw:path>
        <draw:polygon draw:style-name="gr9" draw:text-style-name="P2" draw:layer="layout" svg:width="0cm" svg:height="0cm" svg:x="4.663cm" svg:y="6.018cm" svg:viewBox="0 0 0 0" draw:points="0,0">
          <text:p/>
        </draw:polygon>
        <draw:path draw:style-name="gr1" draw:text-style-name="P1" draw:layer="layout" svg:width="0.247cm" svg:height="0.321cm" svg:x="3.742cm" svg:y="9.473cm" svg:viewBox="0 0 248 322" svg:d="M248 232c0-7 0-14 0-21-10-67-49-141-102-180-7-3-14-10-21-14-68-39-125-7-125 71 0 81 57 176 125 216 71 42 123 11 123-72z">
          <text:p/>
        </draw:path>
        <draw:polygon draw:style-name="gr9" draw:text-style-name="P2" draw:layer="layout" svg:width="0cm" svg:height="0cm" svg:x="4.663cm" svg:y="6.018cm" svg:viewBox="0 0 0 0" draw:points="0,0">
          <text:p/>
        </draw:polygon>
        <draw:path draw:style-name="gr1" draw:text-style-name="P1" draw:layer="layout" svg:width="0.247cm" svg:height="0.321cm" svg:x="3.742cm" svg:y="3.352cm" svg:viewBox="0 0 248 322" svg:d="M248 232c0-7 0-14 0-21-10-67-49-142-102-180-7-4-14-11-21-14-68-40-125-8-125 74 0 77 57 172 125 211 71 44 123 11 123-70z">
          <text:p/>
        </draw:path>
        <draw:polygon draw:style-name="gr9" draw:text-style-name="P2" draw:layer="layout" svg:width="0cm" svg:height="0cm" svg:x="4.663cm" svg:y="6.018cm" svg:viewBox="0 0 0 0" draw:points="0,0">
          <text:p/>
        </draw:polygon>
        <draw:path draw:style-name="gr1" draw:text-style-name="P1" draw:layer="layout" svg:width="0.247cm" svg:height="0.321cm" svg:x="3.072cm" svg:y="2.964cm" svg:viewBox="0 0 248 322" svg:d="M248 233c0-7 0-14 0-21-10-68-53-139-106-181-3-4-10-11-17-15-67-38-125-7-125 76 0 77 58 172 125 211 67 43 123 11 123-70z">
          <text:p/>
        </draw:path>
        <draw:polygon draw:style-name="gr9" draw:text-style-name="P2" draw:layer="layout" svg:width="0cm" svg:height="0cm" svg:x="4.663cm" svg:y="6.018cm" svg:viewBox="0 0 0 0" draw:points="0,0">
          <text:p/>
        </draw:polygon>
        <draw:path draw:style-name="gr1" draw:text-style-name="P1" draw:layer="layout" svg:width="0.247cm" svg:height="0.321cm" svg:x="3.072cm" svg:y="9.086cm" svg:viewBox="0 0 248 322" svg:d="M248 231c0-7 0-14 0-21-10-67-53-137-106-181-3-3-10-7-17-10-67-43-125-11-125 71 0 78 58 173 125 215 67 39 123 8 123-74z">
          <text:p/>
        </draw:path>
        <draw:polygon draw:style-name="gr9" draw:text-style-name="P2" draw:layer="layout" svg:width="0cm" svg:height="0cm" svg:x="4.663cm" svg:y="6.018cm" svg:viewBox="0 0 0 0" draw:points="0,0">
          <text:p/>
        </draw:polygon>
        <draw:path draw:style-name="gr1" draw:text-style-name="P1" draw:layer="layout" svg:width="0.378cm" svg:height="0.485cm" svg:x="4.455cm" svg:y="9.637cm" svg:viewBox="0 0 379 486" svg:d="M4 330c3 36 17 64 42 78 42 25 109 4 166-56s96-146 96-220c0-46-18-81-46-95-26-14-57-14-93 0 7-4 15-7 18-11 107-60 192-10 192 106 0 120-85 269-192 329-102 60-187 11-187-109 0-7 0-14 4-22z">
          <text:p/>
        </draw:path>
        <draw:polygon draw:style-name="gr9" draw:text-style-name="P2" draw:layer="layout" svg:width="0cm" svg:height="0cm" svg:x="4.663cm" svg:y="6.018cm" svg:viewBox="0 0 0 0" draw:points="0,0">
          <text:p/>
        </draw:polygon>
        <draw:path draw:style-name="gr1" draw:text-style-name="P1" draw:layer="layout" svg:width="0.378cm" svg:height="0.485cm" svg:x="4.455cm" svg:y="3.107cm" svg:viewBox="0 0 379 486" svg:d="M4 330c3 38 17 67 42 81 42 24 109 0 166-60s96-145 96-215c0-46-18-82-46-100-26-14-57-14-93 4 7-8 15-11 18-15 107-60 192-10 192 111 0 119-85 264-192 324-102 60-187 11-187-109 0-7 0-14 4-21z">
          <text:p/>
        </draw:path>
        <draw:polygon draw:style-name="gr9" draw:text-style-name="P2" draw:layer="layout" svg:width="0cm" svg:height="0cm" svg:x="4.663cm" svg:y="6.018cm" svg:viewBox="0 0 0 0" draw:points="0,0">
          <text:p/>
        </draw:polygon>
        <draw:path draw:style-name="gr1" draw:text-style-name="P1" draw:layer="layout" svg:width="0.374cm" svg:height="0.484cm" svg:x="6.011cm" svg:y="8.74cm" svg:viewBox="0 0 375 485" svg:d="M0 330c3 36 21 64 46 78 42 25 110 4 167-56 56-60 95-145 95-220 0-46-18-81-46-99-25-14-57-10-92 4 7-4 14-7 18-11 106-60 187-14 187 106 0 121-81 269-187 329-103 56-188 11-188-109 0-7 0-15 0-22z">
          <text:p/>
        </draw:path>
        <draw:polygon draw:style-name="gr9" draw:text-style-name="P2" draw:layer="layout" svg:width="0cm" svg:height="0cm" svg:x="4.663cm" svg:y="6.018cm" svg:viewBox="0 0 0 0" draw:points="0,0">
          <text:p/>
        </draw:polygon>
        <draw:path draw:style-name="gr1" draw:text-style-name="P1" draw:layer="layout" svg:width="0.374cm" svg:height="0.486cm" svg:x="6.011cm" svg:y="2.211cm" svg:viewBox="0 0 375 487" svg:d="M0 326c3 39 21 67 46 81 42 25 110 4 167-56 56-60 95-145 95-219 0-46-18-81-46-95-25-14-57-14-92 0 7-4 14-7 18-11 106-61 187-10 187 106 0 120-81 268-187 329-103 60-188 11-188-110 0-7 0-14 0-25z">
          <text:p/>
        </draw:path>
        <draw:polygon draw:style-name="gr9" draw:text-style-name="P2" draw:layer="layout" svg:width="0cm" svg:height="0cm" svg:x="4.663cm" svg:y="6.018cm" svg:viewBox="0 0 0 0" draw:points="0,0">
          <text:p/>
        </draw:polygon>
        <draw:path draw:style-name="gr1" draw:text-style-name="P1" draw:layer="layout" svg:width="0.215cm" svg:height="0.276cm" svg:x="2.134cm" svg:y="8.138cm" svg:viewBox="0 0 216 277" svg:d="M32 8c42-25 110 14 152 85 43 74 43 152 0 177-28 18-75 0-117-43-39-42-67-102-67-152 0-32 14-56 32-67z">
          <text:p/>
        </draw:path>
        <draw:polygon draw:style-name="gr9" draw:text-style-name="P2" draw:layer="layout" svg:width="0cm" svg:height="0cm" svg:x="4.663cm" svg:y="6.018cm" svg:viewBox="0 0 0 0" draw:points="0,0">
          <text:p/>
        </draw:polygon>
        <draw:path draw:style-name="gr1" draw:text-style-name="P1" draw:layer="layout" svg:width="0.215cm" svg:height="0.276cm" svg:x="2.134cm" svg:y="5.788cm" svg:viewBox="0 0 216 277" svg:d="M32 8c42-25 110 14 152 88 43 71 43 149 0 174-28 17-75 3-117-39-39-42-67-102-67-153 0-35 14-60 32-70z">
          <text:p/>
        </draw:path>
        <draw:polygon draw:style-name="gr9" draw:text-style-name="P2" draw:layer="layout" svg:width="0cm" svg:height="0cm" svg:x="4.663cm" svg:y="6.018cm" svg:viewBox="0 0 0 0" draw:points="0,0">
          <text:p/>
        </draw:polygon>
        <draw:path draw:style-name="gr1" draw:text-style-name="P1" draw:layer="layout" svg:width="0.247cm" svg:height="0.321cm" svg:x="3.742cm" svg:y="9.473cm" svg:viewBox="0 0 248 322" svg:d="M146 31c-7-3-14-10-21-14-68-39-125-7-125 71 0 81 57 176 125 216 71 42 123 11 123-72 0-7 0-14 0-21-3 18-10 32-24 39-36 21-92-14-124-74-36-60-36-123 0-145 11-7 28-7 46 0z">
          <text:p/>
        </draw:path>
        <draw:polygon draw:style-name="gr9" draw:text-style-name="P2" draw:layer="layout" svg:width="0cm" svg:height="0cm" svg:x="4.663cm" svg:y="6.018cm" svg:viewBox="0 0 0 0" draw:points="0,0">
          <text:p/>
        </draw:polygon>
        <draw:path draw:style-name="gr1" draw:text-style-name="P1" draw:layer="layout" svg:width="0.247cm" svg:height="0.321cm" svg:x="3.072cm" svg:y="9.086cm" svg:viewBox="0 0 248 322" svg:d="M142 29c-3-3-10-7-17-10-67-43-125-11-125 71 0 78 58 173 125 215 67 39 123 8 123-74 0-7 0-14 0-21-3 18-14 32-25 39-35 21-91-14-127-74-35-57-35-124 0-142 15-7 32-11 46-4z">
          <text:p/>
        </draw:path>
        <draw:polygon draw:style-name="gr9" draw:text-style-name="P2" draw:layer="layout" svg:width="0cm" svg:height="0cm" svg:x="4.663cm" svg:y="6.018cm" svg:viewBox="0 0 0 0" draw:points="0,0">
          <text:p/>
        </draw:polygon>
        <draw:path draw:style-name="gr1" draw:text-style-name="P1" draw:layer="layout" svg:width="0.247cm" svg:height="0.321cm" svg:x="3.742cm" svg:y="3.352cm" svg:viewBox="0 0 248 322" svg:d="M146 31c-7-4-14-11-21-14-68-40-125-8-125 74 0 77 57 172 125 211 71 44 123 11 123-70 0-7 0-14 0-21-3 17-10 31-24 38-36 18-92-14-124-74-36-60-36-123 0-141 11-10 28-10 46-3z">
          <text:p/>
        </draw:path>
        <draw:polygon draw:style-name="gr9" draw:text-style-name="P2" draw:layer="layout" svg:width="0cm" svg:height="0cm" svg:x="4.663cm" svg:y="6.018cm" svg:viewBox="0 0 0 0" draw:points="0,0">
          <text:p/>
        </draw:polygon>
        <draw:path draw:style-name="gr1" draw:text-style-name="P1" draw:layer="layout" svg:width="0.247cm" svg:height="0.321cm" svg:x="3.072cm" svg:y="2.964cm" svg:viewBox="0 0 248 322" svg:d="M142 31c-3-4-10-11-17-15-67-38-125-7-125 76 0 77 58 172 125 211 67 43 123 11 123-70 0-7 0-14 0-21-3 17-14 31-25 38-35 18-91-14-127-74-35-60-35-124 0-145 15-7 32-7 46 0z">
          <text:p/>
        </draw:path>
        <draw:polygon draw:style-name="gr9" draw:text-style-name="P2" draw:layer="layout" svg:width="0cm" svg:height="0cm" svg:x="4.663cm" svg:y="6.018cm" svg:viewBox="0 0 0 0" draw:points="0,0">
          <text:p/>
        </draw:polygon>
        <draw:path draw:style-name="gr1" draw:text-style-name="P1" draw:layer="layout" svg:width="0.174cm" svg:height="0.228cm" svg:x="3.815cm" svg:y="3.377cm" svg:viewBox="0 0 175 229" svg:d="M151 224c14-7 21-21 24-38-7-68-49-143-103-181-18-7-35-7-46 0-35 21-35 84 0 144 32 61 89 93 125 75z">
          <text:p/>
        </draw:path>
        <draw:polygon draw:style-name="gr9" draw:text-style-name="P2" draw:layer="layout" svg:width="0cm" svg:height="0cm" svg:x="4.663cm" svg:y="6.018cm" svg:viewBox="0 0 0 0" draw:points="0,0">
          <text:p/>
        </draw:polygon>
        <draw:path draw:style-name="gr1" draw:text-style-name="P1" draw:layer="layout" svg:width="0.178cm" svg:height="0.228cm" svg:x="3.141cm" svg:y="2.989cm" svg:viewBox="0 0 179 229" svg:d="M154 224c11-7 22-21 25-38-10-68-54-143-107-181-17-7-31-7-46 0-35 21-35 85 0 145 36 60 92 92 128 74z">
          <text:p/>
        </draw:path>
        <draw:polygon draw:style-name="gr9" draw:text-style-name="P2" draw:layer="layout" svg:width="0cm" svg:height="0cm" svg:x="4.663cm" svg:y="6.018cm" svg:viewBox="0 0 0 0" draw:points="0,0">
          <text:p/>
        </draw:polygon>
        <draw:path draw:style-name="gr1" draw:text-style-name="P1" draw:layer="layout" svg:width="0.174cm" svg:height="0.23cm" svg:x="3.815cm" svg:y="9.498cm" svg:viewBox="0 0 175 231" svg:d="M151 225c14-7 21-21 24-39-7-67-49-142-103-181-18-7-35-7-46 0-35 22-35 86 0 146 32 60 89 95 125 74z">
          <text:p/>
        </draw:path>
        <draw:polygon draw:style-name="gr9" draw:text-style-name="P2" draw:layer="layout" svg:width="0cm" svg:height="0cm" svg:x="4.663cm" svg:y="6.018cm" svg:viewBox="0 0 0 0" draw:points="0,0">
          <text:p/>
        </draw:polygon>
        <draw:path draw:style-name="gr1" draw:text-style-name="P1" draw:layer="layout" svg:width="0.178cm" svg:height="0.23cm" svg:x="3.141cm" svg:y="9.11cm" svg:viewBox="0 0 179 231" svg:d="M154 225c11-7 22-22 25-40-10-67-54-141-107-180-17-7-31-7-46 0-35 21-35 85 0 145 36 61 92 96 128 75z">
          <text:p/>
        </draw:path>
        <draw:polygon draw:style-name="gr9" draw:text-style-name="P2" draw:layer="layout" svg:width="0cm" svg:height="0cm" svg:x="4.663cm" svg:y="6.018cm" svg:viewBox="0 0 0 0" draw:points="0,0">
          <text:p/>
        </draw:polygon>
        <draw:path draw:style-name="gr1" draw:text-style-name="P1" draw:layer="layout" svg:width="1.591cm" svg:height="0.469cm" svg:x="3.848cm" svg:y="1.707cm" svg:viewBox="0 0 1592 470" svg:d="M0 460c0 3 0 7 0 10 0-25 4-46 11-71 25-85 95-166 198-233 8-4 18-11 25-14 311-180 815-180 1126 0 10 3 17 10 28 14 102 67 169 148 194 233 7 25 10 46 10 71 0-3 0-7 0-10 0-255-356-460-793-460-441 0-799 205-799 460z">
          <text:p/>
        </draw:path>
        <draw:polygon draw:style-name="gr9" draw:text-style-name="P2" draw:layer="layout" svg:width="0cm" svg:height="0cm" svg:x="4.663cm" svg:y="6.018cm" svg:viewBox="0 0 0 0" draw:points="0,0">
          <text:p/>
        </draw:polygon>
        <draw:path draw:style-name="gr1" draw:text-style-name="P1" draw:layer="layout" svg:width="0.2cm" svg:height="0.339cm" svg:x="3.56cm" svg:y="4.938cm" svg:viewBox="0 0 201 340" svg:d="M3 0c-11 57 7 131 45 198 43 71 97 121 153 142-21-128-100-258-198-340z">
          <text:p/>
        </draw:path>
        <draw:polygon draw:style-name="gr9" draw:text-style-name="P2" draw:layer="layout" svg:width="0cm" svg:height="0cm" svg:x="4.663cm" svg:y="6.018cm" svg:viewBox="0 0 0 0" draw:points="0,0">
          <text:p/>
        </draw:polygon>
        <draw:path draw:style-name="gr1" draw:text-style-name="P1" draw:layer="layout" svg:width="0.2cm" svg:height="0.335cm" svg:x="3.56cm" svg:y="7.288cm" svg:viewBox="0 0 201 336" svg:d="M3 0c-11 56 7 130 45 197 43 68 97 121 153 139-21-124-100-258-198-336z">
          <text:p/>
        </draw:path>
        <draw:polygon draw:style-name="gr9" draw:text-style-name="P2" draw:layer="layout" svg:width="0cm" svg:height="0cm" svg:x="4.663cm" svg:y="6.018cm" svg:viewBox="0 0 0 0" draw:points="0,0">
          <text:p/>
        </draw:polygon>
        <draw:path draw:style-name="gr1" draw:text-style-name="P1" draw:layer="layout" svg:width="0.367cm" svg:height="0.509cm" svg:x="2.106cm" svg:y="8.003cm" svg:viewBox="0 0 368 510" svg:d="M0 33l35-21c18-11 42-14 67-11 74 11 152 78 209 169 53 96 71 198 46 266-11 25-25 42-46 53l-36 21c75-42 75-188 0-318-78-131-201-202-275-159z">
          <text:p/>
        </draw:path>
        <draw:polygon draw:style-name="gr9" draw:text-style-name="P2" draw:layer="layout" svg:width="0cm" svg:height="0cm" svg:x="4.663cm" svg:y="6.018cm" svg:viewBox="0 0 0 0" draw:points="0,0">
          <text:p/>
        </draw:polygon>
        <draw:path draw:style-name="gr1" draw:text-style-name="P1" draw:layer="layout" svg:width="0.367cm" svg:height="0.511cm" svg:x="2.106cm" svg:y="5.655cm" svg:viewBox="0 0 368 512" svg:d="M0 35l35-21c18-11 42-18 67-11 74 11 152 74 209 169 53 93 71 199 46 266-11 21-25 42-46 53l-36 21c75-46 75-187 0-322-78-130-201-201-275-155z">
          <text:p/>
        </draw:path>
        <draw:polygon draw:style-name="gr9" draw:text-style-name="P2" draw:layer="layout" svg:width="0cm" svg:height="0cm" svg:x="4.663cm" svg:y="6.018cm" svg:viewBox="0 0 0 0" draw:points="0,0">
          <text:p/>
        </draw:polygon>
        <draw:path draw:style-name="gr1" draw:text-style-name="P1" draw:layer="layout" svg:width="0.349cm" svg:height="0.485cm" svg:x="2.275cm" svg:y="7.921cm" svg:viewBox="0 0 350 486" svg:d="M0 34c70-43 187 28 261 152 71 124 71 258 0 300l35-21c72-42 72-176 0-300-74-124-190-195-261-153z">
          <text:p/>
        </draw:path>
        <draw:polygon draw:style-name="gr9" draw:text-style-name="P2" draw:layer="layout" svg:width="0cm" svg:height="0cm" svg:x="4.663cm" svg:y="6.018cm" svg:viewBox="0 0 0 0" draw:points="0,0">
          <text:p/>
        </draw:polygon>
        <draw:path draw:style-name="gr1" draw:text-style-name="P1" draw:layer="layout" svg:width="0.349cm" svg:height="0.484cm" svg:x="2.275cm" svg:y="5.575cm" svg:viewBox="0 0 350 485" svg:d="M0 34c70-44 187 24 261 148 71 123 71 261 0 303l35-21c72-42 72-176 0-300-74-127-190-195-261-151z">
          <text:p/>
        </draw:path>
        <draw:polygon draw:style-name="gr9" draw:text-style-name="P2" draw:layer="layout" svg:width="0cm" svg:height="0cm" svg:x="4.663cm" svg:y="6.018cm" svg:viewBox="0 0 0 0" draw:points="0,0">
          <text:p/>
        </draw:polygon>
        <draw:path draw:style-name="gr1" draw:text-style-name="P1" draw:layer="layout" svg:width="1.182cm" svg:height="0.15cm" svg:x="4.053cm" svg:y="1.724cm" svg:viewBox="0 0 1183 151" svg:d="M1183 151c-11-4-18-12-28-15-311-181-815-181-1127 0-7 3-17 11-28 15 336-179 848-179 1183 0z">
          <text:p/>
        </draw:path>
        <draw:polygon draw:style-name="gr9" draw:text-style-name="P2" draw:layer="layout" svg:width="0cm" svg:height="0cm" svg:x="4.663cm" svg:y="6.018cm" svg:viewBox="0 0 0 0" draw:points="0,0">
          <text:p/>
        </draw:polygon>
        <draw:path draw:style-name="gr1" draw:text-style-name="P1" draw:layer="layout" svg:width="0.346cm" svg:height="0.475cm" svg:x="2.243cm" svg:y="5.596cm" svg:viewBox="0 0 347 476" svg:d="M0 41c11-14 21-21 32-28 70-43 187 24 261 148 72 123 72 262 0 304-14 4-28 7-42 11l28-18c71-39 71-170 0-290-67-120-180-184-251-145z">
          <text:p/>
        </draw:path>
        <draw:polygon draw:style-name="gr9" draw:text-style-name="P2" draw:layer="layout" svg:width="0cm" svg:height="0cm" svg:x="4.663cm" svg:y="6.018cm" svg:viewBox="0 0 0 0" draw:points="0,0">
          <text:p/>
        </draw:polygon>
        <draw:path draw:style-name="gr1" draw:text-style-name="P1" draw:layer="layout" svg:width="0.346cm" svg:height="0.473cm" svg:x="2.243cm" svg:y="7.944cm" svg:viewBox="0 0 347 474" svg:d="M0 39c11-11 21-21 32-28 70-39 187 28 261 151 72 124 72 259 0 301-14 7-28 11-42 11l28-14c71-43 71-174 0-294-67-117-180-184-251-141z">
          <text:p/>
        </draw:path>
        <draw:polygon draw:style-name="gr9" draw:text-style-name="P2" draw:layer="layout" svg:width="0cm" svg:height="0cm" svg:x="4.663cm" svg:y="6.018cm" svg:viewBox="0 0 0 0" draw:points="0,0">
          <text:p/>
        </draw:polygon>
        <draw:path draw:style-name="gr1" draw:text-style-name="P1" draw:layer="layout" svg:width="0.342cm" svg:height="0.554cm" svg:x="3.408cm" svg:y="4.875cm" svg:viewBox="0 0 343 555" svg:d="M31 0c-7 0-10 0-14 0-35 85-14 215 56 335 67 125 174 209 266 220 0-4 4-7 4-11-89-7-195-92-263-212-70-120-88-251-49-332z">
          <text:p/>
        </draw:path>
        <draw:polygon draw:style-name="gr9" draw:text-style-name="P2" draw:layer="layout" svg:width="0cm" svg:height="0cm" svg:x="4.663cm" svg:y="6.018cm" svg:viewBox="0 0 0 0" draw:points="0,0">
          <text:p/>
        </draw:polygon>
        <draw:path draw:style-name="gr1" draw:text-style-name="P1" draw:layer="layout" svg:width="0.342cm" svg:height="0.557cm" svg:x="3.408cm" svg:y="7.221cm" svg:viewBox="0 0 343 558" svg:d="M31 3c-7-3-10-3-14-3-35 85-14 219 56 340 67 119 174 204 266 218 0-7 4-10 4-14-89-7-195-88-263-208-70-121-88-251-49-333z">
          <text:p/>
        </draw:path>
        <draw:polygon draw:style-name="gr9" draw:text-style-name="P2" draw:layer="layout" svg:width="0cm" svg:height="0cm" svg:x="4.663cm" svg:y="6.018cm" svg:viewBox="0 0 0 0" draw:points="0,0">
          <text:p/>
        </draw:polygon>
        <draw:polygon draw:style-name="gr1" draw:text-style-name="P1" draw:layer="layout" svg:width="0.074cm" svg:height="0.06cm" svg:x="4.254cm" svg:y="3.227cm" svg:viewBox="0 0 75 61" draw:points="0,61 75,61 36,0">
          <text:p/>
        </draw:polygon>
        <draw:polygon draw:style-name="gr9" draw:text-style-name="P2" draw:layer="layout" svg:width="0cm" svg:height="0cm" svg:x="4.663cm" svg:y="6.018cm" svg:viewBox="0 0 0 0" draw:points="0,0">
          <text:p/>
        </draw:polygon>
        <draw:polygon draw:style-name="gr1" draw:text-style-name="P1" draw:layer="layout" svg:width="0.039cm" svg:height="0.063cm" svg:x="2.804cm" svg:y="2.388cm" svg:viewBox="0 0 40 64" draw:points="0,21 0,64 40,0">
          <text:p/>
        </draw:polygon>
        <draw:polygon draw:style-name="gr9" draw:text-style-name="P2" draw:layer="layout" svg:width="0cm" svg:height="0cm" svg:x="4.663cm" svg:y="6.018cm" svg:viewBox="0 0 0 0" draw:points="0,0">
          <text:p/>
        </draw:polygon>
        <draw:polygon draw:style-name="gr1" draw:text-style-name="P1" draw:layer="layout" svg:width="0.039cm" svg:height="0.063cm" svg:x="6.48cm" svg:y="1.961cm" svg:viewBox="0 0 40 64" draw:points="40,64 40,21 0,0">
          <text:p/>
        </draw:polygon>
        <draw:polygon draw:style-name="gr9" draw:text-style-name="P2" draw:layer="layout" svg:width="0cm" svg:height="0cm" svg:x="4.663cm" svg:y="6.018cm" svg:viewBox="0 0 0 0" draw:points="0,0">
          <text:p/>
        </draw:polygon>
        <draw:polygon draw:style-name="gr1" draw:text-style-name="P1" draw:layer="layout" svg:width="0.074cm" svg:height="0.021cm" svg:x="4.254cm" svg:y="10.308cm" svg:viewBox="0 0 75 22" draw:points="36,22 75,0 0,0">
          <text:p/>
        </draw:polygon>
        <draw:polygon draw:style-name="gr9" draw:text-style-name="P2" draw:layer="layout" svg:width="0cm" svg:height="0cm" svg:x="4.663cm" svg:y="6.018cm" svg:viewBox="0 0 0 0" draw:points="0,0">
          <text:p/>
        </draw:polygon>
        <draw:path draw:style-name="gr10" draw:text-style-name="P2" draw:layer="layout" svg:width="1.559cm" svg:height="0.367cm" svg:x="3.866cm" svg:y="1.89cm" svg:viewBox="0 0 1560 368" svg:d="M0 368c75-211 403-368 781-368 377 0 702 157 779 368">
          <text:p/>
        </draw:path>
        <draw:path draw:style-name="gr10" draw:text-style-name="P2" draw:layer="layout" svg:width="0.2cm" svg:height="0.335cm" svg:x="3.56cm" svg:y="7.288cm" svg:viewBox="0 0 201 336" svg:d="M3 0c-11 56 7 130 45 197 43 68 97 121 153 139">
          <text:p/>
        </draw:path>
        <draw:path draw:style-name="gr10" draw:text-style-name="P2" draw:layer="layout" svg:width="0.2cm" svg:height="0.339cm" svg:x="3.56cm" svg:y="4.938cm" svg:viewBox="0 0 201 340" svg:d="M3 0c-11 57 7 131 45 198 43 71 97 121 153 142">
          <text:p/>
        </draw:path>
        <draw:path draw:style-name="gr10" draw:text-style-name="P2" draw:layer="layout" svg:width="1.57cm" svg:height="0.272cm" svg:x="3.859cm" svg:y="1.834cm" svg:viewBox="0 0 1571 273" svg:d="M1571 273c-155-167-455-273-783-273s-632 106-788 273">
          <text:p/>
        </draw:path>
        <draw:path draw:style-name="gr10" draw:text-style-name="P2" draw:layer="layout" svg:width="0.331cm" svg:height="0.54cm" svg:x="3.419cm" svg:y="7.224cm" svg:viewBox="0 0 332 541" svg:d="M20 0c-39 83-21 213 50 333s173 201 262 208">
          <text:p/>
        </draw:path>
        <draw:path draw:style-name="gr10" draw:text-style-name="P2" draw:layer="layout" svg:width="0.331cm" svg:height="0.543cm" svg:x="3.419cm" svg:y="4.875cm" svg:viewBox="0 0 332 544" svg:d="M20 0c-39 81-21 212 50 333 71 119 173 204 262 211">
          <text:p/>
        </draw:path>
        <draw:path draw:style-name="gr10" draw:text-style-name="P2" draw:layer="layout" svg:width="0.338cm" svg:height="0.557cm" svg:x="3.408cm" svg:y="7.221cm" svg:viewBox="0 0 339 558" svg:d="M17 0c-35 85-14 219 56 340 72 119 174 204 266 218">
          <text:p/>
        </draw:path>
        <draw:path draw:style-name="gr10" draw:text-style-name="P2" draw:layer="layout" svg:width="0.338cm" svg:height="0.554cm" svg:x="3.408cm" svg:y="4.875cm" svg:viewBox="0 0 339 555" svg:d="M17 0c-35 85-14 215 56 335 72 125 174 209 266 220">
          <text:p/>
        </draw:path>
        <draw:path draw:style-name="gr10" draw:text-style-name="P2" draw:layer="layout" svg:width="1.182cm" svg:height="0.133cm" svg:x="4.053cm" svg:y="1.74cm" svg:viewBox="0 0 1183 134" svg:d="M1183 134c-335-179-847-179-1183 0">
          <text:p/>
        </draw:path>
        <draw:path draw:style-name="gr10" draw:text-style-name="P2" draw:layer="layout" svg:width="0.424cm" svg:height="0.464cm" svg:x="3.34cm" svg:y="7.22cm" svg:viewBox="0 0 425 465" svg:d="M425 465c0-117-60-255-156-354-92-99-198-134-269-95">
          <text:p/>
        </draw:path>
        <draw:path draw:style-name="gr10" draw:text-style-name="P2" draw:layer="layout" svg:width="0.424cm" svg:height="0.624cm" svg:x="3.266cm" svg:y="7.235cm" svg:viewBox="0 0 425 625" svg:d="M74 0c-99 56-99 240 0 406 96 170 254 258 351 202">
          <text:p/>
        </draw:path>
        <draw:path draw:style-name="gr10" draw:text-style-name="P2" draw:layer="layout" svg:width="0.074cm" svg:height="0.159cm" svg:x="3.69cm" svg:y="7.683cm" svg:viewBox="0 0 75 160" svg:d="M0 160c45-26 75-86 75-160">
          <text:p/>
        </draw:path>
        <draw:path draw:style-name="gr10" draw:text-style-name="P2" draw:layer="layout" svg:width="0.424cm" svg:height="0.465cm" svg:x="3.34cm" svg:y="4.872cm" svg:viewBox="0 0 425 466" svg:d="M425 466c0-117-60-255-156-354-92-99-198-138-269-95">
          <text:p/>
        </draw:path>
        <draw:path draw:style-name="gr10" draw:text-style-name="P2" draw:layer="layout" svg:width="0.424cm" svg:height="0.624cm" svg:x="3.266cm" svg:y="4.889cm" svg:viewBox="0 0 425 625" svg:d="M74 0c-99 56-99 236 0 406 96 167 254 258 351 202">
          <text:p/>
        </draw:path>
        <draw:path draw:style-name="gr10" draw:text-style-name="P2" draw:layer="layout" svg:width="0.074cm" svg:height="0.162cm" svg:x="3.69cm" svg:y="5.334cm" svg:viewBox="0 0 75 163" svg:d="M0 163c45-28 75-86 75-163">
          <text:p/>
        </draw:path>
        <draw:path draw:style-name="gr10" draw:text-style-name="P2" draw:layer="layout" svg:width="0.232cm" svg:height="0.317cm" svg:x="5.207cm" svg:y="1.859cm" svg:viewBox="0 0 233 318" svg:d="M233 318c-3-121-88-237-233-318">
          <text:p/>
        </draw:path>
        <draw:path draw:style-name="gr10" draw:text-style-name="P2" draw:layer="layout" svg:width="1.126cm" svg:height="0.135cm" svg:x="4.081cm" svg:y="1.724cm" svg:viewBox="0 0 1127 136" svg:d="M1127 136c-312-181-816-181-1127 0">
          <text:p/>
        </draw:path>
        <draw:path draw:style-name="gr10" draw:text-style-name="P2" draw:layer="layout" svg:width="0.233cm" svg:height="0.317cm" svg:x="3.848cm" svg:y="1.859cm" svg:viewBox="0 0 234 318" svg:d="M234 0c-145 81-230 197-234 318">
          <text:p/>
        </draw:path>
        <draw:line draw:style-name="gr10" draw:text-style-name="P2" draw:layer="layout" svg:x1="4.254cm" svg:y1="10.308cm" svg:x2="4.254cm" svg:y2="3.287cm">
          <text:p/>
        </draw:line>
        <draw:line draw:style-name="gr10" draw:text-style-name="P2" draw:layer="layout" svg:x1="2.804cm" svg:y1="9.468cm" svg:x2="4.255cm" svg:y2="10.309cm">
          <text:p/>
        </draw:line>
        <draw:line draw:style-name="gr10" draw:text-style-name="P2" draw:layer="layout" svg:x1="2.804cm" svg:y1="2.451cm" svg:x2="4.255cm" svg:y2="3.288cm">
          <text:p/>
        </draw:line>
        <draw:line draw:style-name="gr10" draw:text-style-name="P2" draw:layer="layout" svg:x1="2.804cm" svg:y1="9.468cm" svg:x2="2.804cm" svg:y2="2.451cm">
          <text:p/>
        </draw:line>
        <draw:path draw:style-name="gr10" draw:text-style-name="P2" draw:layer="layout" svg:width="0.123cm" svg:height="0.215cm" svg:x="3.196cm" svg:y="9.101cm" svg:viewBox="0 0 124 216" svg:d="M124 216c0-77-56-176-124-216">
          <text:p/>
        </draw:path>
        <draw:path draw:style-name="gr10" draw:text-style-name="P2" draw:layer="layout" svg:width="0.247cm" svg:height="0.321cm" svg:x="3.072cm" svg:y="9.086cm" svg:viewBox="0 0 248 322" svg:d="M125 19c-67-43-125-11-125 71 0 78 58 173 125 215 67 39 123 8 123-74">
          <text:p/>
        </draw:path>
        <draw:path draw:style-name="gr10" draw:text-style-name="P2" draw:layer="layout" svg:width="0.123cm" svg:height="0.215cm" svg:x="3.866cm" svg:y="9.489cm" svg:viewBox="0 0 124 216" svg:d="M124 216c0-77-52-173-124-216">
          <text:p/>
        </draw:path>
        <draw:path draw:style-name="gr10" draw:text-style-name="P2" draw:layer="layout" svg:width="0.247cm" svg:height="0.321cm" svg:x="3.742cm" svg:y="9.473cm" svg:viewBox="0 0 248 322" svg:d="M125 17c-68-39-125-7-125 71 0 81 57 176 125 216 71 42 123 11 123-72">
          <text:p/>
        </draw:path>
        <draw:path draw:style-name="gr10" draw:text-style-name="P2" draw:layer="layout" svg:width="0.123cm" svg:height="0.215cm" svg:x="3.866cm" svg:y="3.369cm" svg:viewBox="0 0 124 216" svg:d="M124 216c0-79-52-178-124-216">
          <text:p/>
        </draw:path>
        <draw:path draw:style-name="gr10" draw:text-style-name="P2" draw:layer="layout" svg:width="0.247cm" svg:height="0.321cm" svg:x="3.742cm" svg:y="3.352cm" svg:viewBox="0 0 248 322" svg:d="M125 17c-68-40-125-8-125 74 0 77 57 172 125 211 71 44 123 11 123-70">
          <text:p/>
        </draw:path>
        <draw:path draw:style-name="gr10" draw:text-style-name="P2" draw:layer="layout" svg:width="0.123cm" svg:height="0.216cm" svg:x="3.196cm" svg:y="2.98cm" svg:viewBox="0 0 124 217" svg:d="M124 217c0-78-56-178-124-217">
          <text:p/>
        </draw:path>
        <draw:path draw:style-name="gr10" draw:text-style-name="P2" draw:layer="layout" svg:width="0.247cm" svg:height="0.321cm" svg:x="3.072cm" svg:y="2.964cm" svg:viewBox="0 0 248 322" svg:d="M125 16c-67-38-125-7-125 76 0 77 58 172 125 211 67 43 123 11 123-70">
          <text:p/>
        </draw:path>
        <draw:path draw:style-name="gr10" draw:text-style-name="P2" draw:layer="layout" svg:width="1.358cm" svg:height="0.459cm" svg:x="4.081cm" svg:y="2.166cm" svg:viewBox="0 0 1359 460" svg:d="M0 324c226 132 568 174 869 100 296-72 490-241 490-424">
          <text:p/>
        </draw:path>
        <draw:path draw:style-name="gr10" draw:text-style-name="P2" draw:layer="layout" svg:width="1.591cm" svg:height="0.459cm" svg:x="3.848cm" svg:y="1.707cm" svg:viewBox="0 0 1592 460" svg:d="M1592 460c0-255-356-460-793-460-441 0-799 205-799 460">
          <text:p/>
        </draw:path>
        <draw:path draw:style-name="gr10" draw:text-style-name="P2" draw:layer="layout" svg:width="0.233cm" svg:height="0.324cm" svg:x="3.848cm" svg:y="2.166cm" svg:viewBox="0 0 234 325" svg:d="M0 0c0 120 85 236 234 325">
          <text:p/>
        </draw:path>
        <draw:line draw:style-name="gr10" draw:text-style-name="P2" draw:layer="layout" svg:x1="4.325cm" svg:y1="10.308cm" svg:x2="4.254cm" svg:y2="10.308cm">
          <text:p/>
        </draw:line>
        <draw:line draw:style-name="gr10" draw:text-style-name="P2" draw:layer="layout" svg:x1="4.254cm" svg:y1="3.287cm" svg:x2="4.325cm" svg:y2="3.287cm">
          <text:p/>
        </draw:line>
        <draw:line draw:style-name="gr10" draw:text-style-name="P2" draw:layer="layout" svg:x1="4.325cm" svg:y1="10.308cm" svg:x2="4.325cm" svg:y2="3.287cm">
          <text:p/>
        </draw:line>
        <draw:line draw:style-name="gr10" draw:text-style-name="P2" draw:layer="layout" svg:x1="4.294cm" svg:y1="10.33cm" svg:x2="4.254cm" svg:y2="10.308cm">
          <text:p/>
        </draw:line>
        <draw:line draw:style-name="gr10" draw:text-style-name="P2" draw:layer="layout" svg:x1="2.804cm" svg:y1="2.452cm" svg:x2="2.844cm" svg:y2="2.388cm">
          <text:p/>
        </draw:line>
        <draw:line draw:style-name="gr10" draw:text-style-name="P2" draw:layer="layout" svg:x1="4.254cm" svg:y1="3.288cm" svg:x2="4.294cm" svg:y2="3.227cm">
          <text:p/>
        </draw:line>
        <draw:line draw:style-name="gr10" draw:text-style-name="P2" draw:layer="layout" svg:x1="2.843cm" svg:y1="2.388cm" svg:x2="4.294cm" svg:y2="3.228cm">
          <text:p/>
        </draw:line>
        <draw:line draw:style-name="gr10" draw:text-style-name="P2" draw:layer="layout" svg:x1="2.804cm" svg:y1="2.409cm" svg:x2="2.804cm" svg:y2="2.451cm">
          <text:p/>
        </draw:line>
        <draw:path draw:style-name="gr10" draw:text-style-name="P2" draw:layer="layout" svg:width="0.046cm" svg:height="0.009cm" svg:x="3.167cm" svg:y="9.11cm" svg:viewBox="0 0 47 10" svg:d="M47 5c-14-7-31-7-47 5">
          <text:p/>
        </draw:path>
        <draw:path draw:style-name="gr10" draw:text-style-name="P2" draw:layer="layout" svg:width="0.154cm" svg:height="0.225cm" svg:x="3.141cm" svg:y="9.115cm" svg:viewBox="0 0 155 226" svg:d="M27 0c-36 21-36 85 0 145 36 61 92 96 128 75">
          <text:p/>
        </draw:path>
        <draw:path draw:style-name="gr10" draw:text-style-name="P2" draw:layer="layout" svg:width="0.028cm" svg:height="0.039cm" svg:x="3.291cm" svg:y="9.295cm" svg:viewBox="0 0 29 40" svg:d="M0 40c14-8 25-22 29-40">
          <text:p/>
        </draw:path>
        <draw:path draw:style-name="gr10" draw:text-style-name="P2" draw:layer="layout" svg:width="0.049cm" svg:height="0.009cm" svg:x="3.838cm" svg:y="9.498cm" svg:viewBox="0 0 50 10" svg:d="M50 6c-18-8-35-8-50 4">
          <text:p/>
        </draw:path>
        <draw:path draw:style-name="gr10" draw:text-style-name="P2" draw:layer="layout" svg:width="0.15cm" svg:height="0.225cm" svg:x="3.815cm" svg:y="9.503cm" svg:viewBox="0 0 151 226" svg:d="M26 0c-35 23-35 86 0 146 32 60 88 95 125 74">
          <text:p/>
        </draw:path>
        <draw:path draw:style-name="gr10" draw:text-style-name="P2" draw:layer="layout" svg:width="0.024cm" svg:height="0.039cm" svg:x="3.965cm" svg:y="9.683cm" svg:viewBox="0 0 25 40" svg:d="M0 40c15-7 22-22 25-40">
          <text:p/>
        </draw:path>
        <draw:path draw:style-name="gr10" draw:text-style-name="P2" draw:layer="layout" svg:width="0.049cm" svg:height="0.008cm" svg:x="3.838cm" svg:y="3.378cm" svg:viewBox="0 0 50 9" svg:d="M50 6c-18-8-35-8-50 3">
          <text:p/>
        </draw:path>
        <draw:path draw:style-name="gr10" draw:text-style-name="P2" draw:layer="layout" svg:width="0.15cm" svg:height="0.223cm" svg:x="3.815cm" svg:y="3.383cm" svg:viewBox="0 0 151 224" svg:d="M26 0c-35 21-35 85 0 145 32 60 88 92 125 74">
          <text:p/>
        </draw:path>
        <draw:path draw:style-name="gr10" draw:text-style-name="P2" draw:layer="layout" svg:width="0.024cm" svg:height="0.042cm" svg:x="3.965cm" svg:y="3.559cm" svg:viewBox="0 0 25 43" svg:d="M0 43c15-7 22-22 25-43">
          <text:p/>
        </draw:path>
        <draw:path draw:style-name="gr10" draw:text-style-name="P2" draw:layer="layout" svg:width="0.046cm" svg:height="0.008cm" svg:x="3.167cm" svg:y="2.99cm" svg:viewBox="0 0 47 9" svg:d="M47 5c-14-7-31-7-47 4">
          <text:p/>
        </draw:path>
        <draw:path draw:style-name="gr10" draw:text-style-name="P2" draw:layer="layout" svg:width="0.154cm" svg:height="0.224cm" svg:x="3.141cm" svg:y="2.995cm" svg:viewBox="0 0 155 225" svg:d="M27 0c-36 21-36 85 0 145s92 95 128 74">
          <text:p/>
        </draw:path>
        <draw:path draw:style-name="gr10" draw:text-style-name="P2" draw:layer="layout" svg:width="0.028cm" svg:height="0.042cm" svg:x="3.291cm" svg:y="3.171cm" svg:viewBox="0 0 29 43" svg:d="M0 43c14-7 25-21 29-43">
          <text:p/>
        </draw:path>
        <draw:path draw:style-name="gr10" draw:text-style-name="P2" draw:layer="layout" svg:width="1.788cm" svg:height="0.519cm" svg:x="3.75cm" svg:y="1.647cm" svg:viewBox="0 0 1789 520" svg:d="M1789 520c0-286-399-520-892-520-499 0-897 234-897 520">
          <text:p/>
        </draw:path>
        <draw:path draw:style-name="gr10" draw:text-style-name="P2" draw:layer="layout" svg:width="1.788cm" svg:height="0.518cm" svg:x="3.75cm" svg:y="2.166cm" svg:viewBox="0 0 1789 519" svg:d="M0 0c0 286 398 519 897 519 493 0 892-233 892-519">
          <text:p/>
        </draw:path>
        <draw:line draw:style-name="gr10" draw:text-style-name="P2" draw:layer="layout" svg:x1="4.289cm" svg:y1="10.33cm" svg:x2="4.329cm" svg:y2="10.308cm">
          <text:p/>
        </draw:line>
        <draw:line draw:style-name="gr10" draw:text-style-name="P2" draw:layer="layout" svg:x1="4.329cm" svg:y1="3.288cm" svg:x2="4.289cm" svg:y2="3.227cm">
          <text:p/>
        </draw:line>
        <draw:line draw:style-name="gr10" draw:text-style-name="P2" draw:layer="layout" svg:x1="6.515cm" svg:y1="9.041cm" svg:x2="6.515cm" svg:y2="2.021cm">
          <text:p/>
        </draw:line>
        <draw:line draw:style-name="gr10" draw:text-style-name="P2" draw:layer="layout" svg:x1="4.325cm" svg:y1="10.309cm" svg:x2="6.52cm" svg:y2="9.041cm">
          <text:p/>
        </draw:line>
        <draw:line draw:style-name="gr10" draw:text-style-name="P2" draw:layer="layout" svg:x1="4.325cm" svg:y1="3.288cm" svg:x2="6.52cm" svg:y2="2.021cm">
          <text:p/>
        </draw:line>
        <draw:path draw:style-name="gr10" draw:text-style-name="P2" draw:layer="layout" svg:width="0.187cm" svg:height="0.135cm" svg:x="6.198cm" svg:y="2.211cm" svg:viewBox="0 0 188 136" svg:d="M188 136c0-120-81-171-188-110">
          <text:p/>
        </draw:path>
        <draw:path draw:style-name="gr10" draw:text-style-name="P2" draw:layer="layout" svg:width="0.187cm" svg:height="0.325cm" svg:x="6.011cm" svg:y="2.236cm" svg:viewBox="0 0 188 326" svg:d="M188 0c-102 60-188 206-188 326">
          <text:p/>
        </draw:path>
        <draw:path draw:style-name="gr10" draw:text-style-name="P2" draw:layer="layout" svg:width="0.374cm" svg:height="0.352cm" svg:x="6.011cm" svg:y="2.342cm" svg:viewBox="0 0 375 353" svg:d="M0 215c0 125 85 170 188 114 106-64 187-209 187-329">
          <text:p/>
        </draw:path>
        <draw:path draw:style-name="gr10" draw:text-style-name="P2" draw:layer="layout" svg:width="0.187cm" svg:height="0.134cm" svg:x="6.198cm" svg:y="8.738cm" svg:viewBox="0 0 188 135" svg:d="M188 135c0-121-81-171-188-107">
          <text:p/>
        </draw:path>
        <draw:path draw:style-name="gr10" draw:text-style-name="P2" draw:layer="layout" svg:width="0.187cm" svg:height="0.328cm" svg:x="6.011cm" svg:y="8.763cm" svg:viewBox="0 0 188 329" svg:d="M188 0c-102 59-188 208-188 329">
          <text:p/>
        </draw:path>
        <draw:path draw:style-name="gr10" draw:text-style-name="P2" draw:layer="layout" svg:width="0.374cm" svg:height="0.35cm" svg:x="6.011cm" svg:y="8.872cm" svg:viewBox="0 0 375 351" svg:d="M0 220c0 116 85 165 188 105 106-60 187-204 187-325">
          <text:p/>
        </draw:path>
        <draw:path draw:style-name="gr10" draw:text-style-name="P2" draw:layer="layout" svg:width="0.191cm" svg:height="0.132cm" svg:x="4.642cm" svg:y="9.637cm" svg:viewBox="0 0 192 133" svg:d="M192 133c0-117-85-168-192-107">
          <text:p/>
        </draw:path>
        <draw:path draw:style-name="gr10" draw:text-style-name="P2" draw:layer="layout" svg:width="0.191cm" svg:height="0.325cm" svg:x="4.455cm" svg:y="9.662cm" svg:viewBox="0 0 192 326" svg:d="M192 0c-106 60-192 205-192 326">
          <text:p/>
        </draw:path>
        <draw:path draw:style-name="gr10" draw:text-style-name="P2" draw:layer="layout" svg:width="0.378cm" svg:height="0.354cm" svg:x="4.455cm" svg:y="9.768cm" svg:viewBox="0 0 379 355" svg:d="M0 219c0 121 85 170 187 110 107-61 192-209 192-329">
          <text:p/>
        </draw:path>
        <draw:path draw:style-name="gr10" draw:text-style-name="P2" draw:layer="layout" svg:width="0.191cm" svg:height="0.136cm" svg:x="4.642cm" svg:y="3.106cm" svg:viewBox="0 0 192 137" svg:d="M192 137c0-125-85-171-192-111">
          <text:p/>
        </draw:path>
        <draw:path draw:style-name="gr10" draw:text-style-name="P2" draw:layer="layout" svg:width="0.191cm" svg:height="0.325cm" svg:x="4.455cm" svg:y="3.132cm" svg:viewBox="0 0 192 326" svg:d="M192 0c-106 60-192 205-192 326">
          <text:p/>
        </draw:path>
        <draw:path draw:style-name="gr10" draw:text-style-name="P2" draw:layer="layout" svg:width="0.378cm" svg:height="0.35cm" svg:x="4.455cm" svg:y="3.242cm" svg:viewBox="0 0 379 351" svg:d="M0 216c0 120 85 169 187 109 107-60 192-205 192-325">
          <text:p/>
        </draw:path>
        <draw:line draw:style-name="gr10" draw:text-style-name="P2" draw:layer="layout" svg:x1="2.804cm" svg:y1="2.41cm" svg:x2="2.844cm" svg:y2="2.388cm">
          <text:p/>
        </draw:line>
        <draw:line draw:style-name="gr10" draw:text-style-name="P2" draw:layer="layout" svg:x1="6.485cm" svg:y1="1.962cm" svg:x2="5.986cm" svg:y2="1.675cm">
          <text:p/>
        </draw:line>
        <draw:line draw:style-name="gr10" draw:text-style-name="P2" draw:layer="layout" svg:x1="4.289cm" svg:y1="3.228cm" svg:x2="6.485cm" svg:y2="1.961cm">
          <text:p/>
        </draw:line>
        <draw:line draw:style-name="gr10" draw:text-style-name="P2" draw:layer="layout" svg:x1="5.987cm" svg:y1="1.675cm" svg:x2="5.951cm" svg:y2="1.697cm">
          <text:p/>
        </draw:line>
        <draw:path draw:style-name="gr10" draw:text-style-name="P2" draw:layer="layout" svg:width="0.487cm" svg:height="0.06cm" svg:x="5.464cm" svg:y="1.696cm" svg:viewBox="0 0 488 61" svg:d="M488 0c-134 80-346 80-488 4">
          <text:p/>
        </draw:path>
        <draw:line draw:style-name="gr10" draw:text-style-name="P2" draw:layer="layout" svg:x1="4.012cm" svg:y1="1.714cm" svg:x2="2.843cm" svg:y2="2.392cm">
          <text:p/>
        </draw:line>
        <draw:path draw:style-name="gr10" draw:text-style-name="P2" draw:layer="layout" svg:width="1.461cm" svg:height="0.18cm" svg:x="4.007cm" svg:y="1.538cm" svg:viewBox="0 0 1462 181" svg:d="M1462 162c-99-49-212-92-336-120s-258-42-392-42c-138 3-272 17-399 49-123 28-240 74-335 132">
          <text:p/>
        </draw:path>
        <draw:path draw:style-name="gr10" draw:text-style-name="P2" draw:layer="layout" svg:width="1.873cm" svg:height="0.54cm" svg:x="3.707cm" svg:y="1.626cm" svg:viewBox="0 0 1874 541" svg:d="M1874 541c0-301-419-541-939-541-515 0-935 240-935 541">
          <text:p/>
        </draw:path>
        <draw:path draw:style-name="gr10" draw:text-style-name="P2" draw:layer="layout" svg:width="1.873cm" svg:height="0.539cm" svg:x="3.707cm" svg:y="2.166cm" svg:viewBox="0 0 1874 540" svg:d="M0 0c0 297 420 540 935 540 520 0 939-243 939-540">
          <text:p/>
        </draw:path>
        <draw:line draw:style-name="gr10" draw:text-style-name="P2" draw:layer="layout" svg:x1="6.52cm" svg:y1="2.025cm" svg:x2="6.48cm" svg:y2="1.961cm">
          <text:p/>
        </draw:line>
        <draw:line draw:style-name="gr10" draw:text-style-name="P2" draw:layer="layout" svg:x1="6.515cm" svg:y1="2.021cm" svg:x2="6.515cm" svg:y2="1.982cm">
          <text:p/>
        </draw:line>
        <draw:path draw:style-name="gr10" draw:text-style-name="P2" draw:layer="layout" svg:width="0.046cm" svg:height="0.099cm" svg:x="6.272cm" svg:y="2.243cm" svg:viewBox="0 0 47 100" svg:d="M47 100c0-47-18-82-47-100">
          <text:p/>
        </draw:path>
        <draw:path draw:style-name="gr10" draw:text-style-name="P2" draw:layer="layout" svg:width="0.092cm" svg:height="0.014cm" svg:x="6.18cm" svg:y="2.233cm" svg:viewBox="0 0 93 15" svg:d="M93 15c-25-20-58-20-93 0">
          <text:p/>
        </draw:path>
        <draw:path draw:style-name="gr10" draw:text-style-name="P2" draw:layer="layout" svg:width="0.046cm" svg:height="0.081cm" svg:x="6.011cm" svg:y="2.536cm" svg:viewBox="0 0 47 82" svg:d="M0 0c3 40 21 68 47 82">
          <text:p/>
        </draw:path>
        <draw:path draw:style-name="gr10" draw:text-style-name="P2" draw:layer="layout" svg:width="0.261cm" svg:height="0.285cm" svg:x="6.057cm" svg:y="2.342cm" svg:viewBox="0 0 262 286" svg:d="M0 276c42 25 110 4 167-56 56-60 95-146 95-220">
          <text:p/>
        </draw:path>
        <draw:path draw:style-name="gr10" draw:text-style-name="P2" draw:layer="layout" svg:width="0.046cm" svg:height="0.099cm" svg:x="6.272cm" svg:y="8.773cm" svg:viewBox="0 0 47 100" svg:d="M47 100c0-47-18-82-47-100">
          <text:p/>
        </draw:path>
        <draw:path draw:style-name="gr10" draw:text-style-name="P2" draw:layer="layout" svg:width="0.092cm" svg:height="0.014cm" svg:x="6.18cm" svg:y="8.763cm" svg:viewBox="0 0 93 15" svg:d="M93 11c-25-15-58-15-93 4">
          <text:p/>
        </draw:path>
        <draw:path draw:style-name="gr10" draw:text-style-name="P2" draw:layer="layout" svg:width="0.046cm" svg:height="0.081cm" svg:x="6.011cm" svg:y="9.066cm" svg:viewBox="0 0 47 82" svg:d="M0 0c3 39 21 68 47 82">
          <text:p/>
        </draw:path>
        <draw:path draw:style-name="gr10" draw:text-style-name="P2" draw:layer="layout" svg:width="0.261cm" svg:height="0.285cm" svg:x="6.057cm" svg:y="8.872cm" svg:viewBox="0 0 262 286" svg:d="M0 276c42 25 110 4 167-56 56-60 95-150 95-220">
          <text:p/>
        </draw:path>
        <draw:path draw:style-name="gr10" draw:text-style-name="P2" draw:layer="layout" svg:width="0.046cm" svg:height="0.098cm" svg:x="4.716cm" svg:y="9.673cm" svg:viewBox="0 0 47 99" svg:d="M47 99c0-50-19-85-47-99">
          <text:p/>
        </draw:path>
        <draw:path draw:style-name="gr10" draw:text-style-name="P2" draw:layer="layout" svg:width="0.092cm" svg:height="0.013cm" svg:x="4.624cm" svg:y="9.663cm" svg:viewBox="0 0 93 14" svg:d="M93 11c-25-15-57-15-93 3">
          <text:p/>
        </draw:path>
        <draw:path draw:style-name="gr10" draw:text-style-name="P2" draw:layer="layout" svg:width="0.042cm" svg:height="0.081cm" svg:x="4.459cm" svg:y="9.962cm" svg:viewBox="0 0 43 82" svg:d="M0 0c3 39 18 68 43 82">
          <text:p/>
        </draw:path>
        <draw:path draw:style-name="gr10" draw:text-style-name="P2" draw:layer="layout" svg:width="0.261cm" svg:height="0.285cm" svg:x="4.501cm" svg:y="9.768cm" svg:viewBox="0 0 262 286" svg:d="M0 276c46 25 110 4 167-56 56-60 95-145 95-220">
          <text:p/>
        </draw:path>
        <draw:path draw:style-name="gr10" draw:text-style-name="P2" draw:layer="layout" svg:width="0.046cm" svg:height="0.099cm" svg:x="4.716cm" svg:y="3.143cm" svg:viewBox="0 0 47 100" svg:d="M47 100c0-46-19-86-47-100">
          <text:p/>
        </draw:path>
        <draw:path draw:style-name="gr10" draw:text-style-name="P2" draw:layer="layout" svg:width="0.092cm" svg:height="0.013cm" svg:x="4.624cm" svg:y="3.131cm" svg:viewBox="0 0 93 14" svg:d="M93 14c-25-20-57-16-93 0">
          <text:p/>
        </draw:path>
        <draw:path draw:style-name="gr10" draw:text-style-name="P2" draw:layer="layout" svg:width="0.042cm" svg:height="0.081cm" svg:x="4.459cm" svg:y="3.436cm" svg:viewBox="0 0 43 82" svg:d="M0 0c3 39 18 68 43 82">
          <text:p/>
        </draw:path>
        <draw:path draw:style-name="gr10" draw:text-style-name="P2" draw:layer="layout" svg:width="0.261cm" svg:height="0.284cm" svg:x="4.501cm" svg:y="3.242cm" svg:viewBox="0 0 262 285" svg:d="M0 276c46 24 110 0 167-60 56-60 95-145 95-216">
          <text:p/>
        </draw:path>
        <draw:line draw:style-name="gr10" draw:text-style-name="P2" draw:layer="layout" svg:x1="6.52cm" svg:y1="1.983cm" svg:x2="6.48cm" svg:y2="1.961cm">
          <text:p/>
        </draw:line>
        <draw:path draw:style-name="gr10" draw:text-style-name="P2" draw:layer="layout" svg:width="0.035cm" svg:height="0.067cm" svg:x="2.134cm" svg:y="8.145cm" svg:viewBox="0 0 36 68" svg:d="M0 68c0-33 14-57 36-68">
          <text:p/>
        </draw:path>
        <draw:path draw:style-name="gr10" draw:text-style-name="P2" draw:layer="layout" svg:width="0.183cm" svg:height="0.269cm" svg:x="2.166cm" svg:y="8.138cm" svg:viewBox="0 0 184 270" svg:d="M0 8c42-25 109 14 152 86 43 74 43 152 0 176">
          <text:p/>
        </draw:path>
        <draw:path draw:style-name="gr10" draw:text-style-name="P2" draw:layer="layout" svg:width="0.183cm" svg:height="0.201cm" svg:x="2.134cm" svg:y="8.212cm" svg:viewBox="0 0 184 202" svg:d="M184 195c-28 18-78 0-117-42s-67-100-67-153">
          <text:p/>
        </draw:path>
        <draw:path draw:style-name="gr10" draw:text-style-name="P2" draw:layer="layout" svg:width="0.057cm" svg:height="0.127cm" svg:x="2.049cm" svg:y="8.036cm" svg:viewBox="0 0 58 128" svg:d="M0 128c0-60 18-107 58-128">
          <text:p/>
        </draw:path>
        <draw:path draw:style-name="gr10" draw:text-style-name="P2" draw:layer="layout" svg:width="0.331cm" svg:height="0.488cm" svg:x="2.106cm" svg:y="8.024cm" svg:viewBox="0 0 332 489" svg:d="M0 12c78-43 198 29 276 160 74 134 74 275 0 317">
          <text:p/>
        </draw:path>
        <draw:path draw:style-name="gr10" draw:text-style-name="P2" draw:layer="layout" svg:width="0.332cm" svg:height="0.364cm" svg:x="2.049cm" svg:y="8.163cm" svg:viewBox="0 0 333 365" svg:d="M333 350c-57 36-138 4-212-74-75-74-121-183-121-276">
          <text:p/>
        </draw:path>
        <draw:path draw:style-name="gr10" draw:text-style-name="P2" draw:layer="layout" svg:width="0.334cm" svg:height="0.489cm" svg:x="2.141cm" svg:y="8.002cm" svg:viewBox="0 0 335 490" svg:d="M0 13c75-43 198 28 276 163 78 130 78 272 0 314">
          <text:p/>
        </draw:path>
        <draw:path draw:style-name="gr10" draw:text-style-name="P2" draw:layer="layout" svg:width="0.304cm" svg:height="0.447cm" svg:x="2.271cm" svg:y="7.956cm" svg:viewBox="0 0 305 448" svg:d="M0 13c72-43 185 24 252 141 71 123 71 251 0 294">
          <text:p/>
        </draw:path>
        <draw:path draw:style-name="gr10" draw:text-style-name="P2" draw:layer="layout" svg:width="0.032cm" svg:height="0.028cm" svg:x="2.243cm" svg:y="7.955cm" svg:viewBox="0 0 33 29" svg:d="M0 29c12-11 22-22 33-29">
          <text:p/>
        </draw:path>
        <draw:path draw:style-name="gr10" draw:text-style-name="P2" draw:layer="layout" svg:width="0.314cm" svg:height="0.462cm" svg:x="2.275cm" svg:y="7.944cm" svg:viewBox="0 0 315 463" svg:d="M0 11c70-39 188 28 262 152 71 124 71 258 0 300">
          <text:p/>
        </draw:path>
        <draw:path draw:style-name="gr10" draw:text-style-name="P2" draw:layer="layout" svg:width="0.042cm" svg:height="0.011cm" svg:x="2.494cm" svg:y="8.406cm" svg:viewBox="0 0 43 12" svg:d="M43 0c-14 7-28 12-43 12">
          <text:p/>
        </draw:path>
        <draw:path draw:style-name="gr10" draw:text-style-name="P2" draw:layer="layout" svg:width="0.314cm" svg:height="0.461cm" svg:x="2.31cm" svg:y="7.924cm" svg:viewBox="0 0 315 462" svg:d="M0 13c72-42 188 25 262 149 71 124 71 258 0 300">
          <text:p/>
        </draw:path>
        <draw:path draw:style-name="gr10" draw:text-style-name="P2" draw:layer="layout" svg:width="0.035cm" svg:height="0.07cm" svg:x="2.134cm" svg:y="5.796cm" svg:viewBox="0 0 36 71" svg:d="M0 71c0-33 14-61 36-71">
          <text:p/>
        </draw:path>
        <draw:path draw:style-name="gr10" draw:text-style-name="P2" draw:layer="layout" svg:width="0.183cm" svg:height="0.269cm" svg:x="2.166cm" svg:y="5.788cm" svg:viewBox="0 0 184 270" svg:d="M0 8c42-25 109 14 152 88 43 70 43 149 0 174">
          <text:p/>
        </draw:path>
        <draw:path draw:style-name="gr10" draw:text-style-name="P2" draw:layer="layout" svg:width="0.183cm" svg:height="0.198cm" svg:x="2.134cm" svg:y="5.866cm" svg:viewBox="0 0 184 199" svg:d="M184 192c-28 17-78 3-117-39-39-43-67-103-67-153">
          <text:p/>
        </draw:path>
        <draw:path draw:style-name="gr10" draw:text-style-name="P2" draw:layer="layout" svg:width="0.057cm" svg:height="0.127cm" svg:x="2.049cm" svg:y="5.69cm" svg:viewBox="0 0 58 128" svg:d="M0 128c0-65 18-107 58-128">
          <text:p/>
        </draw:path>
        <draw:path draw:style-name="gr10" draw:text-style-name="P2" draw:layer="layout" svg:width="0.331cm" svg:height="0.49cm" svg:x="2.106cm" svg:y="5.676cm" svg:viewBox="0 0 332 491" svg:d="M0 14c78-46 198 25 276 155 74 134 74 275 0 322">
          <text:p/>
        </draw:path>
        <draw:path draw:style-name="gr10" draw:text-style-name="P2" draw:layer="layout" svg:width="0.332cm" svg:height="0.366cm" svg:x="2.049cm" svg:y="5.813cm" svg:viewBox="0 0 333 367" svg:d="M333 354c-57 32-138 4-212-74-75-79-121-188-121-280">
          <text:p/>
        </draw:path>
        <draw:path draw:style-name="gr10" draw:text-style-name="P2" draw:layer="layout" svg:width="0.334cm" svg:height="0.49cm" svg:x="2.141cm" svg:y="5.655cm" svg:viewBox="0 0 335 491" svg:d="M0 14c75-47 198 28 276 158 78 131 78 272 0 319">
          <text:p/>
        </draw:path>
        <draw:path draw:style-name="gr10" draw:text-style-name="P2" draw:layer="layout" svg:width="0.304cm" svg:height="0.445cm" svg:x="2.271cm" svg:y="5.608cm" svg:viewBox="0 0 305 446" svg:d="M0 11c72-39 185 25 252 145 71 120 71 251 0 290">
          <text:p/>
        </draw:path>
        <draw:path draw:style-name="gr10" draw:text-style-name="P2" draw:layer="layout" svg:width="0.032cm" svg:height="0.028cm" svg:x="2.243cm" svg:y="5.609cm" svg:viewBox="0 0 33 29" svg:d="M0 29c12-11 22-21 33-29">
          <text:p/>
        </draw:path>
        <draw:path draw:style-name="gr10" draw:text-style-name="P2" draw:layer="layout" svg:width="0.314cm" svg:height="0.464cm" svg:x="2.275cm" svg:y="5.596cm" svg:viewBox="0 0 315 465" svg:d="M0 13c70-43 188 24 262 148 71 128 71 262 0 304">
          <text:p/>
        </draw:path>
        <draw:path draw:style-name="gr10" draw:text-style-name="P2" draw:layer="layout" svg:width="0.042cm" svg:height="0.014cm" svg:x="2.494cm" svg:y="6.057cm" svg:viewBox="0 0 43 15" svg:d="M43 0c-14 7-28 10-43 15">
          <text:p/>
        </draw:path>
        <draw:path draw:style-name="gr10" draw:text-style-name="P2" draw:layer="layout" svg:width="0.314cm" svg:height="0.464cm" svg:x="2.31cm" svg:y="5.575cm" svg:viewBox="0 0 315 465" svg:d="M0 13c72-43 188 24 262 151 71 125 71 259 0 301">
          <text:p/>
        </draw:path>
        <draw:line draw:style-name="gr10" draw:text-style-name="P2" draw:layer="layout" svg:x1="2.106cm" svg:y1="8.037cm" svg:x2="2.142cm" svg:y2="8.015cm">
          <text:p/>
        </draw:line>
        <draw:line draw:style-name="gr10" draw:text-style-name="P2" draw:layer="layout" svg:x1="2.381cm" svg:y1="8.513cm" svg:x2="2.417cm" svg:y2="8.491cm">
          <text:p/>
        </draw:line>
        <draw:line draw:style-name="gr10" draw:text-style-name="P2" draw:layer="layout" svg:x1="2.208cm" svg:y1="8.005cm" svg:x2="2.276cm" svg:y2="7.969cm">
          <text:p/>
        </draw:line>
        <draw:line draw:style-name="gr10" draw:text-style-name="P2" draw:layer="layout" svg:x1="2.458cm" svg:y1="8.439cm" svg:x2="2.523cm" svg:y2="8.399cm">
          <text:p/>
        </draw:line>
        <draw:line draw:style-name="gr10" draw:text-style-name="P2" draw:layer="layout" svg:x1="2.275cm" svg:y1="7.959cm" svg:x2="2.311cm" svg:y2="7.937cm">
          <text:p/>
        </draw:line>
        <draw:line draw:style-name="gr10" draw:text-style-name="P2" draw:layer="layout" svg:x1="2.536cm" svg:y1="8.407cm" svg:x2="2.572cm" svg:y2="8.385cm">
          <text:p/>
        </draw:line>
        <draw:line draw:style-name="gr10" draw:text-style-name="P2" draw:layer="layout" svg:x1="2.106cm" svg:y1="5.691cm" svg:x2="2.142cm" svg:y2="5.669cm">
          <text:p/>
        </draw:line>
        <draw:line draw:style-name="gr10" draw:text-style-name="P2" draw:layer="layout" svg:x1="2.381cm" svg:y1="6.167cm" svg:x2="2.417cm" svg:y2="6.145cm">
          <text:p/>
        </draw:line>
        <draw:line draw:style-name="gr10" draw:text-style-name="P2" draw:layer="layout" svg:x1="2.208cm" svg:y1="5.659cm" svg:x2="2.276cm" svg:y2="5.619cm">
          <text:p/>
        </draw:line>
        <draw:line draw:style-name="gr10" draw:text-style-name="P2" draw:layer="layout" svg:x1="2.458cm" svg:y1="6.093cm" svg:x2="2.523cm" svg:y2="6.053cm">
          <text:p/>
        </draw:line>
        <draw:line draw:style-name="gr10" draw:text-style-name="P2" draw:layer="layout" svg:x1="2.275cm" svg:y1="5.61cm" svg:x2="2.311cm" svg:y2="5.588cm">
          <text:p/>
        </draw:line>
        <draw:line draw:style-name="gr10" draw:text-style-name="P2" draw:layer="layout" svg:x1="2.536cm" svg:y1="6.061cm" svg:x2="2.572cm" svg:y2="6.036cm">
          <text:p/>
        </draw:line>
        <draw:path draw:style-name="gr1" draw:text-style-name="P1" draw:layer="layout" svg:width="3.711cm" svg:height="8.788cm" svg:x="13.25cm" svg:y="1.488cm" svg:viewBox="0 0 3712 8789" svg:d="M1485 8789l35-21 2192-1263v-7021-43l-35-17-495-286-35 17c-134 78-350 82-487 8-95-53-208-92-332-120-123-29-257-43-395-43-134 0-268 18-395 46-124 32-240 74-335 131l-1168 673-35 22v38 7022l1450 836z">
          <text:p/>
        </draw:path>
        <draw:polygon draw:style-name="gr9" draw:text-style-name="P2" draw:layer="layout" svg:width="0cm" svg:height="0cm" svg:x="15.68cm" svg:y="6.148cm" svg:viewBox="0 0 0 0" draw:points="0,0">
          <text:p/>
        </draw:polygon>
        <draw:polygon draw:style-name="gr1" draw:text-style-name="P1" draw:layer="layout" svg:width="2.191cm" svg:height="8.283cm" svg:x="14.77cm" svg:y="1.972cm" svg:viewBox="0 0 2192 8284" draw:points="0,8284 2192,7021 2192,0 0,1266">
          <text:p/>
        </draw:polygon>
        <draw:polygon draw:style-name="gr9" draw:text-style-name="P2" draw:layer="layout" svg:width="0cm" svg:height="0cm" svg:x="15.68cm" svg:y="6.148cm" svg:viewBox="0 0 0 0" draw:points="0,0">
          <text:p/>
        </draw:polygon>
        <draw:polygon draw:style-name="gr1" draw:text-style-name="P1" draw:layer="layout" svg:width="1.45cm" svg:height="7.857cm" svg:x="13.25cm" svg:y="2.398cm" svg:viewBox="0 0 1451 7858" draw:points="0,7022 1451,7858 1451,840 0,0">
          <text:p/>
        </draw:polygon>
        <draw:polygon draw:style-name="gr9" draw:text-style-name="P2" draw:layer="layout" svg:width="0cm" svg:height="0cm" svg:x="15.68cm" svg:y="6.148cm" svg:viewBox="0 0 0 0" draw:points="0,0">
          <text:p/>
        </draw:polygon>
        <draw:path draw:style-name="gr1" draw:text-style-name="P1" draw:layer="layout" svg:width="3.641cm" svg:height="1.69cm" svg:x="13.285cm" svg:y="1.488cm" svg:viewBox="0 0 3642 1691" svg:d="M3642 424l-494-286-35 17c-135 78-351 82-488 8-95-53-208-92-332-120-123-29-257-43-395-43-134 0-268 18-395 46-124 32-240 74-335 131l-1168 673 1450 841z">
          <text:p/>
        </draw:path>
        <draw:polygon draw:style-name="gr9" draw:text-style-name="P2" draw:layer="layout" svg:width="0cm" svg:height="0cm" svg:x="15.68cm" svg:y="6.148cm" svg:viewBox="0 0 0 0" draw:points="0,0">
          <text:p/>
        </draw:polygon>
        <draw:path draw:style-name="gr1" draw:text-style-name="P1" draw:layer="layout" svg:width="1.873cm" svg:height="1.083cm" svg:x="14.153cm" svg:y="1.573cm" svg:viewBox="0 0 1874 1084" svg:d="M1874 544c0-300-421-544-939-544-515 0-935 244-935 544zM0 544c0 297 420 540 935 540 518 0 939-243 939-540z">
          <text:p/>
        </draw:path>
        <draw:polygon draw:style-name="gr9" draw:text-style-name="P2" draw:layer="layout" svg:width="0cm" svg:height="0cm" svg:x="15.68cm" svg:y="6.148cm" svg:viewBox="0 0 0 0" draw:points="0,0">
          <text:p/>
        </draw:polygon>
        <draw:path draw:style-name="gr1" draw:text-style-name="P1" draw:layer="layout" svg:width="1.792cm" svg:height="1.033cm" svg:x="14.192cm" svg:y="1.598cm" svg:viewBox="0 0 1793 1034" svg:d="M1793 518c0-289-399-518-897-518-494 0-896 229-896 518zM0 518c0 282 402 516 896 516 498 0 897-234 897-516z">
          <text:p/>
        </draw:path>
        <draw:polygon draw:style-name="gr9" draw:text-style-name="P2" draw:layer="layout" svg:width="0cm" svg:height="0cm" svg:x="15.68cm" svg:y="6.148cm" svg:viewBox="0 0 0 0" draw:points="0,0">
          <text:p/>
        </draw:polygon>
        <draw:path draw:style-name="gr1" draw:text-style-name="P1" draw:layer="layout" svg:width="1.591cm" svg:height="0.92cm" svg:x="14.294cm" svg:y="1.654cm" svg:viewBox="0 0 1592 921" svg:d="M1592 469c0-3 0-7 0-7 0-254-356-462-798-462-438 0-794 208-794 462 0 0 0 4 0 7 0 28 7 57 14 85 32 88 110 170 219 234 208 120 511 162 791 113 282-50 494-180 550-347 11-28 18-57 18-85z">
          <text:p/>
        </draw:path>
        <draw:polygon draw:style-name="gr9" draw:text-style-name="P2" draw:layer="layout" svg:width="0cm" svg:height="0cm" svg:x="15.68cm" svg:y="6.148cm" svg:viewBox="0 0 0 0" draw:points="0,0">
          <text:p/>
        </draw:polygon>
        <draw:path draw:style-name="gr1" draw:text-style-name="P1" draw:layer="layout" svg:width="1.559cm" svg:height="0.732cm" svg:x="14.308cm" svg:y="1.841cm" svg:viewBox="0 0 1560 733" svg:d="M0 367c32 88 110 169 219 229 208 120 512 167 791 117 282-50 494-184 550-346-74-215-402-367-779-367-379 0-703 152-781 367z">
          <text:p/>
        </draw:path>
        <draw:polygon draw:style-name="gr9" draw:text-style-name="P2" draw:layer="layout" svg:width="0cm" svg:height="0cm" svg:x="15.68cm" svg:y="6.148cm" svg:viewBox="0 0 0 0" draw:points="0,0">
          <text:p/>
        </draw:polygon>
        <draw:polygon draw:style-name="gr1" draw:text-style-name="P1" draw:layer="layout" svg:width="0.07cm" svg:height="7.017cm" svg:x="14.7cm" svg:y="3.238cm" svg:viewBox="0 0 71 7018" draw:points="71,7018 71,0 0,0 0,7018">
          <text:p/>
        </draw:polygon>
        <draw:polygon draw:style-name="gr9" draw:text-style-name="P2" draw:layer="layout" svg:width="0cm" svg:height="0cm" svg:x="15.68cm" svg:y="6.148cm" svg:viewBox="0 0 0 0" draw:points="0,0">
          <text:p/>
        </draw:polygon>
        <draw:path draw:style-name="gr1" draw:text-style-name="P1" draw:layer="layout" svg:width="0.494cm" svg:height="0.639cm" svg:x="13.712cm" svg:y="4.821cm" svg:viewBox="0 0 495 640" svg:d="M495 463c0-21 0-39-4-60-21-123-95-254-195-335-42-32-84-56-123-63-7 0-11-4-14-4-32-4-64 0-85 14-99 57-99 240 0 406 95 169 251 258 350 202 25-15 43-36 57-68 0-4 3-7 3-11 7-24 11-53 11-81z">
          <text:p/>
        </draw:path>
        <draw:polygon draw:style-name="gr9" draw:text-style-name="P2" draw:layer="layout" svg:width="0cm" svg:height="0cm" svg:x="15.68cm" svg:y="6.148cm" svg:viewBox="0 0 0 0" draw:points="0,0">
          <text:p/>
        </draw:polygon>
        <draw:path draw:style-name="gr1" draw:text-style-name="P1" draw:layer="layout" svg:width="0.494cm" svg:height="0.639cm" svg:x="13.712cm" svg:y="7.17cm" svg:viewBox="0 0 495 640" svg:d="M495 465c0-22 0-39-4-60-21-124-95-259-195-340-42-32-84-53-123-64-7 0-11 0-14 0-32-3-64 0-85 15-99 56-99 237 0 406 95 166 251 258 350 201 25-14 43-35 57-67 0-3 3-7 3-10 7-25 11-53 11-81z">
          <text:p/>
        </draw:path>
        <draw:polygon draw:style-name="gr9" draw:text-style-name="P2" draw:layer="layout" svg:width="0cm" svg:height="0cm" svg:x="15.68cm" svg:y="6.148cm" svg:viewBox="0 0 0 0" draw:points="0,0">
          <text:p/>
        </draw:polygon>
        <draw:path draw:style-name="gr1" draw:text-style-name="P1" draw:layer="layout" svg:width="0.575cm" svg:height="0.604cm" svg:x="17.677cm" svg:y="2.865cm" svg:viewBox="0 0 576 605" svg:d="M520 112c74 46 74 187 0 321-78 132-202 202-276 160l-36-21c-21-11-35-32-46-57-7-18-10-42-10-71 0-75 28-159 81-233 53-71 120-120 181-127 28-4 49 0 71 10-22-10-43-14-71-10l-36-21-29-18c-49-28-127 0-194 67-63 71-109 169-109 254 0 53 21 96 53 114l28 17c-14-3-28-7-39-14l-35-17c-35-22-53-65-53-121 0-88 43-191 113-261 67-74 148-103 198-71l35 21c14 7 21 14 32 29-11-15-18-22-32-29l-35-21c-50-32-131-3-198 71-70 70-113 173-113 261 0 56 18 99 53 121l35 17c-35-17-53-64-53-117 0-88 43-191 113-261 67-74 145-102 198-71-53-31-131-3-198 71-70 70-113 173-113 261 0 53 18 100 53 117 11 7 25 11 39 14l35 18c11 25 25 46 46 57l36 21c-39-21-57-67-57-127 0-93 46-202 120-280 71-74 156-106 213-74 74 46 74 187 0 321-78 132-202 202-276 160-39-21-57-67-57-127 0-93 46-202 120-280 71-74 156-106 213-74l-35-18z">
          <text:p/>
        </draw:path>
        <draw:polygon draw:style-name="gr9" draw:text-style-name="P2" draw:layer="layout" svg:width="0cm" svg:height="0cm" svg:x="15.68cm" svg:y="6.148cm" svg:viewBox="0 0 0 0" draw:points="0,0">
          <text:p/>
        </draw:polygon>
        <draw:path draw:style-name="gr1" draw:text-style-name="P1" draw:layer="layout" svg:width="0.578cm" svg:height="0.602cm" svg:x="16.121cm" svg:y="3.763cm" svg:viewBox="0 0 579 603" svg:d="M520 114c78 43 78 188 0 318-74 131-198 201-276 159l-35-21c-22-11-36-29-46-53-7-21-11-46-11-71 0-74 32-162 81-233 53-75 121-124 181-131 28-4 53 0 71 10-18-10-43-14-71-10l-35-21-25-18c-53-28-131 0-195 67-67 75-109 174-109 255 0 53 17 95 49 113l28 18c-14 0-28-4-38-11l-36-21c-35-21-53-64-53-120 0-85 43-187 113-262 67-71 149-99 202-71l36 21c10 7 21 18 28 29-7-11-18-22-28-29l-36-21c-53-28-135 0-202 71-70 75-113 177-113 262 0 56 18 99 53 120l36 21c-36-21-53-64-53-120 0-85 42-187 113-262 67-74 149-102 202-71-53-31-135-3-202 71-71 75-113 177-113 262 0 56 17 99 53 120 10 7 24 11 38 11l36 21c10 24 24 42 46 53l35 21c-35-21-57-67-57-127 0-88 46-198 121-275 74-79 156-107 212-75 78 43 78 188 0 318-74 131-198 201-276 159-35-21-57-67-57-127 0-88 46-198 121-275 74-79 156-107 212-75l-35-22z">
          <text:p/>
        </draw:path>
        <draw:polygon draw:style-name="gr9" draw:text-style-name="P2" draw:layer="layout" svg:width="0cm" svg:height="0cm" svg:x="15.68cm" svg:y="6.148cm" svg:viewBox="0 0 0 0" draw:points="0,0">
          <text:p/>
        </draw:polygon>
        <draw:path draw:style-name="gr1" draw:text-style-name="P1" draw:layer="layout" svg:width="0.578cm" svg:height="0.604cm" svg:x="16.121cm" svg:y="10.291cm" svg:viewBox="0 0 579 605" svg:d="M520 112c78 46 78 188 0 322-74 130-198 201-276 159l-35-21c-22-11-36-32-46-57-7-18-11-42-11-70 0-71 32-159 81-234 53-71 121-120 181-127 28-4 53 0 71 10-18-10-43-14-71-10l-35-21-25-18c-53-28-131-4-195 67-67 70-109 170-109 255 0 53 17 95 49 113l28 17c-14-3-28-7-38-14l-36-17c-35-21-53-64-53-120 0-86 43-192 113-262 67-74 149-103 202-71l36 21c10 7 21 14 28 29-7-15-18-22-28-29l-36-21c-53-32-135-3-202 71-70 70-113 176-113 262 0 56 18 99 53 120l36 17c-36-17-53-60-53-116 0-85 42-192 113-266 67-70 149-98 202-67-53-31-135-3-202 67-71 74-113 181-113 266 0 56 17 99 53 116 10 7 24 11 38 14l36 18c10 25 24 46 46 57l35 21c-35-21-57-67-57-127 0-92 46-198 121-280 74-74 156-106 212-74 78 46 78 188 0 322-74 130-198 201-276 159-35-21-57-67-57-127 0-92 46-198 121-280 74-74 156-106 212-74l-35-18z">
          <text:p/>
        </draw:path>
        <draw:polygon draw:style-name="gr9" draw:text-style-name="P2" draw:layer="layout" svg:width="0cm" svg:height="0cm" svg:x="15.68cm" svg:y="6.148cm" svg:viewBox="0 0 0 0" draw:points="0,0">
          <text:p/>
        </draw:polygon>
        <draw:path draw:style-name="gr1" draw:text-style-name="P1" draw:layer="layout" svg:width="0.575cm" svg:height="0.604cm" svg:x="17.677cm" svg:y="9.395cm" svg:viewBox="0 0 576 605" svg:d="M520 112c74 46 74 187 0 317-78 135-202 206-276 164l-36-22c-21-10-35-32-46-57 11 25 25 47 46 57l36 22c-39-22-57-68-57-128 0-92 46-201 120-279 71-74 156-106 213-74 74 46 74 187 0 317-78 135-202 206-276 164-39-22-57-68-57-128 0-92 46-201 120-279 71-74 156-106 213-74l-35-18c-22-14-43-17-71-14l-36-21-29-14c-49-28-127-4-194 67-63 70-109 169-109 250 0 57 21 96 53 117l28 14c-14 0-28-4-39-11l-35-21c-35-21-53-63-53-120 0-84 43-187 113-261 67-70 148-99 198-67l35 21c14 4 21 14 32 25-11-11-18-21-32-25l-35-21c-50-32-131-3-198 67-70 74-113 177-113 261 0 57 18 99 53 120l35 21c-35-21-53-63-53-120 0-84 43-187 113-261 67-70 145-98 198-67-53-31-131-3-198 67-70 74-113 177-113 261 0 57 18 99 53 120 11 7 25 11 39 11l35 21c-7-21-10-46-10-71 0-74 28-162 81-232 53-71 120-120 181-131 28-3 49 0 71 14z">
          <text:p/>
        </draw:path>
        <draw:polygon draw:style-name="gr9" draw:text-style-name="P2" draw:layer="layout" svg:width="0cm" svg:height="0cm" svg:x="15.68cm" svg:y="6.148cm" svg:viewBox="0 0 0 0" draw:points="0,0">
          <text:p/>
        </draw:polygon>
        <draw:polygon draw:style-name="gr1" draw:text-style-name="P1" draw:layer="layout" svg:width="2.226cm" svg:height="1.326cm" svg:x="14.735cm" svg:y="1.912cm" svg:viewBox="0 0 2227 1327" draw:points="35,1327 2227,60 2192,0 0,1267">
          <text:p/>
        </draw:polygon>
        <draw:polygon draw:style-name="gr9" draw:text-style-name="P2" draw:layer="layout" svg:width="0cm" svg:height="0cm" svg:x="15.68cm" svg:y="6.148cm" svg:viewBox="0 0 0 0" draw:points="0,0">
          <text:p/>
        </draw:polygon>
        <draw:path draw:style-name="gr1" draw:text-style-name="P1" draw:layer="layout" svg:width="1.57cm" svg:height="0.366cm" svg:x="14.305cm" svg:y="1.69cm" svg:viewBox="0 0 1571 367" svg:d="M1571 367c-25-89-96-170-198-237-332-173-844-173-1179 0-103 67-170 148-194 237 155-170 455-272 784-272 328 0 631 102 787 272z">
          <text:p/>
        </draw:path>
        <draw:polygon draw:style-name="gr9" draw:text-style-name="P2" draw:layer="layout" svg:width="0cm" svg:height="0cm" svg:x="15.68cm" svg:y="6.148cm" svg:viewBox="0 0 0 0" draw:points="0,0">
          <text:p/>
        </draw:polygon>
        <draw:path draw:style-name="gr1" draw:text-style-name="P1" draw:layer="layout" svg:width="0.374cm" svg:height="0.485cm" svg:x="16.457cm" svg:y="2.158cm" svg:viewBox="0 0 375 486" svg:d="M375 136c0-121-85-171-187-110-7 7-15 11-18 14-89 60-160 184-170 290 0 7 0 14 0 21 0 120 84 170 188 109 102-60 187-204 187-324z">
          <text:p/>
        </draw:path>
        <draw:polygon draw:style-name="gr9" draw:text-style-name="P2" draw:layer="layout" svg:width="0cm" svg:height="0cm" svg:x="15.68cm" svg:y="6.148cm" svg:viewBox="0 0 0 0" draw:points="0,0">
          <text:p/>
        </draw:polygon>
        <draw:path draw:style-name="gr1" draw:text-style-name="P1" draw:layer="layout" svg:width="0.374cm" svg:height="0.482cm" svg:x="14.901cm" svg:y="3.057cm" svg:viewBox="0 0 375 483" svg:d="M375 136c0-121-81-170-188-110-7 0-11 7-18 10-88 65-159 185-169 294 0 7 0 14 0 21 0 120 85 166 187 106 107-56 188-204 188-321z">
          <text:p/>
        </draw:path>
        <draw:polygon draw:style-name="gr9" draw:text-style-name="P2" draw:layer="layout" svg:width="0cm" svg:height="0cm" svg:x="15.68cm" svg:y="6.148cm" svg:viewBox="0 0 0 0" draw:points="0,0">
          <text:p/>
        </draw:polygon>
        <draw:path draw:style-name="gr1" draw:text-style-name="P1" draw:layer="layout" svg:width="0.374cm" svg:height="0.483cm" svg:x="14.901cm" svg:y="9.587cm" svg:viewBox="0 0 375 484" svg:d="M375 132c0-117-81-166-188-106-7 3-11 7-18 10-88 60-159 184-169 294 0 7 0 14 0 21 0 120 85 166 187 110 107-60 188-210 188-329z">
          <text:p/>
        </draw:path>
        <draw:polygon draw:style-name="gr9" draw:text-style-name="P2" draw:layer="layout" svg:width="0cm" svg:height="0cm" svg:x="15.68cm" svg:y="6.148cm" svg:viewBox="0 0 0 0" draw:points="0,0">
          <text:p/>
        </draw:polygon>
        <draw:path draw:style-name="gr1" draw:text-style-name="P1" draw:layer="layout" svg:width="0.374cm" svg:height="0.485cm" svg:x="16.457cm" svg:y="8.688cm" svg:viewBox="0 0 375 486" svg:d="M375 132c0-116-85-166-187-106-7 4-15 7-18 11-89 63-160 183-170 294 0 7 0 14 0 21 0 120 84 169 188 109 102-60 187-206 187-329z">
          <text:p/>
        </draw:path>
        <draw:polygon draw:style-name="gr9" draw:text-style-name="P2" draw:layer="layout" svg:width="0cm" svg:height="0cm" svg:x="15.68cm" svg:y="6.148cm" svg:viewBox="0 0 0 0" draw:points="0,0">
          <text:p/>
        </draw:polygon>
        <draw:polygon draw:style-name="gr1" draw:text-style-name="P1" draw:layer="layout" svg:width="1.485cm" svg:height="0.9cm" svg:x="13.25cm" svg:y="2.338cm" svg:viewBox="0 0 1486 901" draw:points="0,60 1451,901 1486,841 35,0">
          <text:p/>
        </draw:polygon>
        <draw:polygon draw:style-name="gr9" draw:text-style-name="P2" draw:layer="layout" svg:width="0cm" svg:height="0cm" svg:x="15.68cm" svg:y="6.148cm" svg:viewBox="0 0 0 0" draw:points="0,0">
          <text:p/>
        </draw:polygon>
        <draw:path draw:style-name="gr1" draw:text-style-name="P1" draw:layer="layout" svg:width="1.591cm" svg:height="0.423cm" svg:x="14.294cm" svg:y="1.785cm" svg:viewBox="0 0 1592 424" svg:d="M1592 339c0-21-7-46-10-67-156-170-459-272-788-272-328 0-628 102-783 272-7 21-11 46-11 67 0 28 7 57 14 85 78-215 402-368 780-368s706 153 780 368c11-28 18-57 18-85z">
          <text:p/>
        </draw:path>
        <draw:polygon draw:style-name="gr9" draw:text-style-name="P2" draw:layer="layout" svg:width="0cm" svg:height="0cm" svg:x="15.68cm" svg:y="6.148cm" svg:viewBox="0 0 0 0" draw:points="0,0">
          <text:p/>
        </draw:polygon>
        <draw:path draw:style-name="gr1" draw:text-style-name="P1" draw:layer="layout" svg:width="0.48cm" svg:height="0.639cm" svg:x="13.712cm" svg:y="4.821cm" svg:viewBox="0 0 481 640" svg:d="M159 1c-32-4-64 0-85 14-99 57-99 240 0 406 95 169 251 258 350 202 25-15 43-36 57-68-93-11-199-95-266-215-70-120-92-254-56-339z">
          <text:p/>
        </draw:path>
        <draw:polygon draw:style-name="gr9" draw:text-style-name="P2" draw:layer="layout" svg:width="0cm" svg:height="0cm" svg:x="15.68cm" svg:y="6.148cm" svg:viewBox="0 0 0 0" draw:points="0,0">
          <text:p/>
        </draw:polygon>
        <draw:path draw:style-name="gr1" draw:text-style-name="P1" draw:layer="layout" svg:width="0.48cm" svg:height="0.639cm" svg:x="13.712cm" svg:y="7.17cm" svg:viewBox="0 0 481 640" svg:d="M159 1c-32-3-64 0-85 15-99 56-99 237 0 406 95 166 251 258 350 201 25-14 43-35 57-67-93-10-199-95-266-215-70-120-92-255-56-340z">
          <text:p/>
        </draw:path>
        <draw:polygon draw:style-name="gr9" draw:text-style-name="P2" draw:layer="layout" svg:width="0cm" svg:height="0cm" svg:x="15.68cm" svg:y="6.148cm" svg:viewBox="0 0 0 0" draw:points="0,0">
          <text:p/>
        </draw:polygon>
        <draw:path draw:style-name="gr1" draw:text-style-name="P1" draw:layer="layout" svg:width="0.307cm" svg:height="0.393cm" svg:x="14.901cm" svg:y="9.61cm" svg:viewBox="0 0 308 394" svg:d="M308 110c0-46-18-82-46-100-26-14-58-14-93 3-88 61-159 185-169 291 3 38 21 67 46 81 42 24 109 0 166-60s96-145 96-215z">
          <text:p/>
        </draw:path>
        <draw:polygon draw:style-name="gr9" draw:text-style-name="P2" draw:layer="layout" svg:width="0cm" svg:height="0cm" svg:x="15.68cm" svg:y="6.148cm" svg:viewBox="0 0 0 0" draw:points="0,0">
          <text:p/>
        </draw:polygon>
        <draw:path draw:style-name="gr1" draw:text-style-name="P1" draw:layer="layout" svg:width="0.307cm" svg:height="0.392cm" svg:x="14.901cm" svg:y="3.082cm" svg:viewBox="0 0 308 393" svg:d="M308 107c0-46-18-82-46-99-26-11-58-11-93 3-88 60-159 184-169 294 3 35 21 64 46 78 42 24 109 3 166-57s96-149 96-219z">
          <text:p/>
        </draw:path>
        <draw:polygon draw:style-name="gr9" draw:text-style-name="P2" draw:layer="layout" svg:width="0cm" svg:height="0cm" svg:x="15.68cm" svg:y="6.148cm" svg:viewBox="0 0 0 0" draw:points="0,0">
          <text:p/>
        </draw:polygon>
        <draw:path draw:style-name="gr1" draw:text-style-name="P1" draw:layer="layout" svg:width="0.307cm" svg:height="0.394cm" svg:x="16.457cm" svg:y="2.183cm" svg:viewBox="0 0 308 395" svg:d="M308 110c0-46-18-85-46-99-25-15-58-15-93 0-88 63-159 183-169 293 3 35 21 67 45 82 43 24 110 0 166-61 58-60 97-145 97-215z">
          <text:p/>
        </draw:path>
        <draw:polygon draw:style-name="gr9" draw:text-style-name="P2" draw:layer="layout" svg:width="0cm" svg:height="0cm" svg:x="15.68cm" svg:y="6.148cm" svg:viewBox="0 0 0 0" draw:points="0,0">
          <text:p/>
        </draw:polygon>
        <draw:path draw:style-name="gr1" draw:text-style-name="P1" draw:layer="layout" svg:width="0.307cm" svg:height="0.391cm" svg:x="16.457cm" svg:y="8.713cm" svg:viewBox="0 0 308 392" svg:d="M308 110c0-50-18-85-46-99-25-15-58-15-93 0-88 63-159 184-169 294 3 35 21 63 45 77 43 25 110 4 166-56 58-60 97-145 97-216z">
          <text:p/>
        </draw:path>
        <draw:polygon draw:style-name="gr9" draw:text-style-name="P2" draw:layer="layout" svg:width="0cm" svg:height="0cm" svg:x="15.68cm" svg:y="6.148cm" svg:viewBox="0 0 0 0" draw:points="0,0">
          <text:p/>
        </draw:polygon>
        <draw:path draw:style-name="gr1" draw:text-style-name="P1" draw:layer="layout" svg:width="0.343cm" svg:height="0.539cm" svg:x="13.863cm" svg:y="4.826cm" svg:viewBox="0 0 344 540" svg:d="M145 63c-42-32-84-56-123-63-43 81-21 211 49 332 67 120 173 201 262 208 7-24 11-49 11-81 0-18 0-39-4-60-57-17-110-70-149-138-39-67-56-142-46-198z">
          <text:p/>
        </draw:path>
        <draw:polygon draw:style-name="gr9" draw:text-style-name="P2" draw:layer="layout" svg:width="0cm" svg:height="0cm" svg:x="15.68cm" svg:y="6.148cm" svg:viewBox="0 0 0 0" draw:points="0,0">
          <text:p/>
        </draw:polygon>
        <draw:path draw:style-name="gr1" draw:text-style-name="P1" draw:layer="layout" svg:width="0.343cm" svg:height="0.544cm" svg:x="13.863cm" svg:y="7.171cm" svg:viewBox="0 0 344 545" svg:d="M145 64c-42-32-84-53-123-64-43 82-21 217 49 333 67 120 173 205 262 212 7-25 11-53 11-81 0-22 0-39-4-60-57-22-110-71-149-138s-56-142-46-202z">
          <text:p/>
        </draw:path>
        <draw:polygon draw:style-name="gr9" draw:text-style-name="P2" draw:layer="layout" svg:width="0cm" svg:height="0cm" svg:x="15.68cm" svg:y="6.148cm" svg:viewBox="0 0 0 0" draw:points="0,0">
          <text:p/>
        </draw:polygon>
        <draw:path draw:style-name="gr1" draw:text-style-name="P1" draw:layer="layout" svg:width="0.363cm" svg:height="0.484cm" svg:x="16.171cm" svg:y="3.795cm" svg:viewBox="0 0 364 485" svg:d="M116 485c-10-21-14-46-14-71 0-74 32-163 85-237 49-71 116-120 177-127l-36-21-25-18c-53-28-127 0-194 67-67 71-109 169-109 255 0 53 17 95 53 113l28 18z">
          <text:p/>
        </draw:path>
        <draw:polygon draw:style-name="gr9" draw:text-style-name="P2" draw:layer="layout" svg:width="0cm" svg:height="0cm" svg:x="15.68cm" svg:y="6.148cm" svg:viewBox="0 0 0 0" draw:points="0,0">
          <text:p/>
        </draw:polygon>
        <draw:path draw:style-name="gr1" draw:text-style-name="P1" draw:layer="layout" svg:width="0.363cm" svg:height="0.484cm" svg:x="16.171cm" svg:y="10.325cm" svg:viewBox="0 0 364 485" svg:d="M116 485c-10-22-14-46-14-74 0-71 32-159 85-230 49-74 116-124 177-131l-36-21-25-18c-53-28-127 0-194 68-67 70-109 169-109 254 0 53 17 95 53 113l28 17z">
          <text:p/>
        </draw:path>
        <draw:polygon draw:style-name="gr9" draw:text-style-name="P2" draw:layer="layout" svg:width="0cm" svg:height="0cm" svg:x="15.68cm" svg:y="6.148cm" svg:viewBox="0 0 0 0" draw:points="0,0">
          <text:p/>
        </draw:polygon>
        <draw:path draw:style-name="gr1" draw:text-style-name="P1" draw:layer="layout" svg:width="0.367cm" svg:height="0.48cm" svg:x="17.723cm" svg:y="2.899cm" svg:viewBox="0 0 368 481" svg:d="M117 481c-7-18-10-42-10-70 0-71 28-159 81-234 53-71 120-120 180-127l-35-21-29-18c-49-28-127 0-194 67-63 71-110 170-110 255 0 53 21 95 54 113l28 17z">
          <text:p/>
        </draw:path>
        <draw:polygon draw:style-name="gr9" draw:text-style-name="P2" draw:layer="layout" svg:width="0cm" svg:height="0cm" svg:x="15.68cm" svg:y="6.148cm" svg:viewBox="0 0 0 0" draw:points="0,0">
          <text:p/>
        </draw:polygon>
        <draw:path draw:style-name="gr1" draw:text-style-name="P1" draw:layer="layout" svg:width="0.367cm" svg:height="0.48cm" svg:x="17.723cm" svg:y="9.428cm" svg:viewBox="0 0 368 481" svg:d="M117 481c-7-21-10-42-10-72 0-74 28-162 81-232 53-71 120-120 180-131l-35-21-29-14c-49-28-127-4-194 67-63 70-110 169-110 250 0 57 21 100 54 118l28 14z">
          <text:p/>
        </draw:path>
        <draw:polygon draw:style-name="gr9" draw:text-style-name="P2" draw:layer="layout" svg:width="0cm" svg:height="0cm" svg:x="15.68cm" svg:y="6.148cm" svg:viewBox="0 0 0 0" draw:points="0,0">
          <text:p/>
        </draw:polygon>
        <draw:path draw:style-name="gr1" draw:text-style-name="P1" draw:layer="layout" svg:width="0.251cm" svg:height="0.319cm" svg:x="13.514cm" svg:y="9.035cm" svg:viewBox="0 0 252 320" svg:d="M252 233c0-7 0-14-4-25-7-63-49-137-102-176-7-8-14-12-21-15-68-39-125-7-125 71 0 81 57 177 125 216 70 38 127 7 127-71z">
          <text:p/>
        </draw:path>
        <draw:polygon draw:style-name="gr9" draw:text-style-name="P2" draw:layer="layout" svg:width="0cm" svg:height="0cm" svg:x="15.68cm" svg:y="6.148cm" svg:viewBox="0 0 0 0" draw:points="0,0">
          <text:p/>
        </draw:polygon>
        <draw:path draw:style-name="gr1" draw:text-style-name="P1" draw:layer="layout" svg:width="0.247cm" svg:height="0.321cm" svg:x="14.188cm" svg:y="3.301cm" svg:viewBox="0 0 248 322" svg:d="M248 234c0-10 0-14 0-24-10-64-50-138-103-181-7-4-14-7-21-11-67-42-124-7-124 72 0 81 57 176 124 215 70 39 124 7 124-71z">
          <text:p/>
        </draw:path>
        <draw:polygon draw:style-name="gr9" draw:text-style-name="P2" draw:layer="layout" svg:width="0cm" svg:height="0cm" svg:x="15.68cm" svg:y="6.148cm" svg:viewBox="0 0 0 0" draw:points="0,0">
          <text:p/>
        </draw:polygon>
        <draw:path draw:style-name="gr1" draw:text-style-name="P1" draw:layer="layout" svg:width="0.251cm" svg:height="0.321cm" svg:x="13.514cm" svg:y="2.913cm" svg:viewBox="0 0 252 322" svg:d="M252 234c0-7 0-14-4-24-7-64-49-139-102-178-7-7-14-10-21-14-68-42-125-7-125 71 0 82 57 177 125 216 70 39 127 7 127-71z">
          <text:p/>
        </draw:path>
        <draw:polygon draw:style-name="gr9" draw:text-style-name="P2" draw:layer="layout" svg:width="0cm" svg:height="0cm" svg:x="15.68cm" svg:y="6.148cm" svg:viewBox="0 0 0 0" draw:points="0,0">
          <text:p/>
        </draw:polygon>
        <draw:path draw:style-name="gr1" draw:text-style-name="P1" draw:layer="layout" svg:width="0.247cm" svg:height="0.321cm" svg:x="14.188cm" svg:y="9.423cm" svg:viewBox="0 0 248 322" svg:d="M248 232c0-7 0-14 0-25-10-63-50-137-103-176-7-7-14-11-21-14-67-40-124-8-124 70 0 82 57 177 124 216 70 43 124 10 124-71z">
          <text:p/>
        </draw:path>
        <draw:polygon draw:style-name="gr9" draw:text-style-name="P2" draw:layer="layout" svg:width="0cm" svg:height="0cm" svg:x="15.68cm" svg:y="6.148cm" svg:viewBox="0 0 0 0" draw:points="0,0">
          <text:p/>
        </draw:polygon>
        <draw:path draw:style-name="gr1" draw:text-style-name="P1" draw:layer="layout" svg:width="0.374cm" svg:height="0.485cm" svg:x="16.457cm" svg:y="2.158cm" svg:viewBox="0 0 375 486" svg:d="M0 330c3 38 21 67 42 81 46 24 110 0 170-60 57-60 92-145 92-215 0-46-14-82-42-99-25-14-57-14-92 3 3-3 11-7 18-14 102-61 187-11 187 110 0 120-85 264-187 324-104 61-188 11-188-109 0-7 0-14 0-21z">
          <text:p/>
        </draw:path>
        <draw:polygon draw:style-name="gr9" draw:text-style-name="P2" draw:layer="layout" svg:width="0cm" svg:height="0cm" svg:x="15.68cm" svg:y="6.148cm" svg:viewBox="0 0 0 0" draw:points="0,0">
          <text:p/>
        </draw:polygon>
        <draw:path draw:style-name="gr1" draw:text-style-name="P1" draw:layer="layout" svg:width="0.374cm" svg:height="0.485cm" svg:x="16.457cm" svg:y="8.688cm" svg:viewBox="0 0 375 486" svg:d="M0 331c3 35 21 63 42 77 46 25 110 4 170-56 57-60 92-146 92-220 0-46-14-81-42-95-25-14-57-14-92 0 3-4 11-7 18-11 102-60 187-10 187 106 0 123-85 269-187 329-104 60-188 11-188-109 0-7 0-14 0-21z">
          <text:p/>
        </draw:path>
        <draw:polygon draw:style-name="gr9" draw:text-style-name="P2" draw:layer="layout" svg:width="0cm" svg:height="0cm" svg:x="15.68cm" svg:y="6.148cm" svg:viewBox="0 0 0 0" draw:points="0,0">
          <text:p/>
        </draw:polygon>
        <draw:path draw:style-name="gr1" draw:text-style-name="P1" draw:layer="layout" svg:width="0.374cm" svg:height="0.482cm" svg:x="14.901cm" svg:y="3.057cm" svg:viewBox="0 0 375 483" svg:d="M0 330c3 35 21 64 46 78 42 24 109 3 167-57 56-60 95-144 95-215 0-49-18-86-46-103-25-11-58-11-93 3 7-3 11-10 18-10 107-60 188-11 188 110 0 117-81 265-188 321-102 60-187 14-187-106 0-7 0-14 0-21z">
          <text:p/>
        </draw:path>
        <draw:polygon draw:style-name="gr9" draw:text-style-name="P2" draw:layer="layout" svg:width="0cm" svg:height="0cm" svg:x="15.68cm" svg:y="6.148cm" svg:viewBox="0 0 0 0" draw:points="0,0">
          <text:p/>
        </draw:polygon>
        <draw:path draw:style-name="gr1" draw:text-style-name="P1" draw:layer="layout" svg:width="0.374cm" svg:height="0.483cm" svg:x="14.901cm" svg:y="9.587cm" svg:viewBox="0 0 375 484" svg:d="M0 330c3 35 21 64 46 78 42 24 109 3 167-57 56-64 95-149 95-219 0-46-18-82-46-99-25-11-58-11-93 3 7-3 11-7 18-10 107-60 188-11 188 106 0 119-81 269-188 329-102 56-187 10-187-110 0-7 0-14 0-21z">
          <text:p/>
        </draw:path>
        <draw:polygon draw:style-name="gr9" draw:text-style-name="P2" draw:layer="layout" svg:width="0cm" svg:height="0cm" svg:x="15.68cm" svg:y="6.148cm" svg:viewBox="0 0 0 0" draw:points="0,0">
          <text:p/>
        </draw:polygon>
        <draw:path draw:style-name="gr1" draw:text-style-name="P1" draw:layer="layout" svg:width="0.212cm" svg:height="0.273cm" svg:x="16.397cm" svg:y="10.507cm" svg:viewBox="0 0 213 274" svg:d="M181 9c42 21 42 99 0 173-40 70-107 110-150 84-21-10-31-35-31-67 0-49 24-109 67-151 38-43 84-61 114-39z">
          <text:p/>
        </draw:path>
        <draw:polygon draw:style-name="gr9" draw:text-style-name="P2" draw:layer="layout" svg:width="0cm" svg:height="0cm" svg:x="15.68cm" svg:y="6.148cm" svg:viewBox="0 0 0 0" draw:points="0,0">
          <text:p/>
        </draw:polygon>
        <draw:path draw:style-name="gr1" draw:text-style-name="P1" draw:layer="layout" svg:width="0.216cm" svg:height="0.274cm" svg:x="17.949cm" svg:y="9.609cm" svg:viewBox="0 0 217 275" svg:d="M184 7c44 25 44 103 0 174-42 74-109 109-148 88-21-14-36-39-36-70 0-50 29-111 68-153 42-42 85-56 116-39z">
          <text:p/>
        </draw:path>
        <draw:polygon draw:style-name="gr9" draw:text-style-name="P2" draw:layer="layout" svg:width="0cm" svg:height="0cm" svg:x="15.68cm" svg:y="6.148cm" svg:viewBox="0 0 0 0" draw:points="0,0">
          <text:p/>
        </draw:polygon>
        <draw:path draw:style-name="gr1" draw:text-style-name="P1" draw:layer="layout" svg:width="0.212cm" svg:height="0.274cm" svg:x="16.397cm" svg:y="3.977cm" svg:viewBox="0 0 213 275" svg:d="M181 5c42 25 42 103 0 177-40 70-107 110-150 85-21-10-31-36-31-71 0-46 24-106 67-148 38-43 84-57 114-43z">
          <text:p/>
        </draw:path>
        <draw:polygon draw:style-name="gr9" draw:text-style-name="P2" draw:layer="layout" svg:width="0cm" svg:height="0cm" svg:x="15.68cm" svg:y="6.148cm" svg:viewBox="0 0 0 0" draw:points="0,0">
          <text:p/>
        </draw:polygon>
        <draw:path draw:style-name="gr1" draw:text-style-name="P1" draw:layer="layout" svg:width="0.216cm" svg:height="0.276cm" svg:x="17.949cm" svg:y="3.079cm" svg:viewBox="0 0 217 277" svg:d="M184 7c44 25 44 104 0 174-42 74-109 113-148 88-21-10-36-35-36-70 0-50 29-106 68-153 42-42 85-56 116-39z">
          <text:p/>
        </draw:path>
        <draw:polygon draw:style-name="gr9" draw:text-style-name="P2" draw:layer="layout" svg:width="0cm" svg:height="0cm" svg:x="15.68cm" svg:y="6.148cm" svg:viewBox="0 0 0 0" draw:points="0,0">
          <text:p/>
        </draw:polygon>
        <draw:path draw:style-name="gr1" draw:text-style-name="P1" draw:layer="layout" svg:width="0.247cm" svg:height="0.321cm" svg:x="14.188cm" svg:y="3.301cm" svg:viewBox="0 0 248 322" svg:d="M145 29c-7-4-14-7-21-11-67-42-124-7-124 72 0 81 57 176 124 215 70 39 124 7 124-71 0-10 0-14 0-24-3 17-14 31-25 38-36 22-92-10-128-70-31-60-31-125 0-146 15-7 32-7 50-3z">
          <text:p/>
        </draw:path>
        <draw:polygon draw:style-name="gr9" draw:text-style-name="P2" draw:layer="layout" svg:width="0cm" svg:height="0cm" svg:x="15.68cm" svg:y="6.148cm" svg:viewBox="0 0 0 0" draw:points="0,0">
          <text:p/>
        </draw:polygon>
        <draw:path draw:style-name="gr1" draw:text-style-name="P1" draw:layer="layout" svg:width="0.251cm" svg:height="0.319cm" svg:x="13.514cm" svg:y="9.035cm" svg:viewBox="0 0 252 320" svg:d="M146 32c-7-8-14-12-21-15-68-39-125-7-125 71 0 81 57 177 125 216 70 38 127 7 127-71 0-7 0-14-4-25-3 21-10 32-21 43-39 17-95-14-128-74-35-60-35-124 0-145 11-8 29-8 47 0z">
          <text:p/>
        </draw:path>
        <draw:polygon draw:style-name="gr9" draw:text-style-name="P2" draw:layer="layout" svg:width="0cm" svg:height="0cm" svg:x="15.68cm" svg:y="6.148cm" svg:viewBox="0 0 0 0" draw:points="0,0">
          <text:p/>
        </draw:polygon>
        <draw:path draw:style-name="gr1" draw:text-style-name="P1" draw:layer="layout" svg:width="0.251cm" svg:height="0.321cm" svg:x="13.514cm" svg:y="2.913cm" svg:viewBox="0 0 252 322" svg:d="M146 32c-7-7-14-10-21-14-68-42-125-7-125 71 0 82 57 177 125 216 70 39 127 7 127-71 0-7 0-14-4-24-3 17-10 31-21 38-39 22-95-10-128-70-35-61-35-128 0-146 11-7 29-7 47 0z">
          <text:p/>
        </draw:path>
        <draw:polygon draw:style-name="gr9" draw:text-style-name="P2" draw:layer="layout" svg:width="0cm" svg:height="0cm" svg:x="15.68cm" svg:y="6.148cm" svg:viewBox="0 0 0 0" draw:points="0,0">
          <text:p/>
        </draw:polygon>
        <draw:path draw:style-name="gr1" draw:text-style-name="P1" draw:layer="layout" svg:width="0.247cm" svg:height="0.321cm" svg:x="14.188cm" svg:y="9.423cm" svg:viewBox="0 0 248 322" svg:d="M145 31c-7-7-14-11-21-14-67-40-124-8-124 70 0 82 57 177 124 216 70 43 124 10 124-71 0-7 0-14 0-25-3 18-14 32-25 39-36 21-92-10-128-70-31-60-31-124 0-145 15-7 32-7 50 0z">
          <text:p/>
        </draw:path>
        <draw:polygon draw:style-name="gr9" draw:text-style-name="P2" draw:layer="layout" svg:width="0cm" svg:height="0cm" svg:x="15.68cm" svg:y="6.148cm" svg:viewBox="0 0 0 0" draw:points="0,0">
          <text:p/>
        </draw:polygon>
        <draw:path draw:style-name="gr1" draw:text-style-name="P1" draw:layer="layout" svg:width="0.174cm" svg:height="0.229cm" svg:x="13.587cm" svg:y="9.061cm" svg:viewBox="0 0 175 230" svg:d="M154 225c11-11 18-22 21-43-7-68-49-138-102-177-19-7-36-7-47 0-35 21-35 85 0 145 32 61 89 92 128 75z">
          <text:p/>
        </draw:path>
        <draw:polygon draw:style-name="gr9" draw:text-style-name="P2" draw:layer="layout" svg:width="0cm" svg:height="0cm" svg:x="15.68cm" svg:y="6.148cm" svg:viewBox="0 0 0 0" draw:points="0,0">
          <text:p/>
        </draw:polygon>
        <draw:path draw:style-name="gr1" draw:text-style-name="P1" draw:layer="layout" svg:width="0.178cm" svg:height="0.227cm" svg:x="14.257cm" svg:y="9.448cm" svg:viewBox="0 0 179 228" svg:d="M151 222c14-7 21-21 28-40-10-63-53-137-107-180-17-3-31-3-46 4-35 21-35 85 0 145 36 61 93 92 125 71z">
          <text:p/>
        </draw:path>
        <draw:polygon draw:style-name="gr9" draw:text-style-name="P2" draw:layer="layout" svg:width="0cm" svg:height="0cm" svg:x="15.68cm" svg:y="6.148cm" svg:viewBox="0 0 0 0" draw:points="0,0">
          <text:p/>
        </draw:polygon>
        <draw:path draw:style-name="gr1" draw:text-style-name="P1" draw:layer="layout" svg:width="0.178cm" svg:height="0.228cm" svg:x="14.257cm" svg:y="3.327cm" svg:viewBox="0 0 179 229" svg:d="M151 222c14-7 21-21 28-39-10-67-53-138-107-180-17-4-31-4-46 3-35 18-35 85 0 145 36 61 93 93 125 71z">
          <text:p/>
        </draw:path>
        <draw:polygon draw:style-name="gr9" draw:text-style-name="P2" draw:layer="layout" svg:width="0cm" svg:height="0cm" svg:x="15.68cm" svg:y="6.148cm" svg:viewBox="0 0 0 0" draw:points="0,0">
          <text:p/>
        </draw:polygon>
        <draw:path draw:style-name="gr1" draw:text-style-name="P1" draw:layer="layout" svg:width="0.174cm" svg:height="0.227cm" svg:x="13.587cm" svg:y="2.94cm" svg:viewBox="0 0 175 228" svg:d="M154 221c11-7 18-21 21-38-7-67-49-139-102-178-19-7-36-7-47 0-35 18-35 85 0 146 32 60 89 92 128 70z">
          <text:p/>
        </draw:path>
        <draw:polygon draw:style-name="gr9" draw:text-style-name="P2" draw:layer="layout" svg:width="0cm" svg:height="0cm" svg:x="15.68cm" svg:y="6.148cm" svg:viewBox="0 0 0 0" draw:points="0,0">
          <text:p/>
        </draw:polygon>
        <draw:path draw:style-name="gr1" draw:text-style-name="P1" draw:layer="layout" svg:width="1.591cm" svg:height="0.469cm" svg:x="14.294cm" svg:y="1.654cm" svg:viewBox="0 0 1592 470" svg:d="M0 463c0 0 0 4 0 7 0-22 4-47 11-68 24-88 91-169 194-233 10-7 17-10 28-17 310-181 816-181 1126 0 7 7 18 10 25 17 102 64 173 145 198 233 3 21 10 46 10 68 0-3 0-7 0-7 0-255-356-463-798-463-438 0-794 208-794 463z">
          <text:p/>
        </draw:path>
        <draw:polygon draw:style-name="gr9" draw:text-style-name="P2" draw:layer="layout" svg:width="0cm" svg:height="0cm" svg:x="15.68cm" svg:y="6.148cm" svg:viewBox="0 0 0 0" draw:points="0,0">
          <text:p/>
        </draw:polygon>
        <draw:path draw:style-name="gr1" draw:text-style-name="P1" draw:layer="layout" svg:width="0.197cm" svg:height="0.339cm" svg:x="14.005cm" svg:y="7.235cm" svg:viewBox="0 0 198 340" svg:d="M3 0c-10 57 7 132 46 199 40 67 96 119 149 141-21-127-95-258-195-340z">
          <text:p/>
        </draw:path>
        <draw:polygon draw:style-name="gr9" draw:text-style-name="P2" draw:layer="layout" svg:width="0cm" svg:height="0cm" svg:x="15.68cm" svg:y="6.148cm" svg:viewBox="0 0 0 0" draw:points="0,0">
          <text:p/>
        </draw:polygon>
        <draw:path draw:style-name="gr1" draw:text-style-name="P1" draw:layer="layout" svg:width="0.197cm" svg:height="0.335cm" svg:x="14.005cm" svg:y="4.889cm" svg:viewBox="0 0 198 336" svg:d="M3 0c-10 56 7 131 46 198 40 67 96 121 149 138-21-124-95-255-195-336z">
          <text:p/>
        </draw:path>
        <draw:polygon draw:style-name="gr9" draw:text-style-name="P2" draw:layer="layout" svg:width="0cm" svg:height="0cm" svg:x="15.68cm" svg:y="6.148cm" svg:viewBox="0 0 0 0" draw:points="0,0">
          <text:p/>
        </draw:polygon>
        <draw:path draw:style-name="gr1" draw:text-style-name="P1" draw:layer="layout" svg:width="1.178cm" svg:height="0.151cm" svg:x="14.499cm" svg:y="1.672cm" svg:viewBox="0 0 1179 152" svg:d="M1179 152c-7-7-18-10-25-14-310-184-815-184-1126 0-11 4-18 7-28 14 336-177 847-177 1179 0z">
          <text:p/>
        </draw:path>
        <draw:polygon draw:style-name="gr9" draw:text-style-name="P2" draw:layer="layout" svg:width="0cm" svg:height="0cm" svg:x="15.68cm" svg:y="6.148cm" svg:viewBox="0 0 0 0" draw:points="0,0">
          <text:p/>
        </draw:polygon>
        <draw:path draw:style-name="gr1" draw:text-style-name="P1" draw:layer="layout" svg:width="0.344cm" svg:height="0.557cm" svg:x="13.851cm" svg:y="4.822cm" svg:viewBox="0 0 345 558" svg:d="M30 4c-3 0-7-4-14-4-35 85-10 219 57 339 71 120 174 205 265 219 4-3 4-10 7-14-91-7-194-89-265-209-67-120-88-250-50-331z">
          <text:p/>
        </draw:path>
        <draw:polygon draw:style-name="gr9" draw:text-style-name="P2" draw:layer="layout" svg:width="0cm" svg:height="0cm" svg:x="15.68cm" svg:y="6.148cm" svg:viewBox="0 0 0 0" draw:points="0,0">
          <text:p/>
        </draw:polygon>
        <draw:path draw:style-name="gr1" draw:text-style-name="P1" draw:layer="layout" svg:width="0.344cm" svg:height="0.554cm" svg:x="13.851cm" svg:y="7.171cm" svg:viewBox="0 0 345 555" svg:d="M30 0c-3 0-7 0-14 0-35 85-10 216 57 340 71 120 174 205 265 215 4-3 4-7 7-10-91-7-194-92-265-212-67-121-88-251-50-333z">
          <text:p/>
        </draw:path>
        <draw:polygon draw:style-name="gr9" draw:text-style-name="P2" draw:layer="layout" svg:width="0cm" svg:height="0cm" svg:x="15.68cm" svg:y="6.148cm" svg:viewBox="0 0 0 0" draw:points="0,0">
          <text:p/>
        </draw:polygon>
        <draw:polygon draw:style-name="gr1" draw:text-style-name="P1" draw:layer="layout" svg:width="0.07cm" svg:height="0.063cm" svg:x="14.7cm" svg:y="3.175cm" svg:viewBox="0 0 71 64" draw:points="0,64 71,64 36,0">
          <text:p/>
        </draw:polygon>
        <draw:polygon draw:style-name="gr9" draw:text-style-name="P2" draw:layer="layout" svg:width="0cm" svg:height="0cm" svg:x="15.68cm" svg:y="6.148cm" svg:viewBox="0 0 0 0" draw:points="0,0">
          <text:p/>
        </draw:polygon>
        <draw:polygon draw:style-name="gr1" draw:text-style-name="P1" draw:layer="layout" svg:width="0.039cm" svg:height="0.064cm" svg:x="13.25cm" svg:y="2.338cm" svg:viewBox="0 0 40 65" draw:points="0,22 0,65 40,0">
          <text:p/>
        </draw:polygon>
        <draw:polygon draw:style-name="gr9" draw:text-style-name="P2" draw:layer="layout" svg:width="0cm" svg:height="0cm" svg:x="15.68cm" svg:y="6.148cm" svg:viewBox="0 0 0 0" draw:points="0,0">
          <text:p/>
        </draw:polygon>
        <draw:polygon draw:style-name="gr1" draw:text-style-name="P1" draw:layer="layout" svg:width="0.035cm" svg:height="0.06cm" svg:x="16.926cm" svg:y="1.912cm" svg:viewBox="0 0 36 61" draw:points="36,61 36,22 0,0">
          <text:p/>
        </draw:polygon>
        <draw:polygon draw:style-name="gr9" draw:text-style-name="P2" draw:layer="layout" svg:width="0cm" svg:height="0cm" svg:x="15.68cm" svg:y="6.148cm" svg:viewBox="0 0 0 0" draw:points="0,0">
          <text:p/>
        </draw:polygon>
        <draw:polygon draw:style-name="gr1" draw:text-style-name="P1" draw:layer="layout" svg:width="0.07cm" svg:height="0.021cm" svg:x="14.7cm" svg:y="10.255cm" svg:viewBox="0 0 71 22" draw:points="36,22 71,0 0,0">
          <text:p/>
        </draw:polygon>
        <draw:polygon draw:style-name="gr9" draw:text-style-name="P2" draw:layer="layout" svg:width="0cm" svg:height="0cm" svg:x="15.68cm" svg:y="6.148cm" svg:viewBox="0 0 0 0" draw:points="0,0">
          <text:p/>
        </draw:polygon>
        <draw:path draw:style-name="gr10" draw:text-style-name="P2" draw:layer="layout" svg:width="0.183cm" svg:height="0.201cm" svg:x="17.949cm" svg:y="9.609cm" svg:viewBox="0 0 184 202" svg:d="M0 202c0-53 28-114 67-156 43-39 89-56 117-39">
          <text:p/>
        </draw:path>
        <draw:path draw:style-name="gr10" draw:text-style-name="P2" draw:layer="layout" svg:width="0.181cm" svg:height="0.267cm" svg:x="17.984cm" svg:y="9.616cm" svg:viewBox="0 0 182 268" svg:d="M149 0c44 25 44 103 0 174-42 74-109 109-149 88">
          <text:p/>
        </draw:path>
        <draw:path draw:style-name="gr10" draw:text-style-name="P2" draw:layer="layout" svg:width="0.035cm" svg:height="0.07cm" svg:x="17.949cm" svg:y="9.807cm" svg:viewBox="0 0 36 71" svg:d="M36 71c-22-14-36-39-36-71">
          <text:p/>
        </draw:path>
        <draw:path draw:style-name="gr10" draw:text-style-name="P2" draw:layer="layout" svg:width="0.332cm" svg:height="0.366cm" svg:x="17.864cm" svg:y="9.494cm" svg:viewBox="0 0 333 367" svg:d="M0 367c0-92 46-202 120-280 75-78 156-106 213-74">
          <text:p/>
        </draw:path>
        <draw:path draw:style-name="gr10" draw:text-style-name="P2" draw:layer="layout" svg:width="0.331cm" svg:height="0.49cm" svg:x="17.921cm" svg:y="9.507cm" svg:viewBox="0 0 332 491" svg:d="M276 0c74 46 74 188 0 318-78 134-201 205-276 159">
          <text:p/>
        </draw:path>
        <draw:path draw:style-name="gr10" draw:text-style-name="P2" draw:layer="layout" svg:width="0.057cm" svg:height="0.127cm" svg:x="17.864cm" svg:y="9.856cm" svg:viewBox="0 0 58 128" svg:d="M58 128c-40-22-58-68-58-128">
          <text:p/>
        </draw:path>
        <draw:path draw:style-name="gr10" draw:text-style-name="P2" draw:layer="layout" svg:width="0.332cm" svg:height="0.365cm" svg:x="17.829cm" svg:y="9.473cm" svg:viewBox="0 0 333 366" svg:d="M0 366c0-91 46-202 120-279 70-78 156-106 213-74">
          <text:p/>
        </draw:path>
        <draw:path draw:style-name="gr10" draw:text-style-name="P2" draw:layer="layout" svg:width="0.056cm" svg:height="0.127cm" svg:x="17.829cm" svg:y="9.835cm" svg:viewBox="0 0 57 128" svg:d="M57 128c-35-21-57-67-57-128">
          <text:p/>
        </draw:path>
        <draw:path draw:style-name="gr10" draw:text-style-name="P2" draw:layer="layout" svg:width="0.303cm" svg:height="0.332cm" svg:x="17.723cm" svg:y="9.428cm" svg:viewBox="0 0 304 333" svg:d="M0 333c0-85 47-184 110-254 67-72 145-96 194-68">
          <text:p/>
        </draw:path>
        <draw:path draw:style-name="gr10" draw:text-style-name="P2" draw:layer="layout" svg:width="0.053cm" svg:height="0.117cm" svg:x="17.723cm" svg:y="9.757cm" svg:viewBox="0 0 54 118" svg:d="M54 118c-33-21-54-64-54-118">
          <text:p/>
        </draw:path>
        <draw:path draw:style-name="gr10" draw:text-style-name="P2" draw:layer="layout" svg:width="0.314cm" svg:height="0.344cm" svg:x="17.712cm" svg:y="9.413cm" svg:viewBox="0 0 315 345" svg:d="M0 345c0-84 43-190 113-261 67-75 145-103 202-71">
          <text:p/>
        </draw:path>
        <draw:path draw:style-name="gr10" draw:text-style-name="P2" draw:layer="layout" svg:width="0.032cm" svg:height="0.028cm" svg:x="18.023cm" svg:y="9.426cm" svg:viewBox="0 0 33 29" svg:d="M0 0c15 7 26 17 33 29">
          <text:p/>
        </draw:path>
        <draw:path draw:style-name="gr10" draw:text-style-name="P2" draw:layer="layout" svg:width="0.039cm" svg:height="0.014cm" svg:x="17.765cm" svg:y="9.874cm" svg:viewBox="0 0 40 15" svg:d="M40 15c-15 0-29-7-40-15">
          <text:p/>
        </draw:path>
        <draw:path draw:style-name="gr10" draw:text-style-name="P2" draw:layer="layout" svg:width="0.053cm" svg:height="0.12cm" svg:x="17.712cm" svg:y="9.757cm" svg:viewBox="0 0 54 121" svg:d="M54 121c-36-21-54-64-54-121">
          <text:p/>
        </draw:path>
        <draw:path draw:style-name="gr10" draw:text-style-name="P2" draw:layer="layout" svg:width="0.314cm" svg:height="0.341cm" svg:x="17.677cm" svg:y="9.395cm" svg:viewBox="0 0 315 342" svg:d="M0 342c0-85 47-188 114-262 67-70 148-99 201-67">
          <text:p/>
        </draw:path>
        <draw:path draw:style-name="gr10" draw:text-style-name="P2" draw:layer="layout" svg:width="0.053cm" svg:height="0.12cm" svg:x="17.677cm" svg:y="9.736cm" svg:viewBox="0 0 54 121" svg:d="M54 121c-36-21-54-64-54-121">
          <text:p/>
        </draw:path>
        <draw:path draw:style-name="gr10" draw:text-style-name="P2" draw:layer="layout" svg:width="0.18cm" svg:height="0.199cm" svg:x="16.397cm" svg:y="3.977cm" svg:viewBox="0 0 181 200" svg:d="M0 200c0-49 24-110 63-152 42-43 88-57 118-43">
          <text:p/>
        </draw:path>
        <draw:path draw:style-name="gr10" draw:text-style-name="P2" draw:layer="layout" svg:width="0.181cm" svg:height="0.269cm" svg:x="16.428cm" svg:y="3.982cm" svg:viewBox="0 0 182 270" svg:d="M150 0c42 25 42 103 0 178-40 70-111 109-150 84">
          <text:p/>
        </draw:path>
        <draw:path draw:style-name="gr10" draw:text-style-name="P2" draw:layer="layout" svg:width="0.031cm" svg:height="0.07cm" svg:x="16.397cm" svg:y="4.173cm" svg:viewBox="0 0 32 71" svg:d="M32 71c-22-11-32-36-32-71">
          <text:p/>
        </draw:path>
        <draw:path draw:style-name="gr10" draw:text-style-name="P2" draw:layer="layout" svg:width="0.332cm" svg:height="0.362cm" svg:x="16.308cm" svg:y="3.864cm" svg:viewBox="0 0 333 363" svg:d="M0 363c0-93 46-199 121-276 74-78 156-106 212-74">
          <text:p/>
        </draw:path>
        <draw:path draw:style-name="gr10" draw:text-style-name="P2" draw:layer="layout" svg:width="0.334cm" svg:height="0.488cm" svg:x="16.365cm" svg:y="3.877cm" svg:viewBox="0 0 335 489" svg:d="M276 0c78 42 78 183 0 318-74 131-199 201-276 159">
          <text:p/>
        </draw:path>
        <draw:path draw:style-name="gr10" draw:text-style-name="P2" draw:layer="layout" svg:width="0.057cm" svg:height="0.127cm" svg:x="16.308cm" svg:y="4.226cm" svg:viewBox="0 0 58 128" svg:d="M58 128c-35-21-58-67-58-128">
          <text:p/>
        </draw:path>
        <draw:path draw:style-name="gr10" draw:text-style-name="P2" draw:layer="layout" svg:width="0.332cm" svg:height="0.366cm" svg:x="16.273cm" svg:y="3.843cm" svg:viewBox="0 0 333 367" svg:d="M0 367c0-96 46-202 121-280 74-77 155-106 212-74">
          <text:p/>
        </draw:path>
        <draw:path draw:style-name="gr10" draw:text-style-name="P2" draw:layer="layout" svg:width="0.057cm" svg:height="0.127cm" svg:x="16.273cm" svg:y="4.205cm" svg:viewBox="0 0 58 128" svg:d="M58 128c-40-22-58-67-58-128">
          <text:p/>
        </draw:path>
        <draw:path draw:style-name="gr10" draw:text-style-name="P2" draw:layer="layout" svg:width="0.303cm" svg:height="0.332cm" svg:x="16.171cm" svg:y="3.795cm" svg:viewBox="0 0 304 333" svg:d="M0 333c0-85 43-183 110-254 64-68 141-96 194-68">
          <text:p/>
        </draw:path>
        <draw:path draw:style-name="gr10" draw:text-style-name="P2" draw:layer="layout" svg:width="0.053cm" svg:height="0.113cm" svg:x="16.171cm" svg:y="4.127cm" svg:viewBox="0 0 54 114" svg:d="M54 114c-37-18-54-61-54-114">
          <text:p/>
        </draw:path>
        <draw:path draw:style-name="gr10" draw:text-style-name="P2" draw:layer="layout" svg:width="0.314cm" svg:height="0.343cm" svg:x="16.157cm" svg:y="3.784cm" svg:viewBox="0 0 315 344" svg:d="M0 344c0-85 42-187 113-262 67-74 148-99 202-71">
          <text:p/>
        </draw:path>
        <draw:path draw:style-name="gr10" draw:text-style-name="P2" draw:layer="layout" svg:width="0.028cm" svg:height="0.029cm" svg:x="16.471cm" svg:y="3.795cm" svg:viewBox="0 0 29 30" svg:d="M0 0c11 7 22 18 29 30">
          <text:p/>
        </draw:path>
        <draw:path draw:style-name="gr10" draw:text-style-name="P2" draw:layer="layout" svg:width="0.042cm" svg:height="0.015cm" svg:x="16.21cm" svg:y="4.243cm" svg:viewBox="0 0 43 16" svg:d="M43 16c-18 0-33-4-43-16">
          <text:p/>
        </draw:path>
        <draw:path draw:style-name="gr10" draw:text-style-name="P2" draw:layer="layout" svg:width="0.053cm" svg:height="0.12cm" svg:x="16.157cm" svg:y="4.127cm" svg:viewBox="0 0 54 121" svg:d="M54 121c-37-21-54-68-54-121">
          <text:p/>
        </draw:path>
        <draw:path draw:style-name="gr10" draw:text-style-name="P2" draw:layer="layout" svg:width="0.314cm" svg:height="0.343cm" svg:x="16.121cm" svg:y="3.763cm" svg:viewBox="0 0 315 344" svg:d="M0 344c0-85 43-192 113-262 67-71 149-99 202-71">
          <text:p/>
        </draw:path>
        <draw:path draw:style-name="gr10" draw:text-style-name="P2" draw:layer="layout" svg:width="0.053cm" svg:height="0.12cm" svg:x="16.121cm" svg:y="4.106cm" svg:viewBox="0 0 54 121" svg:d="M54 121c-32-22-54-65-54-121">
          <text:p/>
        </draw:path>
        <draw:path draw:style-name="gr10" draw:text-style-name="P2" draw:layer="layout" svg:width="0.183cm" svg:height="0.198cm" svg:x="17.949cm" svg:y="3.079cm" svg:viewBox="0 0 184 199" svg:d="M0 199c0-51 28-111 67-153 43-42 89-56 117-39">
          <text:p/>
        </draw:path>
        <draw:path draw:style-name="gr10" draw:text-style-name="P2" draw:layer="layout" svg:width="0.181cm" svg:height="0.268cm" svg:x="17.984cm" svg:y="3.086cm" svg:viewBox="0 0 182 269" svg:d="M149 0c44 25 44 103 0 173-42 74-109 114-149 88">
          <text:p/>
        </draw:path>
        <draw:path draw:style-name="gr10" draw:text-style-name="P2" draw:layer="layout" svg:width="0.035cm" svg:height="0.07cm" svg:x="17.949cm" svg:y="3.277cm" svg:viewBox="0 0 36 71" svg:d="M36 71c-22-10-36-36-36-71">
          <text:p/>
        </draw:path>
        <draw:path draw:style-name="gr10" draw:text-style-name="P2" draw:layer="layout" svg:width="0.332cm" svg:height="0.365cm" svg:x="17.864cm" svg:y="2.965cm" svg:viewBox="0 0 333 366" svg:d="M0 366c0-92 46-198 120-280 75-74 156-106 213-74">
          <text:p/>
        </draw:path>
        <draw:path draw:style-name="gr10" draw:text-style-name="P2" draw:layer="layout" svg:width="0.331cm" svg:height="0.492cm" svg:x="17.921cm" svg:y="2.977cm" svg:viewBox="0 0 332 493" svg:d="M276 0c74 46 74 187 0 322-78 131-201 201-276 159">
          <text:p/>
        </draw:path>
        <draw:path draw:style-name="gr10" draw:text-style-name="P2" draw:layer="layout" svg:width="0.057cm" svg:height="0.127cm" svg:x="17.864cm" svg:y="3.33cm" svg:viewBox="0 0 58 128" svg:d="M58 128c-40-25-58-71-58-128">
          <text:p/>
        </draw:path>
        <draw:path draw:style-name="gr10" draw:text-style-name="P2" draw:layer="layout" svg:width="0.332cm" svg:height="0.365cm" svg:x="17.829cm" svg:y="2.944cm" svg:viewBox="0 0 333 366" svg:d="M0 366c0-92 46-202 120-280 70-74 156-106 213-74">
          <text:p/>
        </draw:path>
        <draw:path draw:style-name="gr10" draw:text-style-name="P2" draw:layer="layout" svg:width="0.056cm" svg:height="0.127cm" svg:x="17.829cm" svg:y="3.309cm" svg:viewBox="0 0 57 128" svg:d="M57 128c-35-22-57-67-57-128">
          <text:p/>
        </draw:path>
        <draw:path draw:style-name="gr10" draw:text-style-name="P2" draw:layer="layout" svg:width="0.303cm" svg:height="0.332cm" svg:x="17.723cm" svg:y="2.899cm" svg:viewBox="0 0 304 333" svg:d="M0 333c0-85 47-184 110-255 67-67 145-95 194-67">
          <text:p/>
        </draw:path>
        <draw:path draw:style-name="gr10" draw:text-style-name="P2" draw:layer="layout" svg:width="0.053cm" svg:height="0.117cm" svg:x="17.723cm" svg:y="3.227cm" svg:viewBox="0 0 54 118" svg:d="M54 118c-33-18-54-61-54-118">
          <text:p/>
        </draw:path>
        <draw:path draw:style-name="gr10" draw:text-style-name="P2" draw:layer="layout" svg:width="0.314cm" svg:height="0.346cm" svg:x="17.712cm" svg:y="2.885cm" svg:viewBox="0 0 315 347" svg:d="M0 347c0-88 43-191 113-261 67-75 145-103 202-75">
          <text:p/>
        </draw:path>
        <draw:path draw:style-name="gr10" draw:text-style-name="P2" draw:layer="layout" svg:width="0.032cm" svg:height="0.032cm" svg:x="18.023cm" svg:y="2.896cm" svg:viewBox="0 0 33 33" svg:d="M0 0c15 8 26 18 33 33">
          <text:p/>
        </draw:path>
        <draw:path draw:style-name="gr10" draw:text-style-name="P2" draw:layer="layout" svg:width="0.039cm" svg:height="0.011cm" svg:x="17.765cm" svg:y="3.347cm" svg:viewBox="0 0 40 12" svg:d="M40 12c-15 0-29-5-40-12">
          <text:p/>
        </draw:path>
        <draw:path draw:style-name="gr10" draw:text-style-name="P2" draw:layer="layout" svg:width="0.053cm" svg:height="0.12cm" svg:x="17.712cm" svg:y="3.227cm" svg:viewBox="0 0 54 121" svg:d="M54 121c-36-21-54-63-54-121">
          <text:p/>
        </draw:path>
        <draw:path draw:style-name="gr10" draw:text-style-name="P2" draw:layer="layout" svg:width="0.314cm" svg:height="0.345cm" svg:x="17.677cm" svg:y="2.865cm" svg:viewBox="0 0 315 346" svg:d="M0 346c0-88 47-191 114-261 67-75 148-104 201-72">
          <text:p/>
        </draw:path>
        <draw:path draw:style-name="gr10" draw:text-style-name="P2" draw:layer="layout" svg:width="0.053cm" svg:height="0.12cm" svg:x="17.677cm" svg:y="3.206cm" svg:viewBox="0 0 54 121" svg:d="M54 121c-36-17-54-61-54-121">
          <text:p/>
        </draw:path>
        <draw:path draw:style-name="gr10" draw:text-style-name="P2" draw:layer="layout" svg:width="0.18cm" svg:height="0.201cm" svg:x="16.397cm" svg:y="10.505cm" svg:viewBox="0 0 181 202" svg:d="M0 202c0-50 24-110 63-152 42-43 88-61 118-43">
          <text:p/>
        </draw:path>
        <draw:path draw:style-name="gr10" draw:text-style-name="P2" draw:layer="layout" svg:width="0.181cm" svg:height="0.269cm" svg:x="16.428cm" svg:y="10.512cm" svg:viewBox="0 0 182 270" svg:d="M150 0c42 25 42 104 0 174-40 74-111 113-150 88">
          <text:p/>
        </draw:path>
        <draw:path draw:style-name="gr10" draw:text-style-name="P2" draw:layer="layout" svg:width="0.031cm" svg:height="0.07cm" svg:x="16.397cm" svg:y="10.703cm" svg:viewBox="0 0 32 71" svg:d="M32 71c-22-10-32-36-32-71">
          <text:p/>
        </draw:path>
        <draw:path draw:style-name="gr10" draw:text-style-name="P2" draw:layer="layout" svg:width="0.332cm" svg:height="0.365cm" svg:x="16.308cm" svg:y="10.394cm" svg:viewBox="0 0 333 366" svg:d="M0 366c0-95 46-201 121-278 74-78 156-107 212-75">
          <text:p/>
        </draw:path>
        <draw:path draw:style-name="gr10" draw:text-style-name="P2" draw:layer="layout" svg:width="0.334cm" svg:height="0.492cm" svg:x="16.365cm" svg:y="10.403cm" svg:viewBox="0 0 335 493" svg:d="M276 0c78 46 78 188 0 322-74 130-199 201-276 159">
          <text:p/>
        </draw:path>
        <draw:path draw:style-name="gr10" draw:text-style-name="P2" draw:layer="layout" svg:width="0.057cm" svg:height="0.127cm" svg:x="16.308cm" svg:y="10.756cm" svg:viewBox="0 0 58 128" svg:d="M58 128c-35-21-58-68-58-128">
          <text:p/>
        </draw:path>
        <draw:path draw:style-name="gr10" draw:text-style-name="P2" draw:layer="layout" svg:width="0.332cm" svg:height="0.362cm" svg:x="16.273cm" svg:y="10.373cm" svg:viewBox="0 0 333 363" svg:d="M0 363c0-93 46-203 121-277 74-77 155-105 212-74">
          <text:p/>
        </draw:path>
        <draw:path draw:style-name="gr10" draw:text-style-name="P2" draw:layer="layout" svg:width="0.057cm" svg:height="0.127cm" svg:x="16.273cm" svg:y="10.735cm" svg:viewBox="0 0 58 128" svg:d="M58 128c-40-22-58-67-58-128">
          <text:p/>
        </draw:path>
        <draw:path draw:style-name="gr10" draw:text-style-name="P2" draw:layer="layout" svg:width="0.303cm" svg:height="0.332cm" svg:x="16.171cm" svg:y="10.325cm" svg:viewBox="0 0 304 333" svg:d="M0 333c0-81 43-180 110-252 64-70 141-98 194-70">
          <text:p/>
        </draw:path>
        <draw:path draw:style-name="gr10" draw:text-style-name="P2" draw:layer="layout" svg:width="0.053cm" svg:height="0.113cm" svg:x="16.171cm" svg:y="10.657cm" svg:viewBox="0 0 54 114" svg:d="M54 114c-37-18-54-60-54-114">
          <text:p/>
        </draw:path>
        <draw:path draw:style-name="gr10" draw:text-style-name="P2" draw:layer="layout" svg:width="0.314cm" svg:height="0.345cm" svg:x="16.157cm" svg:y="10.312cm" svg:viewBox="0 0 315 346" svg:d="M0 346c0-85 42-192 113-266 67-70 148-98 202-67">
          <text:p/>
        </draw:path>
        <draw:path draw:style-name="gr10" draw:text-style-name="P2" draw:layer="layout" svg:width="0.028cm" svg:height="0.029cm" svg:x="16.471cm" svg:y="10.325cm" svg:viewBox="0 0 29 30" svg:d="M0 0c11 7 22 14 29 30">
          <text:p/>
        </draw:path>
        <draw:path draw:style-name="gr10" draw:text-style-name="P2" draw:layer="layout" svg:width="0.042cm" svg:height="0.014cm" svg:x="16.21cm" svg:y="10.773cm" svg:viewBox="0 0 43 15" svg:d="M43 15c-18-4-33-8-43-15">
          <text:p/>
        </draw:path>
        <draw:path draw:style-name="gr10" draw:text-style-name="P2" draw:layer="layout" svg:width="0.053cm" svg:height="0.12cm" svg:x="16.157cm" svg:y="10.653cm" svg:viewBox="0 0 54 121" svg:d="M54 121c-37-18-54-61-54-121">
          <text:p/>
        </draw:path>
        <draw:path draw:style-name="gr10" draw:text-style-name="P2" draw:layer="layout" svg:width="0.314cm" svg:height="0.345cm" svg:x="16.121cm" svg:y="10.291cm" svg:viewBox="0 0 315 346" svg:d="M0 346c0-85 43-192 113-262 67-74 149-103 202-71">
          <text:p/>
        </draw:path>
        <draw:path draw:style-name="gr10" draw:text-style-name="P2" draw:layer="layout" svg:width="0.053cm" svg:height="0.12cm" svg:x="16.121cm" svg:y="10.636cm" svg:viewBox="0 0 54 121" svg:d="M54 121c-32-21-54-64-54-121">
          <text:p/>
        </draw:path>
        <draw:path draw:style-name="gr10" draw:text-style-name="P2" draw:layer="layout" svg:width="1.559cm" svg:height="0.367cm" svg:x="14.308cm" svg:y="1.841cm" svg:viewBox="0 0 1560 368" svg:d="M0 368c78-216 402-368 781-368 377 0 705 152 779 368">
          <text:p/>
        </draw:path>
        <draw:path draw:style-name="gr10" draw:text-style-name="P2" draw:layer="layout" svg:width="0.197cm" svg:height="0.339cm" svg:x="14.005cm" svg:y="7.235cm" svg:viewBox="0 0 198 340" svg:d="M3 0c-10 57 7 132 46 199 40 67 96 119 149 141">
          <text:p/>
        </draw:path>
        <draw:path draw:style-name="gr10" draw:text-style-name="P2" draw:layer="layout" svg:width="0.197cm" svg:height="0.335cm" svg:x="14.005cm" svg:y="4.889cm" svg:viewBox="0 0 198 336" svg:d="M3 0c-10 56 7 131 46 198 40 67 96 121 149 138">
          <text:p/>
        </draw:path>
        <draw:path draw:style-name="gr10" draw:text-style-name="P2" draw:layer="layout" svg:width="1.57cm" svg:height="0.271cm" svg:x="14.305cm" svg:y="1.785cm" svg:viewBox="0 0 1571 272" svg:d="M1571 272c-156-170-459-272-787-272-329 0-629 102-784 272">
          <text:p/>
        </draw:path>
        <draw:path draw:style-name="gr10" draw:text-style-name="P2" draw:layer="layout" svg:width="0.33cm" svg:height="0.544cm" svg:x="13.865cm" svg:y="7.171cm" svg:viewBox="0 0 331 545" svg:d="M20 0c-39 82-21 217 49 333 67 120 174 205 262 212">
          <text:p/>
        </draw:path>
        <draw:path draw:style-name="gr10" draw:text-style-name="P2" draw:layer="layout" svg:width="0.33cm" svg:height="0.539cm" svg:x="13.865cm" svg:y="4.826cm" svg:viewBox="0 0 331 540" svg:d="M20 0c-39 81-21 211 49 332 67 120 174 201 262 208">
          <text:p/>
        </draw:path>
        <draw:path draw:style-name="gr10" draw:text-style-name="P2" draw:layer="layout" svg:width="0.337cm" svg:height="0.554cm" svg:x="13.851cm" svg:y="7.171cm" svg:viewBox="0 0 338 555" svg:d="M16 0c-35 85-10 216 57 340 71 120 177 205 265 215">
          <text:p/>
        </draw:path>
        <draw:path draw:style-name="gr10" draw:text-style-name="P2" draw:layer="layout" svg:width="0.337cm" svg:height="0.557cm" svg:x="13.851cm" svg:y="4.822cm" svg:viewBox="0 0 338 558" svg:d="M16 0c-35 85-10 219 57 339 71 120 177 205 265 219">
          <text:p/>
        </draw:path>
        <draw:path draw:style-name="gr10" draw:text-style-name="P2" draw:layer="layout" svg:width="1.178cm" svg:height="0.133cm" svg:x="14.499cm" svg:y="1.691cm" svg:viewBox="0 0 1179 134" svg:d="M1179 134c-332-179-843-179-1179 0">
          <text:p/>
        </draw:path>
        <draw:path draw:style-name="gr10" draw:text-style-name="P2" draw:layer="layout" svg:width="0.42cm" svg:height="0.465cm" svg:x="13.786cm" svg:y="7.169cm" svg:viewBox="0 0 421 466" svg:d="M421 466c0-117-60-258-152-353-93-100-202-139-269-96">
          <text:p/>
        </draw:path>
        <draw:path draw:style-name="gr10" draw:text-style-name="P2" draw:layer="layout" svg:width="0.423cm" svg:height="0.623cm" svg:x="13.712cm" svg:y="7.186cm" svg:viewBox="0 0 424 624" svg:d="M75 0c-100 56-100 236 0 402 95 169 254 262 349 205">
          <text:p/>
        </draw:path>
        <draw:path draw:style-name="gr10" draw:text-style-name="P2" draw:layer="layout" svg:width="0.074cm" svg:height="0.162cm" svg:x="14.132cm" svg:y="7.63cm" svg:viewBox="0 0 75 163" svg:d="M0 163c50-28 75-84 75-163">
          <text:p/>
        </draw:path>
        <draw:path draw:style-name="gr10" draw:text-style-name="P2" draw:layer="layout" svg:width="0.42cm" svg:height="0.463cm" svg:x="13.786cm" svg:y="4.821cm" svg:viewBox="0 0 421 464" svg:d="M421 464c0-113-60-254-152-353-93-96-202-135-269-96">
          <text:p/>
        </draw:path>
        <draw:path draw:style-name="gr10" draw:text-style-name="P2" draw:layer="layout" svg:width="0.423cm" svg:height="0.624cm" svg:x="13.712cm" svg:y="4.836cm" svg:viewBox="0 0 424 625" svg:d="M75 0c-100 57-100 240 0 406 95 170 254 258 349 202">
          <text:p/>
        </draw:path>
        <draw:path draw:style-name="gr10" draw:text-style-name="P2" draw:layer="layout" svg:width="0.074cm" svg:height="0.159cm" svg:x="14.132cm" svg:y="5.284cm" svg:viewBox="0 0 75 160" svg:d="M0 160c50-25 75-81 75-160">
          <text:p/>
        </draw:path>
        <draw:path draw:style-name="gr10" draw:text-style-name="P2" draw:layer="layout" svg:width="0.233cm" svg:height="0.317cm" svg:x="15.652cm" svg:y="1.806cm" svg:viewBox="0 0 234 318" svg:d="M234 318c-3-121-88-234-234-318">
          <text:p/>
        </draw:path>
        <draw:path draw:style-name="gr10" draw:text-style-name="P2" draw:layer="layout" svg:width="1.125cm" svg:height="0.137cm" svg:x="14.527cm" svg:y="1.672cm" svg:viewBox="0 0 1126 138" svg:d="M1126 138c-310-184-816-184-1126 0">
          <text:p/>
        </draw:path>
        <draw:path draw:style-name="gr10" draw:text-style-name="P2" draw:layer="layout" svg:width="0.233cm" svg:height="0.317cm" svg:x="14.294cm" svg:y="1.806cm" svg:viewBox="0 0 234 318" svg:d="M234 0c-146 84-230 197-234 318">
          <text:p/>
        </draw:path>
        <draw:line draw:style-name="gr10" draw:text-style-name="P2" draw:layer="layout" svg:x1="14.7cm" svg:y1="10.255cm" svg:x2="14.7cm" svg:y2="3.238cm">
          <text:p/>
        </draw:line>
        <draw:line draw:style-name="gr10" draw:text-style-name="P2" draw:layer="layout" svg:x1="13.25cm" svg:y1="9.419cm" svg:x2="14.701cm" svg:y2="10.256cm">
          <text:p/>
        </draw:line>
        <draw:line draw:style-name="gr10" draw:text-style-name="P2" draw:layer="layout" svg:x1="13.25cm" svg:y1="2.398cm" svg:x2="14.701cm" svg:y2="3.239cm">
          <text:p/>
        </draw:line>
        <draw:line draw:style-name="gr10" draw:text-style-name="P2" draw:layer="layout" svg:x1="13.25cm" svg:y1="9.419cm" svg:x2="13.25cm" svg:y2="2.398cm">
          <text:p/>
        </draw:line>
        <draw:path draw:style-name="gr10" draw:text-style-name="P2" draw:layer="layout" svg:width="0.127cm" svg:height="0.215cm" svg:x="13.638cm" svg:y="9.052cm" svg:viewBox="0 0 128 216" svg:d="M128 216c0-81-57-177-128-216">
          <text:p/>
        </draw:path>
        <draw:path draw:style-name="gr10" draw:text-style-name="P2" draw:layer="layout" svg:width="0.251cm" svg:height="0.319cm" svg:x="13.514cm" svg:y="9.035cm" svg:viewBox="0 0 252 320" svg:d="M125 17c-68-39-125-7-125 71 0 81 57 177 125 216 70 38 127 7 127-71">
          <text:p/>
        </draw:path>
        <draw:path draw:style-name="gr10" draw:text-style-name="P2" draw:layer="layout" svg:width="0.123cm" svg:height="0.215cm" svg:x="14.312cm" svg:y="9.44cm" svg:viewBox="0 0 124 216" svg:d="M124 216c0-81-53-177-124-216">
          <text:p/>
        </draw:path>
        <draw:path draw:style-name="gr10" draw:text-style-name="P2" draw:layer="layout" svg:width="0.247cm" svg:height="0.321cm" svg:x="14.188cm" svg:y="9.423cm" svg:viewBox="0 0 248 322" svg:d="M124 17c-67-40-124-8-124 70 0 82 57 177 124 216 70 43 124 10 124-71">
          <text:p/>
        </draw:path>
        <draw:path draw:style-name="gr10" draw:text-style-name="P2" draw:layer="layout" svg:width="0.123cm" svg:height="0.215cm" svg:x="14.312cm" svg:y="3.319cm" svg:viewBox="0 0 124 216" svg:d="M124 216c0-81-53-176-124-216">
          <text:p/>
        </draw:path>
        <draw:path draw:style-name="gr10" draw:text-style-name="P2" draw:layer="layout" svg:width="0.247cm" svg:height="0.321cm" svg:x="14.188cm" svg:y="3.301cm" svg:viewBox="0 0 248 322" svg:d="M124 18c-67-42-124-7-124 72 0 81 57 176 124 215 70 39 124 7 124-71">
          <text:p/>
        </draw:path>
        <draw:path draw:style-name="gr10" draw:text-style-name="P2" draw:layer="layout" svg:width="0.127cm" svg:height="0.215cm" svg:x="13.638cm" svg:y="2.931cm" svg:viewBox="0 0 128 216" svg:d="M128 216c0-82-57-177-128-216">
          <text:p/>
        </draw:path>
        <draw:path draw:style-name="gr10" draw:text-style-name="P2" draw:layer="layout" svg:width="0.251cm" svg:height="0.321cm" svg:x="13.514cm" svg:y="2.913cm" svg:viewBox="0 0 252 322" svg:d="M125 18c-68-42-125-7-125 71 0 82 57 177 125 216 70 39 127 7 127-71">
          <text:p/>
        </draw:path>
        <draw:path draw:style-name="gr10" draw:text-style-name="P2" draw:layer="layout" svg:width="1.358cm" svg:height="0.458cm" svg:x="14.527cm" svg:y="2.116cm" svg:viewBox="0 0 1359 459" svg:d="M0 321c226 135 568 174 864 104 301-72 495-241 495-425">
          <text:p/>
        </draw:path>
        <draw:path draw:style-name="gr10" draw:text-style-name="P2" draw:layer="layout" svg:width="1.591cm" svg:height="0.462cm" svg:x="14.294cm" svg:y="1.654cm" svg:viewBox="0 0 1592 463" svg:d="M1592 463c0-255-356-463-798-463-438 0-794 208-794 463">
          <text:p/>
        </draw:path>
        <draw:path draw:style-name="gr10" draw:text-style-name="P2" draw:layer="layout" svg:width="0.233cm" svg:height="0.325cm" svg:x="14.294cm" svg:y="2.116cm" svg:viewBox="0 0 234 326" svg:d="M0 0c0 120 85 237 234 326">
          <text:p/>
        </draw:path>
        <draw:line draw:style-name="gr10" draw:text-style-name="P2" draw:layer="layout" svg:x1="14.77cm" svg:y1="10.255cm" svg:x2="14.7cm" svg:y2="10.255cm">
          <text:p/>
        </draw:line>
        <draw:line draw:style-name="gr10" draw:text-style-name="P2" draw:layer="layout" svg:x1="14.7cm" svg:y1="3.238cm" svg:x2="14.77cm" svg:y2="3.238cm">
          <text:p/>
        </draw:line>
        <draw:line draw:style-name="gr10" draw:text-style-name="P2" draw:layer="layout" svg:x1="14.77cm" svg:y1="10.255cm" svg:x2="14.77cm" svg:y2="3.238cm">
          <text:p/>
        </draw:line>
        <draw:line draw:style-name="gr10" draw:text-style-name="P2" draw:layer="layout" svg:x1="14.736cm" svg:y1="10.277cm" svg:x2="14.7cm" svg:y2="10.255cm">
          <text:p/>
        </draw:line>
        <draw:line draw:style-name="gr10" draw:text-style-name="P2" draw:layer="layout" svg:x1="13.25cm" svg:y1="2.403cm" svg:x2="13.29cm" svg:y2="2.338cm">
          <text:p/>
        </draw:line>
        <draw:line draw:style-name="gr10" draw:text-style-name="P2" draw:layer="layout" svg:x1="14.7cm" svg:y1="3.239cm" svg:x2="14.736cm" svg:y2="3.175cm">
          <text:p/>
        </draw:line>
        <draw:line draw:style-name="gr10" draw:text-style-name="P2" draw:layer="layout" svg:x1="13.285cm" svg:y1="2.338cm" svg:x2="14.736cm" svg:y2="3.179cm">
          <text:p/>
        </draw:line>
        <draw:line draw:style-name="gr10" draw:text-style-name="P2" draw:layer="layout" svg:x1="13.25cm" svg:y1="2.36cm" svg:x2="13.25cm" svg:y2="2.398cm">
          <text:p/>
        </draw:line>
        <draw:path draw:style-name="gr10" draw:text-style-name="P2" draw:layer="layout" svg:width="0.046cm" svg:height="0.005cm" svg:x="13.613cm" svg:y="9.061cm" svg:viewBox="0 0 47 6" svg:d="M47 6c-19-8-36-8-47 0">
          <text:p/>
        </draw:path>
        <draw:path draw:style-name="gr10" draw:text-style-name="P2" draw:layer="layout" svg:width="0.153cm" svg:height="0.224cm" svg:x="13.587cm" svg:y="9.066cm" svg:viewBox="0 0 154 225" svg:d="M26 0c-35 21-35 85 0 145 32 61 89 92 128 75">
          <text:p/>
        </draw:path>
        <draw:path draw:style-name="gr10" draw:text-style-name="P2" draw:layer="layout" svg:width="0.024cm" svg:height="0.043cm" svg:x="13.737cm" svg:y="9.242cm" svg:viewBox="0 0 25 44" svg:d="M0 44c15-11 22-26 25-44">
          <text:p/>
        </draw:path>
        <draw:path draw:style-name="gr10" draw:text-style-name="P2" draw:layer="layout" svg:width="0.051cm" svg:height="0.006cm" svg:x="14.283cm" svg:y="9.449cm" svg:viewBox="0 0 52 7" svg:d="M52 7c-22-9-36-9-52 0">
          <text:p/>
        </draw:path>
        <draw:path draw:style-name="gr10" draw:text-style-name="P2" draw:layer="layout" svg:width="0.153cm" svg:height="0.222cm" svg:x="14.257cm" svg:y="9.454cm" svg:viewBox="0 0 154 223" svg:d="M26 0c-35 21-35 85 0 145 37 61 93 92 128 71">
          <text:p/>
        </draw:path>
        <draw:path draw:style-name="gr10" draw:text-style-name="P2" draw:layer="layout" svg:width="0.028cm" svg:height="0.039cm" svg:x="14.407cm" svg:y="9.63cm" svg:viewBox="0 0 29 40" svg:d="M0 40c14-7 25-21 29-40">
          <text:p/>
        </draw:path>
        <draw:path draw:style-name="gr10" draw:text-style-name="P2" draw:layer="layout" svg:width="0.051cm" svg:height="0.006cm" svg:x="14.283cm" svg:y="3.328cm" svg:viewBox="0 0 52 7" svg:d="M52 7c-22-9-36-9-52 0">
          <text:p/>
        </draw:path>
        <draw:path draw:style-name="gr10" draw:text-style-name="P2" draw:layer="layout" svg:width="0.153cm" svg:height="0.222cm" svg:x="14.257cm" svg:y="3.333cm" svg:viewBox="0 0 154 223" svg:d="M26 0c-35 18-35 85 0 146 37 60 93 92 128 70">
          <text:p/>
        </draw:path>
        <draw:path draw:style-name="gr10" draw:text-style-name="P2" draw:layer="layout" svg:width="0.028cm" svg:height="0.038cm" svg:x="14.407cm" svg:y="3.51cm" svg:viewBox="0 0 29 39" svg:d="M0 39c14-7 25-21 29-39">
          <text:p/>
        </draw:path>
        <draw:path draw:style-name="gr10" draw:text-style-name="P2" draw:layer="layout" svg:width="0.046cm" svg:height="0.007cm" svg:x="13.613cm" svg:y="2.939cm" svg:viewBox="0 0 47 8" svg:d="M47 8c-19-12-36-8-47 0">
          <text:p/>
        </draw:path>
        <draw:path draw:style-name="gr10" draw:text-style-name="P2" draw:layer="layout" svg:width="0.153cm" svg:height="0.222cm" svg:x="13.587cm" svg:y="2.945cm" svg:viewBox="0 0 154 223" svg:d="M26 0c-35 18-35 86 0 146 32 60 89 92 128 70">
          <text:p/>
        </draw:path>
        <draw:path draw:style-name="gr10" draw:text-style-name="P2" draw:layer="layout" svg:width="0.024cm" svg:height="0.038cm" svg:x="13.737cm" svg:y="3.122cm" svg:viewBox="0 0 25 39" svg:d="M0 39c15-7 22-21 25-39">
          <text:p/>
        </draw:path>
        <draw:path draw:style-name="gr10" draw:text-style-name="P2" draw:layer="layout" svg:width="1.792cm" svg:height="0.518cm" svg:x="14.192cm" svg:y="1.598cm" svg:viewBox="0 0 1793 519" svg:d="M1793 519c0-289-399-519-897-519-494 0-896 230-896 519">
          <text:p/>
        </draw:path>
        <draw:path draw:style-name="gr10" draw:text-style-name="P2" draw:layer="layout" svg:width="1.792cm" svg:height="0.515cm" svg:x="14.192cm" svg:y="2.116cm" svg:viewBox="0 0 1793 516" svg:d="M0 0c0 283 402 516 896 516 498 0 897-233 897-516">
          <text:p/>
        </draw:path>
        <draw:line draw:style-name="gr10" draw:text-style-name="P2" draw:layer="layout" svg:x1="14.735cm" svg:y1="10.277cm" svg:x2="14.771cm" svg:y2="10.255cm">
          <text:p/>
        </draw:line>
        <draw:line draw:style-name="gr10" draw:text-style-name="P2" draw:layer="layout" svg:x1="14.771cm" svg:y1="3.239cm" svg:x2="14.735cm" svg:y2="3.175cm">
          <text:p/>
        </draw:line>
        <draw:line draw:style-name="gr10" draw:text-style-name="P2" draw:layer="layout" svg:x1="16.961cm" svg:y1="8.992cm" svg:x2="16.961cm" svg:y2="1.972cm">
          <text:p/>
        </draw:line>
        <draw:line draw:style-name="gr10" draw:text-style-name="P2" draw:layer="layout" svg:x1="14.77cm" svg:y1="10.256cm" svg:x2="16.962cm" svg:y2="8.992cm">
          <text:p/>
        </draw:line>
        <draw:line draw:style-name="gr10" draw:text-style-name="P2" draw:layer="layout" svg:x1="14.77cm" svg:y1="3.239cm" svg:x2="16.962cm" svg:y2="1.972cm">
          <text:p/>
        </draw:line>
        <draw:path draw:style-name="gr10" draw:text-style-name="P2" draw:layer="layout" svg:width="0.187cm" svg:height="0.135cm" svg:x="16.644cm" svg:y="2.158cm" svg:viewBox="0 0 188 136" svg:d="M188 136c0-121-85-171-188-111">
          <text:p/>
        </draw:path>
        <draw:path draw:style-name="gr10" draw:text-style-name="P2" draw:layer="layout" svg:width="0.187cm" svg:height="0.325cm" svg:x="16.457cm" svg:y="2.183cm" svg:viewBox="0 0 188 326" svg:d="M188 0c-103 60-188 205-188 326">
          <text:p/>
        </draw:path>
        <draw:path draw:style-name="gr10" draw:text-style-name="P2" draw:layer="layout" svg:width="0.374cm" svg:height="0.349cm" svg:x="16.457cm" svg:y="2.293cm" svg:viewBox="0 0 375 350" svg:d="M0 215c0 121 84 170 188 109 102-60 187-204 187-324">
          <text:p/>
        </draw:path>
        <draw:path draw:style-name="gr10" draw:text-style-name="P2" draw:layer="layout" svg:width="0.187cm" svg:height="0.134cm" svg:x="16.644cm" svg:y="8.688cm" svg:viewBox="0 0 188 135" svg:d="M188 135c0-120-85-170-188-110">
          <text:p/>
        </draw:path>
        <draw:path draw:style-name="gr10" draw:text-style-name="P2" draw:layer="layout" svg:width="0.187cm" svg:height="0.325cm" svg:x="16.457cm" svg:y="8.713cm" svg:viewBox="0 0 188 326" svg:d="M188 0c-103 60-188 206-188 326">
          <text:p/>
        </draw:path>
        <draw:path draw:style-name="gr10" draw:text-style-name="P2" draw:layer="layout" svg:width="0.374cm" svg:height="0.354cm" svg:x="16.457cm" svg:y="8.819cm" svg:viewBox="0 0 375 355" svg:d="M0 220c0 120 84 169 188 109 102-60 187-206 187-329">
          <text:p/>
        </draw:path>
        <draw:path draw:style-name="gr10" draw:text-style-name="P2" draw:layer="layout" svg:width="0.187cm" svg:height="0.135cm" svg:x="15.088cm" svg:y="9.587cm" svg:viewBox="0 0 188 136" svg:d="M188 136c0-121-85-171-188-110">
          <text:p/>
        </draw:path>
        <draw:path draw:style-name="gr10" draw:text-style-name="P2" draw:layer="layout" svg:width="0.187cm" svg:height="0.328cm" svg:x="14.901cm" svg:y="9.609cm" svg:viewBox="0 0 188 329" svg:d="M188 0c-102 60-188 206-188 329">
          <text:p/>
        </draw:path>
        <draw:path draw:style-name="gr10" draw:text-style-name="P2" draw:layer="layout" svg:width="0.374cm" svg:height="0.35cm" svg:x="14.901cm" svg:y="9.719cm" svg:viewBox="0 0 375 351" svg:d="M0 215c0 124 85 170 187 110 107-60 188-206 188-325">
          <text:p/>
        </draw:path>
        <draw:path draw:style-name="gr10" draw:text-style-name="P2" draw:layer="layout" svg:width="0.187cm" svg:height="0.135cm" svg:x="15.088cm" svg:y="3.057cm" svg:viewBox="0 0 188 136" svg:d="M188 136c0-121-85-170-188-110">
          <text:p/>
        </draw:path>
        <draw:path draw:style-name="gr10" draw:text-style-name="P2" draw:layer="layout" svg:width="0.187cm" svg:height="0.324cm" svg:x="14.901cm" svg:y="3.083cm" svg:viewBox="0 0 188 325" svg:d="M188 0c-102 60-188 204-188 325">
          <text:p/>
        </draw:path>
        <draw:path draw:style-name="gr10" draw:text-style-name="P2" draw:layer="layout" svg:width="0.374cm" svg:height="0.35cm" svg:x="14.901cm" svg:y="3.189cm" svg:viewBox="0 0 375 351" svg:d="M0 219c0 120 85 166 187 106 107-56 188-205 188-325">
          <text:p/>
        </draw:path>
        <draw:line draw:style-name="gr10" draw:text-style-name="P2" draw:layer="layout" svg:x1="13.25cm" svg:y1="2.361cm" svg:x2="13.29cm" svg:y2="2.338cm">
          <text:p/>
        </draw:line>
        <draw:line draw:style-name="gr10" draw:text-style-name="P2" draw:layer="layout" svg:x1="16.927cm" svg:y1="1.913cm" svg:x2="16.432cm" svg:y2="1.626cm">
          <text:p/>
        </draw:line>
        <draw:line draw:style-name="gr10" draw:text-style-name="P2" draw:layer="layout" svg:x1="14.735cm" svg:y1="3.179cm" svg:x2="16.927cm" svg:y2="1.912cm">
          <text:p/>
        </draw:line>
        <draw:line draw:style-name="gr10" draw:text-style-name="P2" draw:layer="layout" svg:x1="16.433cm" svg:y1="1.626cm" svg:x2="16.397cm" svg:y2="1.648cm">
          <text:p/>
        </draw:line>
        <draw:path draw:style-name="gr10" draw:text-style-name="P2" draw:layer="layout" svg:width="0.487cm" svg:height="0.062cm" svg:x="15.91cm" svg:y="1.643cm" svg:viewBox="0 0 488 63" svg:d="M488 0c-135 80-351 84-488 9">
          <text:p/>
        </draw:path>
        <draw:line draw:style-name="gr10" draw:text-style-name="P2" draw:layer="layout" svg:x1="14.454cm" svg:y1="1.665cm" svg:x2="13.285cm" svg:y2="2.339cm">
          <text:p/>
        </draw:line>
        <draw:path draw:style-name="gr10" draw:text-style-name="P2" draw:layer="layout" svg:width="1.457cm" svg:height="0.177cm" svg:x="14.453cm" svg:y="1.488cm" svg:viewBox="0 0 1458 178" svg:d="M1458 164c-95-50-208-92-332-120-123-29-257-44-396-44-134 0-268 19-395 47-124 32-240 78-335 131">
          <text:p/>
        </draw:path>
        <draw:path draw:style-name="gr10" draw:text-style-name="P2" draw:layer="layout" svg:width="1.873cm" svg:height="0.543cm" svg:x="14.153cm" svg:y="1.573cm" svg:viewBox="0 0 1874 544" svg:d="M1874 544c0-301-421-544-939-544-515 0-935 243-935 544">
          <text:p/>
        </draw:path>
        <draw:path draw:style-name="gr10" draw:text-style-name="P2" draw:layer="layout" svg:width="1.873cm" svg:height="0.54cm" svg:x="14.153cm" svg:y="2.116cm" svg:viewBox="0 0 1874 541" svg:d="M0 0c0 297 420 541 935 541 518 0 939-244 939-541">
          <text:p/>
        </draw:path>
        <draw:line draw:style-name="gr10" draw:text-style-name="P2" draw:layer="layout" svg:x1="16.962cm" svg:y1="1.973cm" svg:x2="16.926cm" svg:y2="1.912cm">
          <text:p/>
        </draw:line>
        <draw:line draw:style-name="gr10" draw:text-style-name="P2" draw:layer="layout" svg:x1="16.961cm" svg:y1="1.972cm" svg:x2="16.961cm" svg:y2="1.929cm">
          <text:p/>
        </draw:line>
        <draw:path draw:style-name="gr10" draw:text-style-name="P2" draw:layer="layout" svg:width="0.046cm" svg:height="0.099cm" svg:x="16.714cm" svg:y="2.194cm" svg:viewBox="0 0 47 100" svg:d="M47 100c0-46-14-82-47-100">
          <text:p/>
        </draw:path>
        <draw:path draw:style-name="gr10" draw:text-style-name="P2" draw:layer="layout" svg:width="0.092cm" svg:height="0.013cm" svg:x="16.626cm" svg:y="2.184cm" svg:viewBox="0 0 93 14" svg:d="M93 11c-26-15-58-15-93 3">
          <text:p/>
        </draw:path>
        <draw:path draw:style-name="gr10" draw:text-style-name="P2" draw:layer="layout" svg:width="0.045cm" svg:height="0.081cm" svg:x="16.457cm" svg:y="2.487cm" svg:viewBox="0 0 46 82" svg:d="M0 0c3 38 21 68 46 82">
          <text:p/>
        </draw:path>
        <draw:path draw:style-name="gr10" draw:text-style-name="P2" draw:layer="layout" svg:width="0.261cm" svg:height="0.284cm" svg:x="16.499cm" svg:y="2.293cm" svg:viewBox="0 0 262 285" svg:d="M0 276c46 24 110 0 170-60 57-60 92-146 92-216">
          <text:p/>
        </draw:path>
        <draw:path draw:style-name="gr10" draw:text-style-name="P2" draw:layer="layout" svg:width="0.046cm" svg:height="0.098cm" svg:x="16.714cm" svg:y="8.724cm" svg:viewBox="0 0 47 99" svg:d="M47 99c0-45-14-85-47-99">
          <text:p/>
        </draw:path>
        <draw:path draw:style-name="gr10" draw:text-style-name="P2" draw:layer="layout" svg:width="0.092cm" svg:height="0.013cm" svg:x="16.626cm" svg:y="8.714cm" svg:viewBox="0 0 93 14" svg:d="M93 11c-26-15-58-15-93 3">
          <text:p/>
        </draw:path>
        <draw:path draw:style-name="gr10" draw:text-style-name="P2" draw:layer="layout" svg:width="0.045cm" svg:height="0.077cm" svg:x="16.457cm" svg:y="9.017cm" svg:viewBox="0 0 46 78" svg:d="M0 0c3 36 21 64 46 78">
          <text:p/>
        </draw:path>
        <draw:path draw:style-name="gr10" draw:text-style-name="P2" draw:layer="layout" svg:width="0.261cm" svg:height="0.285cm" svg:x="16.499cm" svg:y="8.819cm" svg:viewBox="0 0 262 286" svg:d="M0 276c46 25 110 4 170-56 57-60 92-146 92-220">
          <text:p/>
        </draw:path>
        <draw:path draw:style-name="gr10" draw:text-style-name="P2" draw:layer="layout" svg:width="0.046cm" svg:height="0.099cm" svg:x="15.162cm" svg:y="9.62cm" svg:viewBox="0 0 47 100" svg:d="M47 100c0-46-18-83-47-100">
          <text:p/>
        </draw:path>
        <draw:path draw:style-name="gr10" draw:text-style-name="P2" draw:layer="layout" svg:width="0.092cm" svg:height="0.013cm" svg:x="15.07cm" svg:y="9.61cm" svg:viewBox="0 0 93 14" svg:d="M93 11c-26-15-58-15-93 3">
          <text:p/>
        </draw:path>
        <draw:path draw:style-name="gr10" draw:text-style-name="P2" draw:layer="layout" svg:width="0.046cm" svg:height="0.081cm" svg:x="14.901cm" svg:y="9.913cm" svg:viewBox="0 0 47 82" svg:d="M0 0c3 39 22 68 47 82">
          <text:p/>
        </draw:path>
        <draw:path draw:style-name="gr10" draw:text-style-name="P2" draw:layer="layout" svg:width="0.261cm" svg:height="0.285cm" svg:x="14.947cm" svg:y="9.719cm" svg:viewBox="0 0 262 286" svg:d="M0 276c42 24 110 3 167-57 56-63 95-149 95-219">
          <text:p/>
        </draw:path>
        <draw:path draw:style-name="gr10" draw:text-style-name="P2" draw:layer="layout" svg:width="0.046cm" svg:height="0.102cm" svg:x="15.162cm" svg:y="3.09cm" svg:viewBox="0 0 47 103" svg:d="M47 103c0-49-18-86-47-103">
          <text:p/>
        </draw:path>
        <draw:path draw:style-name="gr10" draw:text-style-name="P2" draw:layer="layout" svg:width="0.092cm" svg:height="0.011cm" svg:x="15.07cm" svg:y="3.081cm" svg:viewBox="0 0 93 12" svg:d="M93 12c-26-15-58-18-93 0">
          <text:p/>
        </draw:path>
        <draw:path draw:style-name="gr10" draw:text-style-name="P2" draw:layer="layout" svg:width="0.046cm" svg:height="0.081cm" svg:x="14.901cm" svg:y="3.383cm" svg:viewBox="0 0 47 82" svg:d="M0 0c3 38 22 68 47 82">
          <text:p/>
        </draw:path>
        <draw:path draw:style-name="gr10" draw:text-style-name="P2" draw:layer="layout" svg:width="0.261cm" svg:height="0.285cm" svg:x="14.947cm" svg:y="3.189cm" svg:viewBox="0 0 262 286" svg:d="M0 276c42 24 110 3 167-57 56-60 95-145 95-219">
          <text:p/>
        </draw:path>
        <draw:line draw:style-name="gr10" draw:text-style-name="P2" draw:layer="layout" svg:x1="16.962cm" svg:y1="1.934cm" svg:x2="16.926cm" svg:y2="1.912cm">
          <text:p/>
        </draw:line>
        <draw:line draw:style-name="gr10" draw:text-style-name="P2" draw:layer="layout" svg:x1="17.922cm" svg:y1="9.984cm" svg:x2="17.885cm" svg:y2="9.962cm">
          <text:p/>
        </draw:line>
        <draw:line draw:style-name="gr10" draw:text-style-name="P2" draw:layer="layout" svg:x1="18.197cm" svg:y1="9.508cm" svg:x2="18.161cm" svg:y2="9.486cm">
          <text:p/>
        </draw:line>
        <draw:line draw:style-name="gr10" draw:text-style-name="P2" draw:layer="layout" svg:x1="17.84cm" svg:y1="9.91cm" svg:x2="17.776cm" svg:y2="9.87cm">
          <text:p/>
        </draw:line>
        <draw:line draw:style-name="gr10" draw:text-style-name="P2" draw:layer="layout" svg:x1="18.091cm" svg:y1="9.476cm" svg:x2="18.026cm" svg:y2="9.44cm">
          <text:p/>
        </draw:line>
        <draw:line draw:style-name="gr10" draw:text-style-name="P2" draw:layer="layout" svg:x1="17.766cm" svg:y1="9.878cm" svg:x2="17.73cm" svg:y2="9.856cm">
          <text:p/>
        </draw:line>
        <draw:line draw:style-name="gr10" draw:text-style-name="P2" draw:layer="layout" svg:x1="18.027cm" svg:y1="9.43cm" svg:x2="17.988cm" svg:y2="9.408cm">
          <text:p/>
        </draw:line>
        <draw:line draw:style-name="gr10" draw:text-style-name="P2" draw:layer="layout" svg:x1="16.366cm" svg:y1="4.354cm" svg:x2="16.33cm" svg:y2="4.332cm">
          <text:p/>
        </draw:line>
        <draw:line draw:style-name="gr10" draw:text-style-name="P2" draw:layer="layout" svg:x1="16.641cm" svg:y1="3.878cm" svg:x2="16.605cm" svg:y2="3.855cm">
          <text:p/>
        </draw:line>
        <draw:line draw:style-name="gr10" draw:text-style-name="P2" draw:layer="layout" svg:x1="16.288cm" svg:y1="4.28cm" svg:x2="16.22cm" svg:y2="4.24cm">
          <text:p/>
        </draw:line>
        <draw:line draw:style-name="gr10" draw:text-style-name="P2" draw:layer="layout" svg:x1="16.535cm" svg:y1="3.846cm" svg:x2="16.471cm" svg:y2="3.806cm">
          <text:p/>
        </draw:line>
        <draw:line draw:style-name="gr10" draw:text-style-name="P2" draw:layer="layout" svg:x1="16.211cm" svg:y1="4.248cm" svg:x2="16.174cm" svg:y2="4.226cm">
          <text:p/>
        </draw:line>
        <draw:line draw:style-name="gr10" draw:text-style-name="P2" draw:layer="layout" svg:x1="16.472cm" svg:y1="3.796cm" svg:x2="16.432cm" svg:y2="3.774cm">
          <text:p/>
        </draw:line>
        <draw:line draw:style-name="gr10" draw:text-style-name="P2" draw:layer="layout" svg:x1="17.922cm" svg:y1="3.458cm" svg:x2="17.885cm" svg:y2="3.432cm">
          <text:p/>
        </draw:line>
        <draw:line draw:style-name="gr10" draw:text-style-name="P2" draw:layer="layout" svg:x1="18.197cm" svg:y1="2.978cm" svg:x2="18.161cm" svg:y2="2.956cm">
          <text:p/>
        </draw:line>
        <draw:line draw:style-name="gr10" draw:text-style-name="P2" draw:layer="layout" svg:x1="17.84cm" svg:y1="3.38cm" svg:x2="17.776cm" svg:y2="3.344cm">
          <text:p/>
        </draw:line>
        <draw:line draw:style-name="gr10" draw:text-style-name="P2" draw:layer="layout" svg:x1="18.091cm" svg:y1="2.95cm" svg:x2="18.026cm" svg:y2="2.91cm">
          <text:p/>
        </draw:line>
        <draw:line draw:style-name="gr10" draw:text-style-name="P2" draw:layer="layout" svg:x1="17.766cm" svg:y1="3.348cm" svg:x2="17.73cm" svg:y2="3.326cm">
          <text:p/>
        </draw:line>
        <draw:line draw:style-name="gr10" draw:text-style-name="P2" draw:layer="layout" svg:x1="18.027cm" svg:y1="2.9cm" svg:x2="17.988cm" svg:y2="2.878cm">
          <text:p/>
        </draw:line>
        <draw:line draw:style-name="gr10" draw:text-style-name="P2" draw:layer="layout" svg:x1="16.366cm" svg:y1="10.884cm" svg:x2="16.33cm" svg:y2="10.862cm">
          <text:p/>
        </draw:line>
        <draw:line draw:style-name="gr10" draw:text-style-name="P2" draw:layer="layout" svg:x1="16.641cm" svg:y1="10.407cm" svg:x2="16.605cm" svg:y2="10.385cm">
          <text:p/>
        </draw:line>
        <draw:line draw:style-name="gr10" draw:text-style-name="P2" draw:layer="layout" svg:x1="16.288cm" svg:y1="10.806cm" svg:x2="16.22cm" svg:y2="10.77cm">
          <text:p/>
        </draw:line>
        <draw:line draw:style-name="gr10" draw:text-style-name="P2" draw:layer="layout" svg:x1="16.535cm" svg:y1="10.376cm" svg:x2="16.471cm" svg:y2="10.336cm">
          <text:p/>
        </draw:line>
        <draw:line draw:style-name="gr10" draw:text-style-name="P2" draw:layer="layout" svg:x1="16.211cm" svg:y1="10.774cm" svg:x2="16.174cm" svg:y2="10.752cm">
          <text:p/>
        </draw:line>
        <draw:line draw:style-name="gr10" draw:text-style-name="P2" draw:layer="layout" svg:x1="16.472cm" svg:y1="10.326cm" svg:x2="16.432cm" svg:y2="10.304cm">
          <text:p/>
        </draw:line>
        <draw:path draw:style-name="gr1" draw:text-style-name="P1" draw:layer="layout" svg:width="1.856cm" svg:height="4.396cm" svg:x="2.973cm" svg:y="15.165cm" svg:viewBox="0 0 1857 4397" svg:d="M745 4397l17-11 1095-631v-3510-21l-14-12-252-141-17 11c-67 35-173 38-244 0-95-50-225-82-363-82-134 0-268 36-363 92l-586 336-18 11v21 3510l727 416z">
          <text:p/>
        </draw:path>
        <draw:polygon draw:style-name="gr9" draw:text-style-name="P2" draw:layer="layout" svg:width="0cm" svg:height="0cm" svg:x="3.901cm" svg:y="17.3cm" svg:viewBox="0 0 0 0" draw:points="0,0">
          <text:p/>
        </draw:polygon>
        <draw:polygon draw:style-name="gr1" draw:text-style-name="P1" draw:layer="layout" svg:width="1.094cm" svg:height="4.141cm" svg:x="3.735cm" svg:y="15.409cm" svg:viewBox="0 0 1095 4142" draw:points="0,4142 1095,3511 1095,0 0,631">
          <text:p/>
        </draw:polygon>
        <draw:polygon draw:style-name="gr9" draw:text-style-name="P2" draw:layer="layout" svg:width="0cm" svg:height="0cm" svg:x="3.901cm" svg:y="17.3cm" svg:viewBox="0 0 0 0" draw:points="0,0">
          <text:p/>
        </draw:polygon>
        <draw:polygon draw:style-name="gr1" draw:text-style-name="P1" draw:layer="layout" svg:width="0.727cm" svg:height="3.926cm" svg:x="2.973cm" svg:y="15.624cm" svg:viewBox="0 0 728 3927" draw:points="0,3511 728,3927 728,416 0,0">
          <text:p/>
        </draw:polygon>
        <draw:polygon draw:style-name="gr9" draw:text-style-name="P2" draw:layer="layout" svg:width="0cm" svg:height="0cm" svg:x="3.901cm" svg:y="17.3cm" svg:viewBox="0 0 0 0" draw:points="0,0">
          <text:p/>
        </draw:polygon>
        <draw:path draw:style-name="gr1" draw:text-style-name="P1" draw:layer="layout" svg:width="1.824cm" svg:height="0.847cm" svg:x="2.991cm" svg:y="15.165cm" svg:viewBox="0 0 1825 848" svg:d="M1825 212l-251-141-18 11c-67 35-173 38-244 0-95-50-225-82-363-82-134 0-268 36-363 92l-586 335 727 421z">
          <text:p/>
        </draw:path>
        <draw:polygon draw:style-name="gr9" draw:text-style-name="P2" draw:layer="layout" svg:width="0cm" svg:height="0cm" svg:x="3.901cm" svg:y="17.3cm" svg:viewBox="0 0 0 0" draw:points="0,0">
          <text:p/>
        </draw:polygon>
        <draw:path draw:style-name="gr1" draw:text-style-name="P1" draw:layer="layout" svg:width="0.938cm" svg:height="0.543cm" svg:x="3.425cm" svg:y="15.208cm" svg:viewBox="0 0 939 544" svg:d="M939 272c0-149-212-272-470-272-257 0-469 123-469 272zM0 272c0 152 212 272 469 272 258 0 470-120 470-272z">
          <text:p/>
        </draw:path>
        <draw:polygon draw:style-name="gr9" draw:text-style-name="P2" draw:layer="layout" svg:width="0cm" svg:height="0cm" svg:x="3.901cm" svg:y="17.3cm" svg:viewBox="0 0 0 0" draw:points="0,0">
          <text:p/>
        </draw:polygon>
        <draw:path draw:style-name="gr1" draw:text-style-name="P1" draw:layer="layout" svg:width="0.896cm" svg:height="0.518cm" svg:x="3.446cm" svg:y="15.222cm" svg:viewBox="0 0 897 519" svg:d="M897 258c0-141-201-258-449-258-247 0-448 117-448 258zM0 258c0 145 201 261 448 261 248 0 449-116 449-261z">
          <text:p/>
        </draw:path>
        <draw:polygon draw:style-name="gr9" draw:text-style-name="P2" draw:layer="layout" svg:width="0cm" svg:height="0cm" svg:x="3.901cm" svg:y="17.3cm" svg:viewBox="0 0 0 0" draw:points="0,0">
          <text:p/>
        </draw:polygon>
        <draw:path draw:style-name="gr1" draw:text-style-name="P1" draw:layer="layout" svg:width="0.797cm" svg:height="0.46cm" svg:x="3.496cm" svg:y="15.25cm" svg:viewBox="0 0 798 461" svg:d="M798 234v-4c0-124-180-230-399-230s-399 106-399 230c0 4 0 4 0 4 0 14 3 28 10 42 14 46 53 85 107 117 106 60 257 81 395 60 141-25 247-92 275-177 7-14 11-28 11-42z">
          <text:p/>
        </draw:path>
        <draw:polygon draw:style-name="gr9" draw:text-style-name="P2" draw:layer="layout" svg:width="0cm" svg:height="0cm" svg:x="3.901cm" svg:y="17.3cm" svg:viewBox="0 0 0 0" draw:points="0,0">
          <text:p/>
        </draw:polygon>
        <draw:path draw:style-name="gr1" draw:text-style-name="P1" draw:layer="layout" svg:width="0.776cm" svg:height="0.368cm" svg:x="3.506cm" svg:y="15.342cm" svg:viewBox="0 0 777 369" svg:d="M0 183c14 46 53 86 106 118 102 60 254 81 395 60 141-25 247-92 276-178-40-106-202-183-389-183-190 0-353 77-388 183z">
          <text:p/>
        </draw:path>
        <draw:polygon draw:style-name="gr9" draw:text-style-name="P2" draw:layer="layout" svg:width="0cm" svg:height="0cm" svg:x="3.901cm" svg:y="17.3cm" svg:viewBox="0 0 0 0" draw:points="0,0">
          <text:p/>
        </draw:polygon>
        <draw:polygon draw:style-name="gr1" draw:text-style-name="P1" draw:layer="layout" svg:width="0.035cm" svg:height="3.51cm" svg:x="3.7cm" svg:y="16.04cm" svg:viewBox="0 0 36 3511" draw:points="36,3511 36,0 0,0 0,3511">
          <text:p/>
        </draw:polygon>
        <draw:polygon draw:style-name="gr9" draw:text-style-name="P2" draw:layer="layout" svg:width="0cm" svg:height="0cm" svg:x="3.901cm" svg:y="17.3cm" svg:viewBox="0 0 0 0" draw:points="0,0">
          <text:p/>
        </draw:polygon>
        <draw:path draw:style-name="gr1" draw:text-style-name="P1" draw:layer="layout" svg:width="0.249cm" svg:height="0.319cm" svg:x="3.204cm" svg:y="16.834cm" svg:viewBox="0 0 250 320" svg:d="M250 230c0-7 0-17-3-28-7-64-46-128-96-170-22-14-43-25-64-32-4 0-4 0-7 0-18 0-32 0-42 7-51 28-51 120 0 202 49 85 128 131 177 103 11-8 21-18 28-32 0-4 0-4 0-7 7-11 7-25 7-43z">
          <text:p/>
        </draw:path>
        <draw:polygon draw:style-name="gr9" draw:text-style-name="P2" draw:layer="layout" svg:width="0cm" svg:height="0cm" svg:x="3.901cm" svg:y="17.3cm" svg:viewBox="0 0 0 0" draw:points="0,0">
          <text:p/>
        </draw:polygon>
        <draw:path draw:style-name="gr1" draw:text-style-name="P1" draw:layer="layout" svg:width="0.249cm" svg:height="0.322cm" svg:x="3.204cm" svg:y="18.007cm" svg:viewBox="0 0 250 323" svg:d="M250 236c0-11 0-22-3-32-7-60-46-128-96-167-22-18-43-28-64-35-4 0-4 0-7 0-18-4-32 0-42 7-51 28-51 120 0 205 49 85 128 131 177 99 11-7 21-17 28-31 0-4 0-4 0-8 7-10 7-24 7-38z">
          <text:p/>
        </draw:path>
        <draw:polygon draw:style-name="gr9" draw:text-style-name="P2" draw:layer="layout" svg:width="0cm" svg:height="0cm" svg:x="3.901cm" svg:y="17.3cm" svg:viewBox="0 0 0 0" draw:points="0,0">
          <text:p/>
        </draw:polygon>
        <draw:polygon draw:style-name="gr1" draw:text-style-name="P1" draw:layer="layout" svg:width="1.111cm" svg:height="0.663cm" svg:x="3.718cm" svg:y="15.377cm" svg:viewBox="0 0 1112 664" draw:points="17,664 1112,32 1098,0 0,636">
          <text:p/>
        </draw:polygon>
        <draw:polygon draw:style-name="gr9" draw:text-style-name="P2" draw:layer="layout" svg:width="0cm" svg:height="0cm" svg:x="3.901cm" svg:y="17.3cm" svg:viewBox="0 0 0 0" draw:points="0,0">
          <text:p/>
        </draw:polygon>
        <draw:path draw:style-name="gr1" draw:text-style-name="P1" draw:layer="layout" svg:width="0.783cm" svg:height="0.182cm" svg:x="3.503cm" svg:y="15.269cm" svg:viewBox="0 0 784 183" svg:d="M784 183c-11-42-46-85-99-117-166-88-420-88-589 0-50 32-86 75-96 117 78-85 230-138 392-138 166 0 314 53 392 138z">
          <text:p/>
        </draw:path>
        <draw:polygon draw:style-name="gr9" draw:text-style-name="P2" draw:layer="layout" svg:width="0cm" svg:height="0cm" svg:x="3.901cm" svg:y="17.3cm" svg:viewBox="0 0 0 0" draw:points="0,0">
          <text:p/>
        </draw:polygon>
        <draw:path draw:style-name="gr1" draw:text-style-name="P1" draw:layer="layout" svg:width="0.187cm" svg:height="0.242cm" svg:x="4.579cm" svg:y="18.766cm" svg:viewBox="0 0 188 243" svg:d="M188 68c0-60-44-84-97-56-3 3-3 3-7 7-46 32-81 92-84 149 0 0 0 7 0 11 0 56 42 81 91 53 53-32 97-107 97-164z">
          <text:p/>
        </draw:path>
        <draw:polygon draw:style-name="gr9" draw:text-style-name="P2" draw:layer="layout" svg:width="0cm" svg:height="0cm" svg:x="3.901cm" svg:y="17.3cm" svg:viewBox="0 0 0 0" draw:points="0,0">
          <text:p/>
        </draw:polygon>
        <draw:path draw:style-name="gr1" draw:text-style-name="P1" draw:layer="layout" svg:width="0.19cm" svg:height="0.244cm" svg:x="3.799cm" svg:y="19.214cm" svg:viewBox="0 0 191 245" svg:d="M191 68c0-60-42-84-96-56-3 3-7 7-7 7-46 32-81 92-88 148 0 0 0 7 0 11 0 61 42 85 95 54 54-29 96-104 96-164z">
          <text:p/>
        </draw:path>
        <draw:polygon draw:style-name="gr9" draw:text-style-name="P2" draw:layer="layout" svg:width="0cm" svg:height="0cm" svg:x="3.901cm" svg:y="17.3cm" svg:viewBox="0 0 0 0" draw:points="0,0">
          <text:p/>
        </draw:polygon>
        <draw:path draw:style-name="gr1" draw:text-style-name="P1" draw:layer="layout" svg:width="0.19cm" svg:height="0.242cm" svg:x="3.799cm" svg:y="15.951cm" svg:viewBox="0 0 191 243" svg:d="M191 68c0-60-42-85-96-56-3 3-7 3-7 7-46 28-81 92-88 145 0 4 0 7 0 11 0 60 42 85 95 56 54-31 96-102 96-163z">
          <text:p/>
        </draw:path>
        <draw:polygon draw:style-name="gr9" draw:text-style-name="P2" draw:layer="layout" svg:width="0cm" svg:height="0cm" svg:x="3.901cm" svg:y="17.3cm" svg:viewBox="0 0 0 0" draw:points="0,0">
          <text:p/>
        </draw:polygon>
        <draw:path draw:style-name="gr1" draw:text-style-name="P1" draw:layer="layout" svg:width="0.187cm" svg:height="0.243cm" svg:x="4.579cm" svg:y="15.501cm" svg:viewBox="0 0 188 244" svg:d="M188 70c0-63-44-88-97-56-3 3-3 3-7 7-46 31-81 92-84 145 0 4 0 7 0 11 0 60 42 85 91 53 53-28 97-99 97-160z">
          <text:p/>
        </draw:path>
        <draw:polygon draw:style-name="gr9" draw:text-style-name="P2" draw:layer="layout" svg:width="0cm" svg:height="0cm" svg:x="3.901cm" svg:y="17.3cm" svg:viewBox="0 0 0 0" draw:points="0,0">
          <text:p/>
        </draw:polygon>
        <draw:polygon draw:style-name="gr1" draw:text-style-name="P1" draw:layer="layout" svg:width="0.745cm" svg:height="0.448cm" svg:x="2.973cm" svg:y="15.592cm" svg:viewBox="0 0 746 449" draw:points="0,32 728,449 746,421 18,0">
          <text:p/>
        </draw:polygon>
        <draw:polygon draw:style-name="gr9" draw:text-style-name="P2" draw:layer="layout" svg:width="0cm" svg:height="0cm" svg:x="3.901cm" svg:y="17.3cm" svg:viewBox="0 0 0 0" draw:points="0,0">
          <text:p/>
        </draw:polygon>
        <draw:path draw:style-name="gr1" draw:text-style-name="P1" draw:layer="layout" svg:width="0.797cm" svg:height="0.211cm" svg:x="3.496cm" svg:y="15.314cm" svg:viewBox="0 0 798 212" svg:d="M798 169c0-11-4-21-7-32-78-84-226-137-392-137-162 0-315 53-392 137-4 11-7 21-7 32 0 14 3 29 10 43 35-107 202-184 389-184 191 0 353 77 388 184 7-14 11-29 11-43z">
          <text:p/>
        </draw:path>
        <draw:polygon draw:style-name="gr9" draw:text-style-name="P2" draw:layer="layout" svg:width="0cm" svg:height="0cm" svg:x="3.901cm" svg:y="17.3cm" svg:viewBox="0 0 0 0" draw:points="0,0">
          <text:p/>
        </draw:polygon>
        <draw:path draw:style-name="gr1" draw:text-style-name="P1" draw:layer="layout" svg:width="0.238cm" svg:height="0.319cm" svg:x="3.204cm" svg:y="16.834cm" svg:viewBox="0 0 239 320" svg:d="M80 0c-18 42-7 109 28 169 35 61 85 104 131 111l-159-280c-18 0-28 0-42 7-51 28-51 120 0 202 49 85 127 131 176 103 11-8 21-18 25-32z">
          <text:p/>
        </draw:path>
        <draw:polygon draw:style-name="gr9" draw:text-style-name="P2" draw:layer="layout" svg:width="0cm" svg:height="0cm" svg:x="3.901cm" svg:y="17.3cm" svg:viewBox="0 0 0 0" draw:points="0,0">
          <text:p/>
        </draw:polygon>
        <draw:path draw:style-name="gr1" draw:text-style-name="P1" draw:layer="layout" svg:width="0.238cm" svg:height="0.322cm" svg:x="3.204cm" svg:y="18.007cm" svg:viewBox="0 0 239 323" svg:d="M80 2c-18-4-28 0-42 7-51 28-51 120 0 205 49 85 127 131 176 99 11-7 21-17 25-31-46-8-96-50-131-110-35-61-46-128-28-170z">
          <text:p/>
        </draw:path>
        <draw:polygon draw:style-name="gr9" draw:text-style-name="P2" draw:layer="layout" svg:width="0cm" svg:height="0cm" svg:x="3.901cm" svg:y="17.3cm" svg:viewBox="0 0 0 0" draw:points="0,0">
          <text:p/>
        </draw:polygon>
        <draw:path draw:style-name="gr1" draw:text-style-name="P1" draw:layer="layout" svg:width="0.155cm" svg:height="0.198cm" svg:x="3.799cm" svg:y="19.228cm" svg:viewBox="0 0 156 199" svg:d="M156 54c0-24-11-42-26-49-10-7-28-7-42 0-46 32-81 95-88 148 3 18 11 33 21 40 25 14 57 0 85-29 28-32 50-74 50-110z">
          <text:p/>
        </draw:path>
        <draw:polygon draw:style-name="gr9" draw:text-style-name="P2" draw:layer="layout" svg:width="0cm" svg:height="0cm" svg:x="3.901cm" svg:y="17.3cm" svg:viewBox="0 0 0 0" draw:points="0,0">
          <text:p/>
        </draw:polygon>
        <draw:path draw:style-name="gr1" draw:text-style-name="P1" draw:layer="layout" svg:width="0.155cm" svg:height="0.196cm" svg:x="3.799cm" svg:y="15.964cm" svg:viewBox="0 0 156 197" svg:d="M156 55c0-25-11-42-26-50-10-7-28-7-42 0-46 33-81 92-88 145 3 22 11 36 21 43 25 10 57 0 85-32 28-28 50-71 50-106z">
          <text:p/>
        </draw:path>
        <draw:polygon draw:style-name="gr9" draw:text-style-name="P2" draw:layer="layout" svg:width="0cm" svg:height="0cm" svg:x="3.901cm" svg:y="17.3cm" svg:viewBox="0 0 0 0" draw:points="0,0">
          <text:p/>
        </draw:polygon>
        <draw:path draw:style-name="gr1" draw:text-style-name="P1" draw:layer="layout" svg:width="0.151cm" svg:height="0.196cm" svg:x="4.579cm" svg:y="18.78cm" svg:viewBox="0 0 152 197" svg:d="M152 54c0-24-7-42-21-49s-28-7-46 0c-46 32-82 92-85 149 0 18 10 32 21 39 22 10 57 0 85-28 29-33 46-75 46-111z">
          <text:p/>
        </draw:path>
        <draw:polygon draw:style-name="gr9" draw:text-style-name="P2" draw:layer="layout" svg:width="0cm" svg:height="0cm" svg:x="3.901cm" svg:y="17.3cm" svg:viewBox="0 0 0 0" draw:points="0,0">
          <text:p/>
        </draw:polygon>
        <draw:path draw:style-name="gr1" draw:text-style-name="P1" draw:layer="layout" svg:width="0.151cm" svg:height="0.198cm" svg:x="4.579cm" svg:y="15.513cm" svg:viewBox="0 0 152 199" svg:d="M152 55c0-22-7-39-21-50-14-7-28-7-46 4-46 28-82 91-85 145 0 18 10 32 21 39 22 14 57 4 85-28 29-29 46-72 46-110z">
          <text:p/>
        </draw:path>
        <draw:polygon draw:style-name="gr9" draw:text-style-name="P2" draw:layer="layout" svg:width="0cm" svg:height="0cm" svg:x="3.901cm" svg:y="17.3cm" svg:viewBox="0 0 0 0" draw:points="0,0">
          <text:p/>
        </draw:polygon>
        <draw:path draw:style-name="gr1" draw:text-style-name="P1" draw:layer="layout" svg:width="0.171cm" svg:height="0.272cm" svg:x="3.282cm" svg:y="16.834cm" svg:viewBox="0 0 172 273" svg:d="M9 0c-18 42-7 107 26 167 35 60 88 102 134 106 3-11 3-25 3-43 0-7 0-17 0-28-28-10-56-35-74-70-21-33-28-72-25-100-21-14-43-25-64-32z">
          <text:p/>
        </draw:path>
        <draw:polygon draw:style-name="gr9" draw:text-style-name="P2" draw:layer="layout" svg:width="0cm" svg:height="0cm" svg:x="3.901cm" svg:y="17.3cm" svg:viewBox="0 0 0 0" draw:points="0,0">
          <text:p/>
        </draw:polygon>
        <draw:path draw:style-name="gr1" draw:text-style-name="P1" draw:layer="layout" svg:width="0.171cm" svg:height="0.271cm" svg:x="3.282cm" svg:y="18.009cm" svg:viewBox="0 0 172 272" svg:d="M9 0c-18 43-7 107 26 167 35 60 88 102 134 105 3-14 3-24 3-42 0-7 0-18 0-28-28-11-56-35-74-71-21-31-28-70-25-98-21-18-43-30-64-33z">
          <text:p/>
        </draw:path>
        <draw:polygon draw:style-name="gr9" draw:text-style-name="P2" draw:layer="layout" svg:width="0cm" svg:height="0cm" svg:x="3.901cm" svg:y="17.3cm" svg:viewBox="0 0 0 0" draw:points="0,0">
          <text:p/>
        </draw:polygon>
        <draw:path draw:style-name="gr1" draw:text-style-name="P1" draw:layer="layout" svg:width="0.123cm" svg:height="0.161cm" svg:x="3.443cm" svg:y="19.134cm" svg:viewBox="0 0 124 162" svg:d="M124 117c0-4 0-7 0-11-3-35-25-71-49-92-4-3-7-3-11-7-36-17-64-3-64 39 0 39 28 88 64 107 32 21 60 3 60-36z">
          <text:p/>
        </draw:path>
        <draw:polygon draw:style-name="gr9" draw:text-style-name="P2" draw:layer="layout" svg:width="0cm" svg:height="0cm" svg:x="3.901cm" svg:y="17.3cm" svg:viewBox="0 0 0 0" draw:points="0,0">
          <text:p/>
        </draw:polygon>
        <draw:path draw:style-name="gr1" draw:text-style-name="P1" draw:layer="layout" svg:width="0.124cm" svg:height="0.161cm" svg:x="3.107cm" svg:y="18.94cm" svg:viewBox="0 0 125 162" svg:d="M125 118c0-4 0-7 0-11-4-35-25-71-53-93 0 0-3-3-7-7-36-17-65-3-65 40 0 39 29 88 65 106 35 21 60 3 60-35z">
          <text:p/>
        </draw:path>
        <draw:polygon draw:style-name="gr9" draw:text-style-name="P2" draw:layer="layout" svg:width="0cm" svg:height="0cm" svg:x="3.901cm" svg:y="17.3cm" svg:viewBox="0 0 0 0" draw:points="0,0">
          <text:p/>
        </draw:polygon>
        <draw:path draw:style-name="gr1" draw:text-style-name="P1" draw:layer="layout" svg:width="0.123cm" svg:height="0.161cm" svg:x="3.443cm" svg:y="16.074cm" svg:viewBox="0 0 124 162" svg:d="M124 120c0-4 0-7 0-15-3-32-25-67-49-88-4-4-7-4-11-7-36-22-64-4-64 35 0 42 28 89 64 110 32 18 60 4 60-35z">
          <text:p/>
        </draw:path>
        <draw:polygon draw:style-name="gr9" draw:text-style-name="P2" draw:layer="layout" svg:width="0cm" svg:height="0cm" svg:x="3.901cm" svg:y="17.3cm" svg:viewBox="0 0 0 0" draw:points="0,0">
          <text:p/>
        </draw:polygon>
        <draw:path draw:style-name="gr1" draw:text-style-name="P1" draw:layer="layout" svg:width="0.124cm" svg:height="0.161cm" svg:x="3.107cm" svg:y="15.88cm" svg:viewBox="0 0 125 162" svg:d="M125 115c0-3 0-7 0-10-4-32-25-72-53-89 0-4-3-7-7-7-36-22-65-4-65 36 0 39 29 88 65 109 35 18 60 4 60-39z">
          <text:p/>
        </draw:path>
        <draw:polygon draw:style-name="gr9" draw:text-style-name="P2" draw:layer="layout" svg:width="0cm" svg:height="0cm" svg:x="3.901cm" svg:y="17.3cm" svg:viewBox="0 0 0 0" draw:points="0,0">
          <text:p/>
        </draw:polygon>
        <draw:path draw:style-name="gr1" draw:text-style-name="P1" draw:layer="layout" svg:width="0.187cm" svg:height="0.243cm" svg:x="4.579cm" svg:y="15.501cm" svg:viewBox="0 0 188 244" svg:d="M0 166c0 18 10 32 21 39 21 14 56 4 84-28 29-28 46-72 46-107 0-25-7-42-21-53-14-7-28-7-46 4 4-4 4-4 7-7 53-32 97-7 97 56 0 61-44 132-97 160-49 32-91 7-91-53 0-4 0-7 0-11z">
          <text:p/>
        </draw:path>
        <draw:polygon draw:style-name="gr9" draw:text-style-name="P2" draw:layer="layout" svg:width="0cm" svg:height="0cm" svg:x="3.901cm" svg:y="17.3cm" svg:viewBox="0 0 0 0" draw:points="0,0">
          <text:p/>
        </draw:polygon>
        <draw:path draw:style-name="gr1" draw:text-style-name="P1" draw:layer="layout" svg:width="0.187cm" svg:height="0.242cm" svg:x="4.579cm" svg:y="18.766cm" svg:viewBox="0 0 188 243" svg:d="M0 168c0 18 10 32 21 39 21 10 56 0 84-28 29-33 46-75 46-111 0-24-7-42-21-49s-28-7-46 0c4-4 4-4 7-7 53-28 97-4 97 56 0 57-44 132-97 164-49 28-91 3-91-53 0-4 0-11 0-11z">
          <text:p/>
        </draw:path>
        <draw:polygon draw:style-name="gr9" draw:text-style-name="P2" draw:layer="layout" svg:width="0cm" svg:height="0cm" svg:x="3.901cm" svg:y="17.3cm" svg:viewBox="0 0 0 0" draw:points="0,0">
          <text:p/>
        </draw:polygon>
        <draw:path draw:style-name="gr1" draw:text-style-name="P1" draw:layer="layout" svg:width="0.19cm" svg:height="0.244cm" svg:x="3.799cm" svg:y="19.214cm" svg:viewBox="0 0 191 245" svg:d="M0 167c3 19 11 33 21 40 25 14 57 0 86-29 28-32 49-74 49-110 0-24-10-42-25-49-10-7-28-7-43 0 0 0 4-4 7-7 54-28 96-4 96 56s-42 135-96 164c-53 31-95 7-95-54 0-4 0-11 0-11z">
          <text:p/>
        </draw:path>
        <draw:polygon draw:style-name="gr9" draw:text-style-name="P2" draw:layer="layout" svg:width="0cm" svg:height="0cm" svg:x="3.901cm" svg:y="17.3cm" svg:viewBox="0 0 0 0" draw:points="0,0">
          <text:p/>
        </draw:polygon>
        <draw:path draw:style-name="gr1" draw:text-style-name="P1" draw:layer="layout" svg:width="0.19cm" svg:height="0.242cm" svg:x="3.799cm" svg:y="15.951cm" svg:viewBox="0 0 191 243" svg:d="M0 164c3 22 11 36 21 43 25 10 57 0 86-32 28-28 49-71 49-107 0-25-10-42-25-49-10-7-28-7-43 0 0-4 4-4 7-7 54-29 96-4 96 56 0 61-42 132-96 163-53 29-95 4-95-56 0-4 0-7 0-11z">
          <text:p/>
        </draw:path>
        <draw:polygon draw:style-name="gr9" draw:text-style-name="P2" draw:layer="layout" svg:width="0cm" svg:height="0cm" svg:x="3.901cm" svg:y="17.3cm" svg:viewBox="0 0 0 0" draw:points="0,0">
          <text:p/>
        </draw:polygon>
        <draw:path draw:style-name="gr1" draw:text-style-name="P1" draw:layer="layout" svg:width="0.123cm" svg:height="0.161cm" svg:x="3.443cm" svg:y="19.134cm" svg:viewBox="0 0 124 162" svg:d="M75 14c-4-3-7-3-11-7-36-17-64-3-64 39 0 39 28 88 64 107 32 21 60 3 60-36 0-4 0-7 0-11 0 7-7 14-10 18-18 10-46-4-65-36-18-28-18-63 0-74 7-3 15-3 26 0z">
          <text:p/>
        </draw:path>
        <draw:polygon draw:style-name="gr9" draw:text-style-name="P2" draw:layer="layout" svg:width="0cm" svg:height="0cm" svg:x="3.901cm" svg:y="17.3cm" svg:viewBox="0 0 0 0" draw:points="0,0">
          <text:p/>
        </draw:polygon>
        <draw:path draw:style-name="gr1" draw:text-style-name="P1" draw:layer="layout" svg:width="0.123cm" svg:height="0.161cm" svg:x="3.443cm" svg:y="16.074cm" svg:viewBox="0 0 124 162" svg:d="M75 17c-4-4-7-4-11-7-36-22-64-4-64 35 0 42 28 89 64 110 32 18 60 4 60-35 0-4 0-7 0-15 0 11-7 19-10 22-18 11-46-7-65-36-18-32-18-64 0-74 7-4 15-4 26 0z">
          <text:p/>
        </draw:path>
        <draw:polygon draw:style-name="gr9" draw:text-style-name="P2" draw:layer="layout" svg:width="0cm" svg:height="0cm" svg:x="3.901cm" svg:y="17.3cm" svg:viewBox="0 0 0 0" draw:points="0,0">
          <text:p/>
        </draw:polygon>
        <draw:path draw:style-name="gr1" draw:text-style-name="P1" draw:layer="layout" svg:width="0.124cm" svg:height="0.161cm" svg:x="3.107cm" svg:y="18.94cm" svg:viewBox="0 0 125 162" svg:d="M72 14c0 0-3-3-7-7-36-17-65-3-65 40 0 39 29 88 65 106 35 21 60 3 60-35 0-4 0-7 0-11 0 7-7 14-14 18-14 10-42-4-60-36-18-31-18-63 0-75 7-3 14-3 21 0z">
          <text:p/>
        </draw:path>
        <draw:polygon draw:style-name="gr9" draw:text-style-name="P2" draw:layer="layout" svg:width="0cm" svg:height="0cm" svg:x="3.901cm" svg:y="17.3cm" svg:viewBox="0 0 0 0" draw:points="0,0">
          <text:p/>
        </draw:polygon>
        <draw:path draw:style-name="gr1" draw:text-style-name="P1" draw:layer="layout" svg:width="0.124cm" svg:height="0.161cm" svg:x="3.107cm" svg:y="15.88cm" svg:viewBox="0 0 125 162" svg:d="M72 16c0-4-3-7-7-7-36-22-65-4-65 36 0 39 29 88 65 109 35 18 60 4 60-39 0-3 0-7 0-10 0 10-7 18-14 21-14 11-42-7-60-39-18-28-18-61 0-71 7-4 14-4 21 0z">
          <text:p/>
        </draw:path>
        <draw:polygon draw:style-name="gr9" draw:text-style-name="P2" draw:layer="layout" svg:width="0cm" svg:height="0cm" svg:x="3.901cm" svg:y="17.3cm" svg:viewBox="0 0 0 0" draw:points="0,0">
          <text:p/>
        </draw:polygon>
        <draw:path draw:style-name="gr1" draw:text-style-name="P1" draw:layer="layout" svg:width="0.088cm" svg:height="0.115cm" svg:x="3.144cm" svg:y="18.952cm" svg:viewBox="0 0 89 116" svg:d="M75 113c7-4 14-11 14-18-4-36-25-72-53-93-8-3-19-3-22 0-19 11-19 46 0 74 14 33 47 47 61 37z">
          <text:p/>
        </draw:path>
        <draw:polygon draw:style-name="gr9" draw:text-style-name="P2" draw:layer="layout" svg:width="0cm" svg:height="0cm" svg:x="3.901cm" svg:y="17.3cm" svg:viewBox="0 0 0 0" draw:points="0,0">
          <text:p/>
        </draw:polygon>
        <draw:path draw:style-name="gr1" draw:text-style-name="P1" draw:layer="layout" svg:width="0.088cm" svg:height="0.115cm" svg:x="3.144cm" svg:y="15.893cm" svg:viewBox="0 0 89 116" svg:d="M75 113c7-3 14-11 14-21-4-32-25-68-53-89-8-4-19-4-22 0-19 10-19 43 0 75 14 28 47 46 61 35z">
          <text:p/>
        </draw:path>
        <draw:polygon draw:style-name="gr9" draw:text-style-name="P2" draw:layer="layout" svg:width="0cm" svg:height="0cm" svg:x="3.901cm" svg:y="17.3cm" svg:viewBox="0 0 0 0" draw:points="0,0">
          <text:p/>
        </draw:polygon>
        <draw:path draw:style-name="gr1" draw:text-style-name="P1" draw:layer="layout" svg:width="0.088cm" svg:height="0.114cm" svg:x="3.479cm" svg:y="16.087cm" svg:viewBox="0 0 89 115" svg:d="M79 113c7-3 10-11 10-21-3-32-25-71-50-89-11-4-18-4-25 0-19 7-19 43 0 71 18 32 47 46 65 39z">
          <text:p/>
        </draw:path>
        <draw:polygon draw:style-name="gr9" draw:text-style-name="P2" draw:layer="layout" svg:width="0cm" svg:height="0cm" svg:x="3.901cm" svg:y="17.3cm" svg:viewBox="0 0 0 0" draw:points="0,0">
          <text:p/>
        </draw:polygon>
        <draw:path draw:style-name="gr1" draw:text-style-name="P1" draw:layer="layout" svg:width="0.088cm" svg:height="0.116cm" svg:x="3.479cm" svg:y="19.146cm" svg:viewBox="0 0 89 117" svg:d="M79 113c7-4 10-11 10-18-3-35-25-71-50-92-11-4-18-4-25 0-19 11-19 43 0 74 18 32 47 47 65 36z">
          <text:p/>
        </draw:path>
        <draw:polygon draw:style-name="gr9" draw:text-style-name="P2" draw:layer="layout" svg:width="0cm" svg:height="0cm" svg:x="3.901cm" svg:y="17.3cm" svg:viewBox="0 0 0 0" draw:points="0,0">
          <text:p/>
        </draw:polygon>
        <draw:path draw:style-name="gr1" draw:text-style-name="P1" draw:layer="layout" svg:width="0.797cm" svg:height="0.233cm" svg:x="3.496cm" svg:y="15.25cm" svg:viewBox="0 0 798 234" svg:d="M0 230c0 4 0 4 0 4 0-11 3-21 7-32 10-43 45-85 96-117 7-4 10-4 14-7 155-92 409-92 564 0 4 3 7 3 11 7 53 32 88 74 99 117 3 11 7 21 7 32v-4c0-124-180-230-399-230s-399 106-399 230z">
          <text:p/>
        </draw:path>
        <draw:polygon draw:style-name="gr9" draw:text-style-name="P2" draw:layer="layout" svg:width="0cm" svg:height="0cm" svg:x="3.901cm" svg:y="17.3cm" svg:viewBox="0 0 0 0" draw:points="0,0">
          <text:p/>
        </draw:polygon>
        <draw:path draw:style-name="gr1" draw:text-style-name="P1" draw:layer="layout" svg:width="0.1cm" svg:height="0.169cm" svg:x="3.35cm" svg:y="16.866cm" svg:viewBox="0 0 101 170" svg:d="M1 0c-4 28 3 67 25 102 21 33 46 61 75 68-11-61-51-128-100-170z">
          <text:p/>
        </draw:path>
        <draw:polygon draw:style-name="gr9" draw:text-style-name="P2" draw:layer="layout" svg:width="0cm" svg:height="0cm" svg:x="3.901cm" svg:y="17.3cm" svg:viewBox="0 0 0 0" draw:points="0,0">
          <text:p/>
        </draw:polygon>
        <draw:path draw:style-name="gr1" draw:text-style-name="P1" draw:layer="layout" svg:width="0.1cm" svg:height="0.169cm" svg:x="3.35cm" svg:y="18.041cm" svg:viewBox="0 0 101 170" svg:d="M1 0c-4 28 3 67 25 98 21 37 46 61 75 72-11-65-51-132-100-170z">
          <text:p/>
        </draw:path>
        <draw:polygon draw:style-name="gr9" draw:text-style-name="P2" draw:layer="layout" svg:width="0cm" svg:height="0cm" svg:x="3.901cm" svg:y="17.3cm" svg:viewBox="0 0 0 0" draw:points="0,0">
          <text:p/>
        </draw:polygon>
        <draw:path draw:style-name="gr1" draw:text-style-name="P1" draw:layer="layout" svg:width="0.589cm" svg:height="0.076cm" svg:x="3.598cm" svg:y="15.259cm" svg:viewBox="0 0 590 77" svg:d="M590 77c-4-4-7-4-11-7-155-93-410-93-565 0-4 3-7 3-14 7 169-89 424-89 590 0z">
          <text:p/>
        </draw:path>
        <draw:polygon draw:style-name="gr9" draw:text-style-name="P2" draw:layer="layout" svg:width="0cm" svg:height="0cm" svg:x="3.901cm" svg:y="17.3cm" svg:viewBox="0 0 0 0" draw:points="0,0">
          <text:p/>
        </draw:polygon>
        <draw:path draw:style-name="gr1" draw:text-style-name="P1" draw:layer="layout" svg:width="0.171cm" svg:height="0.279cm" svg:x="3.275cm" svg:y="16.834cm" svg:viewBox="0 0 172 280" svg:d="M16 0c-4 0-4 0-7 0-18 42-7 109 28 169 36 60 89 104 135 111 0-4 0-4 0-7-42-4-95-47-130-107-37-60-47-124-26-166z">
          <text:p/>
        </draw:path>
        <draw:polygon draw:style-name="gr9" draw:text-style-name="P2" draw:layer="layout" svg:width="0cm" svg:height="0cm" svg:x="3.901cm" svg:y="17.3cm" svg:viewBox="0 0 0 0" draw:points="0,0">
          <text:p/>
        </draw:polygon>
        <draw:path draw:style-name="gr1" draw:text-style-name="P1" draw:layer="layout" svg:width="0.171cm" svg:height="0.279cm" svg:x="3.275cm" svg:y="18.009cm" svg:viewBox="0 0 172 280" svg:d="M16 0c-4 0-4 0-7 0-18 42-7 109 28 169 36 61 89 103 135 111 0-4 0-8 0-8-42-3-95-45-130-106-37-60-47-124-26-166z">
          <text:p/>
        </draw:path>
        <draw:polygon draw:style-name="gr9" draw:text-style-name="P2" draw:layer="layout" svg:width="0cm" svg:height="0cm" svg:x="3.901cm" svg:y="17.3cm" svg:viewBox="0 0 0 0" draw:points="0,0">
          <text:p/>
        </draw:polygon>
        <draw:polygon draw:style-name="gr1" draw:text-style-name="P1" draw:layer="layout" svg:width="0.035cm" svg:height="0.028cm" svg:x="3.7cm" svg:y="16.012cm" svg:viewBox="0 0 36 29" draw:points="0,29 36,29 18,0">
          <text:p/>
        </draw:polygon>
        <draw:polygon draw:style-name="gr9" draw:text-style-name="P2" draw:layer="layout" svg:width="0cm" svg:height="0cm" svg:x="3.901cm" svg:y="17.3cm" svg:viewBox="0 0 0 0" draw:points="0,0">
          <text:p/>
        </draw:polygon>
        <draw:polygon draw:style-name="gr1" draw:text-style-name="P1" draw:layer="layout" svg:width="0.035cm" svg:height="0.011cm" svg:x="3.7cm" svg:y="19.55cm" svg:viewBox="0 0 36 12" draw:points="18,12 36,0 0,0">
          <text:p/>
        </draw:polygon>
        <draw:polygon draw:style-name="gr9" draw:text-style-name="P2" draw:layer="layout" svg:width="0cm" svg:height="0cm" svg:x="3.901cm" svg:y="17.3cm" svg:viewBox="0 0 0 0" draw:points="0,0">
          <text:p/>
        </draw:polygon>
        <draw:polygon draw:style-name="gr1" draw:text-style-name="P1" draw:layer="layout" svg:width="0.018cm" svg:height="0.032cm" svg:x="4.811cm" svg:y="15.377cm" svg:viewBox="0 0 19 33" draw:points="19,33 19,11 0,0">
          <text:p/>
        </draw:polygon>
        <draw:polygon draw:style-name="gr9" draw:text-style-name="P2" draw:layer="layout" svg:width="0cm" svg:height="0cm" svg:x="3.901cm" svg:y="17.3cm" svg:viewBox="0 0 0 0" draw:points="0,0">
          <text:p/>
        </draw:polygon>
        <draw:polygon draw:style-name="gr1" draw:text-style-name="P1" draw:layer="layout" svg:width="0.022cm" svg:height="0.032cm" svg:x="2.973cm" svg:y="15.592cm" svg:viewBox="0 0 23 33" draw:points="0,11 0,33 23,0">
          <text:p/>
        </draw:polygon>
        <draw:polygon draw:style-name="gr9" draw:text-style-name="P2" draw:layer="layout" svg:width="0cm" svg:height="0cm" svg:x="3.901cm" svg:y="17.3cm" svg:viewBox="0 0 0 0" draw:points="0,0">
          <text:p/>
        </draw:polygon>
        <draw:path draw:style-name="gr10" draw:text-style-name="P2" draw:layer="layout" svg:width="0.776cm" svg:height="0.183cm" svg:x="3.506cm" svg:y="15.342cm" svg:viewBox="0 0 777 184" svg:d="M0 184c35-107 198-184 388-184 187 0 349 77 389 184">
          <text:p/>
        </draw:path>
        <draw:path draw:style-name="gr10" draw:text-style-name="P2" draw:layer="layout" svg:width="0.1cm" svg:height="0.169cm" svg:x="3.35cm" svg:y="18.041cm" svg:viewBox="0 0 101 170" svg:d="M1 0c-4 28 3 67 25 98 21 37 46 61 75 72">
          <text:p/>
        </draw:path>
        <draw:path draw:style-name="gr10" draw:text-style-name="P2" draw:layer="layout" svg:width="0.1cm" svg:height="0.169cm" svg:x="3.35cm" svg:y="16.866cm" svg:viewBox="0 0 101 170" svg:d="M1 0c-4 28 3 67 25 102 21 33 46 61 75 68">
          <text:p/>
        </draw:path>
        <draw:path draw:style-name="gr10" draw:text-style-name="P2" draw:layer="layout" svg:width="0.783cm" svg:height="0.137cm" svg:x="3.503cm" svg:y="15.314cm" svg:viewBox="0 0 784 138" svg:d="M784 138c-78-85-226-138-392-138-162 0-314 53-392 138">
          <text:p/>
        </draw:path>
        <draw:path draw:style-name="gr10" draw:text-style-name="P2" draw:layer="layout" svg:width="0.168cm" svg:height="0.271cm" svg:x="3.282cm" svg:y="18.009cm" svg:viewBox="0 0 169 272" svg:d="M9 0c-18 43-7 107 25 167 35 60 88 102 135 105">
          <text:p/>
        </draw:path>
        <draw:path draw:style-name="gr10" draw:text-style-name="P2" draw:layer="layout" svg:width="0.168cm" svg:height="0.272cm" svg:x="3.282cm" svg:y="16.834cm" svg:viewBox="0 0 169 273" svg:d="M9 0c-18 42-7 107 25 167 35 60 88 102 135 106">
          <text:p/>
        </draw:path>
        <draw:path draw:style-name="gr10" draw:text-style-name="P2" draw:layer="layout" svg:width="0.171cm" svg:height="0.279cm" svg:x="3.275cm" svg:y="18.009cm" svg:viewBox="0 0 172 280" svg:d="M9 0c-18 42-7 109 28 169 36 61 86 103 135 111">
          <text:p/>
        </draw:path>
        <draw:path draw:style-name="gr10" draw:text-style-name="P2" draw:layer="layout" svg:width="0.171cm" svg:height="0.279cm" svg:x="3.275cm" svg:y="16.834cm" svg:viewBox="0 0 172 280" svg:d="M9 0c-18 42-7 109 28 169 36 60 86 104 135 111">
          <text:p/>
        </draw:path>
        <draw:path draw:style-name="gr10" draw:text-style-name="P2" draw:layer="layout" svg:width="0.589cm" svg:height="0.066cm" svg:x="3.598cm" svg:y="15.269cm" svg:viewBox="0 0 590 67" svg:d="M590 67c-166-89-421-89-590 0">
          <text:p/>
        </draw:path>
        <draw:path draw:style-name="gr10" draw:text-style-name="P2" draw:layer="layout" svg:width="0.211cm" svg:height="0.231cm" svg:x="3.242cm" svg:y="18.007cm" svg:viewBox="0 0 212 232" svg:d="M212 232c0-56-28-127-77-176-46-51-99-68-135-47">
          <text:p/>
        </draw:path>
        <draw:path draw:style-name="gr10" draw:text-style-name="P2" draw:layer="layout" svg:width="0.214cm" svg:height="0.311cm" svg:x="3.204cm" svg:y="18.016cm" svg:viewBox="0 0 215 312" svg:d="M38 0c-51 28-51 116 0 202 49 85 128 130 177 102">
          <text:p/>
        </draw:path>
        <draw:path draw:style-name="gr10" draw:text-style-name="P2" draw:layer="layout" svg:width="0.035cm" svg:height="0.081cm" svg:x="3.418cm" svg:y="18.238cm" svg:viewBox="0 0 36 82" svg:d="M0 82c21-14 36-42 36-82">
          <text:p/>
        </draw:path>
        <draw:path draw:style-name="gr10" draw:text-style-name="P2" draw:layer="layout" svg:width="0.211cm" svg:height="0.234cm" svg:x="3.242cm" svg:y="16.833cm" svg:viewBox="0 0 212 235" svg:d="M212 235c0-60-28-131-77-181-46-46-99-67-135-46">
          <text:p/>
        </draw:path>
        <draw:path draw:style-name="gr10" draw:text-style-name="P2" draw:layer="layout" svg:width="0.214cm" svg:height="0.312cm" svg:x="3.204cm" svg:y="16.841cm" svg:viewBox="0 0 215 313" svg:d="M38 0c-51 28-51 121 0 206 49 81 128 127 177 99">
          <text:p/>
        </draw:path>
        <draw:path draw:style-name="gr10" draw:text-style-name="P2" draw:layer="layout" svg:width="0.035cm" svg:height="0.082cm" svg:x="3.418cm" svg:y="17.063cm" svg:viewBox="0 0 36 83" svg:d="M0 83c21-11 36-44 36-83">
          <text:p/>
        </draw:path>
        <draw:path draw:style-name="gr10" draw:text-style-name="P2" draw:layer="layout" svg:width="0.12cm" svg:height="0.159cm" svg:x="4.173cm" svg:y="15.324cm" svg:viewBox="0 0 121 160" svg:d="M121 160c-4-57-46-117-121-160">
          <text:p/>
        </draw:path>
        <draw:path draw:style-name="gr10" draw:text-style-name="P2" draw:layer="layout" svg:width="0.564cm" svg:height="0.069cm" svg:x="3.612cm" svg:y="15.259cm" svg:viewBox="0 0 565 70" svg:d="M565 70c-155-93-409-93-565 0">
          <text:p/>
        </draw:path>
        <draw:path draw:style-name="gr10" draw:text-style-name="P2" draw:layer="layout" svg:width="0.116cm" svg:height="0.159cm" svg:x="3.496cm" svg:y="15.324cm" svg:viewBox="0 0 117 160" svg:d="M117 0c-71 43-114 103-117 160">
          <text:p/>
        </draw:path>
        <draw:line draw:style-name="gr10" draw:text-style-name="P2" draw:layer="layout" svg:x1="3.7cm" svg:y1="19.55cm" svg:x2="3.7cm" svg:y2="16.04cm">
          <text:p/>
        </draw:line>
        <draw:line draw:style-name="gr10" draw:text-style-name="P2" draw:layer="layout" svg:x1="2.973cm" svg:y1="19.134cm" svg:x2="3.701cm" svg:y2="19.551cm">
          <text:p/>
        </draw:line>
        <draw:line draw:style-name="gr10" draw:text-style-name="P2" draw:layer="layout" svg:x1="2.973cm" svg:y1="15.624cm" svg:x2="3.701cm" svg:y2="16.041cm">
          <text:p/>
        </draw:line>
        <draw:line draw:style-name="gr10" draw:text-style-name="P2" draw:layer="layout" svg:x1="2.973cm" svg:y1="19.134cm" svg:x2="2.973cm" svg:y2="15.624cm">
          <text:p/>
        </draw:line>
        <draw:path draw:style-name="gr10" draw:text-style-name="P2" draw:layer="layout" svg:width="0.064cm" svg:height="0.11cm" svg:x="3.167cm" svg:y="18.947cm" svg:viewBox="0 0 65 111" svg:d="M65 111c0-40-25-90-65-111">
          <text:p/>
        </draw:path>
        <draw:path draw:style-name="gr10" draw:text-style-name="P2" draw:layer="layout" svg:width="0.124cm" svg:height="0.161cm" svg:x="3.107cm" svg:y="18.94cm" svg:viewBox="0 0 125 162" svg:d="M65 7c-36-17-65-3-65 40 0 39 29 88 65 106 35 21 60 3 60-35">
          <text:p/>
        </draw:path>
        <draw:path draw:style-name="gr10" draw:text-style-name="P2" draw:layer="layout" svg:width="0.06cm" svg:height="0.11cm" svg:x="3.506cm" svg:y="19.141cm" svg:viewBox="0 0 61 111" svg:d="M61 111c0-40-28-90-61-111">
          <text:p/>
        </draw:path>
        <draw:path draw:style-name="gr10" draw:text-style-name="P2" draw:layer="layout" svg:width="0.123cm" svg:height="0.161cm" svg:x="3.443cm" svg:y="19.134cm" svg:viewBox="0 0 124 162" svg:d="M64 7c-36-17-64-3-64 39 0 39 28 88 64 107 32 21 60 3 60-36">
          <text:p/>
        </draw:path>
        <draw:path draw:style-name="gr10" draw:text-style-name="P2" draw:layer="layout" svg:width="0.06cm" svg:height="0.105cm" svg:x="3.506cm" svg:y="16.083cm" svg:viewBox="0 0 61 106" svg:d="M61 106c0-38-28-89-61-106">
          <text:p/>
        </draw:path>
        <draw:path draw:style-name="gr10" draw:text-style-name="P2" draw:layer="layout" svg:width="0.123cm" svg:height="0.161cm" svg:x="3.443cm" svg:y="16.074cm" svg:viewBox="0 0 124 162" svg:d="M64 10c-36-22-64-4-64 35 0 42 28 89 64 110 32 18 60 4 60-35">
          <text:p/>
        </draw:path>
        <draw:path draw:style-name="gr10" draw:text-style-name="P2" draw:layer="layout" svg:width="0.064cm" svg:height="0.105cm" svg:x="3.167cm" svg:y="15.889cm" svg:viewBox="0 0 65 106" svg:d="M65 106c0-38-25-84-65-106">
          <text:p/>
        </draw:path>
        <draw:path draw:style-name="gr10" draw:text-style-name="P2" draw:layer="layout" svg:width="0.124cm" svg:height="0.161cm" svg:x="3.107cm" svg:y="15.88cm" svg:viewBox="0 0 125 162" svg:d="M65 9c-36-22-65-4-65 36 0 39 29 88 65 109 35 18 60 4 60-39">
          <text:p/>
        </draw:path>
        <draw:path draw:style-name="gr10" draw:text-style-name="P2" draw:layer="layout" svg:width="0.681cm" svg:height="0.232cm" svg:x="3.612cm" svg:y="15.479cm" svg:viewBox="0 0 682 233" svg:d="M0 164c113 67 287 88 435 49 148-35 247-120 247-213">
          <text:p/>
        </draw:path>
        <draw:path draw:style-name="gr10" draw:text-style-name="P2" draw:layer="layout" svg:width="0.797cm" svg:height="0.229cm" svg:x="3.496cm" svg:y="15.25cm" svg:viewBox="0 0 798 230" svg:d="M798 230c0-128-180-230-399-230s-399 102-399 230">
          <text:p/>
        </draw:path>
        <draw:path draw:style-name="gr10" draw:text-style-name="P2" draw:layer="layout" svg:width="0.116cm" svg:height="0.163cm" svg:x="3.496cm" svg:y="15.479cm" svg:viewBox="0 0 117 164" svg:d="M0 0c0 60 43 120 117 164">
          <text:p/>
        </draw:path>
        <draw:line draw:style-name="gr10" draw:text-style-name="P2" draw:layer="layout" svg:x1="3.735cm" svg:y1="19.55cm" svg:x2="3.7cm" svg:y2="19.55cm">
          <text:p/>
        </draw:line>
        <draw:line draw:style-name="gr10" draw:text-style-name="P2" draw:layer="layout" svg:x1="3.7cm" svg:y1="16.04cm" svg:x2="3.735cm" svg:y2="16.04cm">
          <text:p/>
        </draw:line>
        <draw:line draw:style-name="gr10" draw:text-style-name="P2" draw:layer="layout" svg:x1="3.735cm" svg:y1="19.55cm" svg:x2="3.735cm" svg:y2="16.04cm">
          <text:p/>
        </draw:line>
        <draw:line draw:style-name="gr10" draw:text-style-name="P2" draw:layer="layout" svg:x1="3.719cm" svg:y1="19.562cm" svg:x2="3.7cm" svg:y2="19.55cm">
          <text:p/>
        </draw:line>
        <draw:line draw:style-name="gr10" draw:text-style-name="P2" draw:layer="layout" svg:x1="2.973cm" svg:y1="15.625cm" svg:x2="2.996cm" svg:y2="15.592cm">
          <text:p/>
        </draw:line>
        <draw:line draw:style-name="gr10" draw:text-style-name="P2" draw:layer="layout" svg:x1="3.7cm" svg:y1="16.041cm" svg:x2="3.719cm" svg:y2="16.012cm">
          <text:p/>
        </draw:line>
        <draw:line draw:style-name="gr10" draw:text-style-name="P2" draw:layer="layout" svg:x1="2.991cm" svg:y1="15.592cm" svg:x2="3.719cm" svg:y2="16.013cm">
          <text:p/>
        </draw:line>
        <draw:line draw:style-name="gr10" draw:text-style-name="P2" draw:layer="layout" svg:x1="2.973cm" svg:y1="15.603cm" svg:x2="2.973cm" svg:y2="15.624cm">
          <text:p/>
        </draw:line>
        <draw:path draw:style-name="gr10" draw:text-style-name="P2" draw:layer="layout" svg:width="0.021cm" svg:height="0.006cm" svg:x="3.157cm" svg:y="18.952cm" svg:viewBox="0 0 22 7" svg:d="M22 7c-7-9-19-9-22 0">
          <text:p/>
        </draw:path>
        <draw:path draw:style-name="gr10" draw:text-style-name="P2" draw:layer="layout" svg:width="0.074cm" svg:height="0.113cm" svg:x="3.144cm" svg:y="18.954cm" svg:viewBox="0 0 75 114" svg:d="M14 0c-19 11-19 44 0 75 14 32 47 46 61 36">
          <text:p/>
        </draw:path>
        <draw:path draw:style-name="gr10" draw:text-style-name="P2" draw:layer="layout" svg:width="0.014cm" svg:height="0.018cm" svg:x="3.217cm" svg:y="19.046cm" svg:viewBox="0 0 15 19" svg:d="M0 19c7-4 15-11 15-19">
          <text:p/>
        </draw:path>
        <draw:path draw:style-name="gr10" draw:text-style-name="P2" draw:layer="layout" svg:width="0.025cm" svg:height="0.005cm" svg:x="3.492cm" svg:y="19.147cm" svg:viewBox="0 0 26 6" svg:d="M26 6c-12-8-19-8-26 0">
          <text:p/>
        </draw:path>
        <draw:path draw:style-name="gr10" draw:text-style-name="P2" draw:layer="layout" svg:width="0.078cm" svg:height="0.113cm" svg:x="3.479cm" svg:y="19.148cm" svg:viewBox="0 0 79 114" svg:d="M14 0c-19 11-19 43 0 75 18 29 47 46 65 36">
          <text:p/>
        </draw:path>
        <draw:path draw:style-name="gr10" draw:text-style-name="P2" draw:layer="layout" svg:width="0.014cm" svg:height="0.022cm" svg:x="3.552cm" svg:y="19.236cm" svg:viewBox="0 0 15 23" svg:d="M0 23c7-4 15-11 15-23">
          <text:p/>
        </draw:path>
        <draw:path draw:style-name="gr10" draw:text-style-name="P2" draw:layer="layout" svg:width="0.025cm" svg:height="0.004cm" svg:x="3.492cm" svg:y="16.086cm" svg:viewBox="0 0 26 5" svg:d="M26 5c-12-9-19-5-26 0">
          <text:p/>
        </draw:path>
        <draw:path draw:style-name="gr10" draw:text-style-name="P2" draw:layer="layout" svg:width="0.078cm" svg:height="0.111cm" svg:x="3.479cm" svg:y="16.09cm" svg:viewBox="0 0 79 112" svg:d="M14 0c-19 7-19 42 0 71 18 32 47 46 65 39">
          <text:p/>
        </draw:path>
        <draw:path draw:style-name="gr10" draw:text-style-name="P2" draw:layer="layout" svg:width="0.014cm" svg:height="0.021cm" svg:x="3.552cm" svg:y="16.178cm" svg:viewBox="0 0 15 22" svg:d="M0 22c7-3 15-11 15-22">
          <text:p/>
        </draw:path>
        <draw:path draw:style-name="gr10" draw:text-style-name="P2" draw:layer="layout" svg:width="0.021cm" svg:height="0.004cm" svg:x="3.157cm" svg:y="15.893cm" svg:viewBox="0 0 22 5" svg:d="M22 5c-7-7-19-7-22 0">
          <text:p/>
        </draw:path>
        <draw:path draw:style-name="gr10" draw:text-style-name="P2" draw:layer="layout" svg:width="0.074cm" svg:height="0.112cm" svg:x="3.144cm" svg:y="15.896cm" svg:viewBox="0 0 75 113" svg:d="M14 0c-19 10-19 42 0 75 14 28 47 46 61 35">
          <text:p/>
        </draw:path>
        <draw:path draw:style-name="gr10" draw:text-style-name="P2" draw:layer="layout" svg:width="0.014cm" svg:height="0.021cm" svg:x="3.217cm" svg:y="15.984cm" svg:viewBox="0 0 15 22" svg:d="M0 22c7-3 15-11 15-22">
          <text:p/>
        </draw:path>
        <draw:path draw:style-name="gr10" draw:text-style-name="P2" draw:layer="layout" svg:width="0.896cm" svg:height="0.257cm" svg:x="3.446cm" svg:y="15.222cm" svg:viewBox="0 0 897 258" svg:d="M897 258c0-141-201-258-449-258-247 0-448 117-448 258">
          <text:p/>
        </draw:path>
        <draw:path draw:style-name="gr10" draw:text-style-name="P2" draw:layer="layout" svg:width="0.896cm" svg:height="0.261cm" svg:x="3.446cm" svg:y="15.479cm" svg:viewBox="0 0 897 262" svg:d="M0 0c0 146 201 262 448 262 248 0 449-116 449-262">
          <text:p/>
        </draw:path>
        <draw:line draw:style-name="gr10" draw:text-style-name="P2" draw:layer="layout" svg:x1="3.718cm" svg:y1="19.562cm" svg:x2="3.736cm" svg:y2="19.55cm">
          <text:p/>
        </draw:line>
        <draw:line draw:style-name="gr10" draw:text-style-name="P2" draw:layer="layout" svg:x1="3.736cm" svg:y1="16.041cm" svg:x2="3.718cm" svg:y2="16.012cm">
          <text:p/>
        </draw:line>
        <draw:line draw:style-name="gr10" draw:text-style-name="P2" draw:layer="layout" svg:x1="4.829cm" svg:y1="18.919cm" svg:x2="4.829cm" svg:y2="15.409cm">
          <text:p/>
        </draw:line>
        <draw:line draw:style-name="gr10" draw:text-style-name="P2" draw:layer="layout" svg:x1="3.735cm" svg:y1="19.551cm" svg:x2="4.83cm" svg:y2="18.919cm">
          <text:p/>
        </draw:line>
        <draw:line draw:style-name="gr10" draw:text-style-name="P2" draw:layer="layout" svg:x1="3.735cm" svg:y1="16.041cm" svg:x2="4.83cm" svg:y2="15.409cm">
          <text:p/>
        </draw:line>
        <draw:path draw:style-name="gr10" draw:text-style-name="P2" draw:layer="layout" svg:width="0.096cm" svg:height="0.069cm" svg:x="4.67cm" svg:y="15.501cm" svg:viewBox="0 0 97 70" svg:d="M97 70c0-63-43-89-97-56">
          <text:p/>
        </draw:path>
        <draw:path draw:style-name="gr10" draw:text-style-name="P2" draw:layer="layout" svg:width="0.091cm" svg:height="0.162cm" svg:x="4.579cm" svg:y="15.515cm" svg:viewBox="0 0 92 163" svg:d="M92 0c-49 28-92 102-92 163">
          <text:p/>
        </draw:path>
        <draw:path draw:style-name="gr10" draw:text-style-name="P2" draw:layer="layout" svg:width="0.187cm" svg:height="0.176cm" svg:x="4.579cm" svg:y="15.568cm" svg:viewBox="0 0 188 177" svg:d="M0 110c0 60 42 86 91 53 53-28 97-99 97-163">
          <text:p/>
        </draw:path>
        <draw:path draw:style-name="gr10" draw:text-style-name="P2" draw:layer="layout" svg:width="0.096cm" svg:height="0.066cm" svg:x="4.67cm" svg:y="18.768cm" svg:viewBox="0 0 97 67" svg:d="M97 67c0-61-43-85-97-53">
          <text:p/>
        </draw:path>
        <draw:path draw:style-name="gr10" draw:text-style-name="P2" draw:layer="layout" svg:width="0.091cm" svg:height="0.166cm" svg:x="4.579cm" svg:y="18.778cm" svg:viewBox="0 0 92 167" svg:d="M92 0c-49 32-92 106-92 167">
          <text:p/>
        </draw:path>
        <draw:path draw:style-name="gr10" draw:text-style-name="P2" draw:layer="layout" svg:width="0.187cm" svg:height="0.175cm" svg:x="4.579cm" svg:y="18.834cm" svg:viewBox="0 0 188 176" svg:d="M0 111c0 56 42 81 91 53 53-32 97-104 97-164">
          <text:p/>
        </draw:path>
        <draw:path draw:style-name="gr10" draw:text-style-name="P2" draw:layer="layout" svg:width="0.095cm" svg:height="0.068cm" svg:x="3.894cm" svg:y="19.214cm" svg:viewBox="0 0 96 69" svg:d="M96 69c0-61-42-85-96-57">
          <text:p/>
        </draw:path>
        <draw:path draw:style-name="gr10" draw:text-style-name="P2" draw:layer="layout" svg:width="0.095cm" svg:height="0.166cm" svg:x="3.799cm" svg:y="19.226cm" svg:viewBox="0 0 96 167" svg:d="M96 0c-54 32-96 106-96 167">
          <text:p/>
        </draw:path>
        <draw:path draw:style-name="gr10" draw:text-style-name="P2" draw:layer="layout" svg:width="0.19cm" svg:height="0.176cm" svg:x="3.799cm" svg:y="19.282cm" svg:viewBox="0 0 191 177" svg:d="M0 110c0 61 42 85 95 53 54-29 96-103 96-163">
          <text:p/>
        </draw:path>
        <draw:path draw:style-name="gr10" draw:text-style-name="P2" draw:layer="layout" svg:width="0.095cm" svg:height="0.069cm" svg:x="3.894cm" svg:y="15.95cm" svg:viewBox="0 0 96 70" svg:d="M96 70c0-61-42-89-96-57">
          <text:p/>
        </draw:path>
        <draw:path draw:style-name="gr10" draw:text-style-name="P2" draw:layer="layout" svg:width="0.095cm" svg:height="0.162cm" svg:x="3.799cm" svg:y="15.963cm" svg:viewBox="0 0 96 163" svg:d="M96 0c-54 31-96 102-96 163">
          <text:p/>
        </draw:path>
        <draw:path draw:style-name="gr10" draw:text-style-name="P2" draw:layer="layout" svg:width="0.19cm" svg:height="0.174cm" svg:x="3.799cm" svg:y="16.019cm" svg:viewBox="0 0 191 175" svg:d="M0 106c0 61 42 86 95 57 54-32 96-103 96-163">
          <text:p/>
        </draw:path>
        <draw:line draw:style-name="gr10" draw:text-style-name="P2" draw:layer="layout" svg:x1="2.973cm" svg:y1="15.604cm" svg:x2="2.996cm" svg:y2="15.592cm">
          <text:p/>
        </draw:line>
        <draw:line draw:style-name="gr10" draw:text-style-name="P2" draw:layer="layout" svg:x1="4.816cm" svg:y1="15.378cm" svg:x2="4.564cm" svg:y2="15.236cm">
          <text:p/>
        </draw:line>
        <draw:line draw:style-name="gr10" draw:text-style-name="P2" draw:layer="layout" svg:x1="3.718cm" svg:y1="16.013cm" svg:x2="4.816cm" svg:y2="15.377cm">
          <text:p/>
        </draw:line>
        <draw:line draw:style-name="gr10" draw:text-style-name="P2" draw:layer="layout" svg:x1="4.565cm" svg:y1="15.236cm" svg:x2="4.547cm" svg:y2="15.248cm">
          <text:p/>
        </draw:line>
        <draw:path draw:style-name="gr10" draw:text-style-name="P2" draw:layer="layout" svg:width="0.244cm" svg:height="0.028cm" svg:x="4.303cm" svg:y="15.247cm" svg:viewBox="0 0 245 29" svg:d="M245 0c-68 39-174 39-245 0">
          <text:p/>
        </draw:path>
        <draw:line draw:style-name="gr10" draw:text-style-name="P2" draw:layer="layout" svg:x1="3.578cm" svg:y1="15.257cm" svg:x2="2.991cm" svg:y2="15.593cm">
          <text:p/>
        </draw:line>
        <draw:path draw:style-name="gr10" draw:text-style-name="P2" draw:layer="layout" svg:width="0.73cm" svg:height="0.092cm" svg:x="3.577cm" svg:y="15.165cm" svg:viewBox="0 0 731 93" svg:d="M731 86c-99-54-229-86-368-86-134 0-268 36-363 93">
          <text:p/>
        </draw:path>
        <draw:path draw:style-name="gr10" draw:text-style-name="P2" draw:layer="layout" svg:width="0.938cm" svg:height="0.271cm" svg:x="3.425cm" svg:y="15.208cm" svg:viewBox="0 0 939 272" svg:d="M939 272c0-148-212-272-470-272-257 0-469 124-469 272">
          <text:p/>
        </draw:path>
        <draw:path draw:style-name="gr10" draw:text-style-name="P2" draw:layer="layout" svg:width="0.938cm" svg:height="0.272cm" svg:x="3.425cm" svg:y="15.479cm" svg:viewBox="0 0 939 273" svg:d="M0 0c0 153 212 273 469 273 258 0 470-120 470-273">
          <text:p/>
        </draw:path>
        <draw:line draw:style-name="gr10" draw:text-style-name="P2" draw:layer="layout" svg:x1="4.83cm" svg:y1="15.41cm" svg:x2="4.811cm" svg:y2="15.377cm">
          <text:p/>
        </draw:line>
        <draw:line draw:style-name="gr10" draw:text-style-name="P2" draw:layer="layout" svg:x1="4.829cm" svg:y1="15.409cm" svg:x2="4.829cm" svg:y2="15.388cm">
          <text:p/>
        </draw:line>
        <draw:path draw:style-name="gr10" draw:text-style-name="P2" draw:layer="layout" svg:width="0.024cm" svg:height="0.053cm" svg:x="4.706cm" svg:y="15.518cm" svg:viewBox="0 0 25 54" svg:d="M25 54c0-25-7-42-25-54">
          <text:p/>
        </draw:path>
        <draw:path draw:style-name="gr10" draw:text-style-name="P2" draw:layer="layout" svg:width="0.046cm" svg:height="0.008cm" svg:x="4.663cm" svg:y="15.514cm" svg:viewBox="0 0 47 9" svg:d="M47 9c-15-12-33-12-47 0">
          <text:p/>
        </draw:path>
        <draw:path draw:style-name="gr10" draw:text-style-name="P2" draw:layer="layout" svg:width="0.021cm" svg:height="0.039cm" svg:x="4.579cm" svg:y="15.666cm" svg:viewBox="0 0 22 40" svg:d="M0 0c0 19 11 33 22 40">
          <text:p/>
        </draw:path>
        <draw:path draw:style-name="gr10" draw:text-style-name="P2" draw:layer="layout" svg:width="0.13cm" svg:height="0.143cm" svg:x="4.6cm" svg:y="15.568cm" svg:viewBox="0 0 131 144" svg:d="M0 138c22 14 54 4 82-28 32-29 49-72 49-110">
          <text:p/>
        </draw:path>
        <draw:path draw:style-name="gr10" draw:text-style-name="P2" draw:layer="layout" svg:width="0.024cm" svg:height="0.049cm" svg:x="4.706cm" svg:y="18.785cm" svg:viewBox="0 0 25 50" svg:d="M25 50c0-24-7-42-25-50">
          <text:p/>
        </draw:path>
        <draw:path draw:style-name="gr10" draw:text-style-name="P2" draw:layer="layout" svg:width="0.046cm" svg:height="0.005cm" svg:x="4.663cm" svg:y="18.78cm" svg:viewBox="0 0 47 6" svg:d="M47 6c-15-8-33-8-47 0">
          <text:p/>
        </draw:path>
        <draw:path draw:style-name="gr10" draw:text-style-name="P2" draw:layer="layout" svg:width="0.021cm" svg:height="0.042cm" svg:x="4.579cm" svg:y="18.93cm" svg:viewBox="0 0 22 43" svg:d="M0 0c0 21 11 36 22 43">
          <text:p/>
        </draw:path>
        <draw:path draw:style-name="gr10" draw:text-style-name="P2" draw:layer="layout" svg:width="0.13cm" svg:height="0.142cm" svg:x="4.6cm" svg:y="18.834cm" svg:viewBox="0 0 131 143" svg:d="M0 139c22 10 54 0 82-33 32-28 49-70 49-106">
          <text:p/>
        </draw:path>
        <draw:path draw:style-name="gr10" draw:text-style-name="P2" draw:layer="layout" svg:width="0.025cm" svg:height="0.049cm" svg:x="3.929cm" svg:y="19.233cm" svg:viewBox="0 0 26 50" svg:d="M26 50c0-25-11-43-26-50">
          <text:p/>
        </draw:path>
        <draw:path draw:style-name="gr10" draw:text-style-name="P2" draw:layer="layout" svg:width="0.045cm" svg:height="0.006cm" svg:x="3.884cm" svg:y="19.228cm" svg:viewBox="0 0 46 7" svg:d="M46 7c-10-9-28-9-46 0">
          <text:p/>
        </draw:path>
        <draw:path draw:style-name="gr10" draw:text-style-name="P2" draw:layer="layout" svg:width="0.025cm" svg:height="0.039cm" svg:x="3.799cm" svg:y="19.381cm" svg:viewBox="0 0 26 40" svg:d="M0 0c3 19 12 33 26 40">
          <text:p/>
        </draw:path>
        <draw:path draw:style-name="gr10" draw:text-style-name="P2" draw:layer="layout" svg:width="0.134cm" svg:height="0.143cm" svg:x="3.82cm" svg:y="19.282cm" svg:viewBox="0 0 135 144" svg:d="M0 139c25 14 57 0 85-28 28-33 50-75 50-111">
          <text:p/>
        </draw:path>
        <draw:path draw:style-name="gr10" draw:text-style-name="P2" draw:layer="layout" svg:width="0.025cm" svg:height="0.049cm" svg:x="3.929cm" svg:y="15.97cm" svg:viewBox="0 0 26 50" svg:d="M26 50c0-26-11-43-26-50">
          <text:p/>
        </draw:path>
        <draw:path draw:style-name="gr10" draw:text-style-name="P2" draw:layer="layout" svg:width="0.045cm" svg:height="0.005cm" svg:x="3.884cm" svg:y="15.964cm" svg:viewBox="0 0 46 6" svg:d="M46 6c-10-8-28-8-46 0">
          <text:p/>
        </draw:path>
        <draw:path draw:style-name="gr10" draw:text-style-name="P2" draw:layer="layout" svg:width="0.025cm" svg:height="0.043cm" svg:x="3.799cm" svg:y="16.114cm" svg:viewBox="0 0 26 44" svg:d="M0 0c3 22 12 37 26 44">
          <text:p/>
        </draw:path>
        <draw:path draw:style-name="gr10" draw:text-style-name="P2" draw:layer="layout" svg:width="0.134cm" svg:height="0.142cm" svg:x="3.82cm" svg:y="16.019cm" svg:viewBox="0 0 135 143" svg:d="M0 139c25 10 57 0 85-33 28-28 50-74 50-106">
          <text:p/>
        </draw:path>
        <draw:line draw:style-name="gr10" draw:text-style-name="P2" draw:layer="layout" svg:x1="4.83cm" svg:y1="15.389cm" svg:x2="4.811cm" svg:y2="15.377cm">
          <text:p/>
        </draw:line>
        <draw:path draw:style-name="gr1" draw:text-style-name="P1" draw:layer="layout" svg:width="2.148cm" svg:height="8.696cm" svg:x="7.461cm" svg:y="6.854cm" svg:viewBox="0 0 2149 8697" svg:d="M255 8697h797 794 254l49-49v-8599l-49-49h-1048 1048v49h-2051v-49h206 797-797c-64 0-117 0-152 0s-54 0-54 0h206c-64 0-117 0-152 0s-54 0-54 0l-49 49v8599l49 49c0 0 19 0 54 0s88 0 152 0z">
          <text:p/>
        </draw:path>
        <draw:polygon draw:style-name="gr9" draw:text-style-name="P2" draw:layer="layout" svg:width="0cm" svg:height="0cm" svg:x="8.533cm" svg:y="11.2cm" svg:viewBox="0 0 0 0" draw:points="0,0">
          <text:p/>
        </draw:polygon>
        <draw:polygon draw:style-name="gr1" draw:text-style-name="P1" draw:layer="layout" svg:width="2.05cm" svg:height="8.598cm" svg:x="7.51cm" svg:y="6.903cm" svg:viewBox="0 0 2051 8599" draw:points="0,8599 2051,8599 2051,8514 2051,8507 2051,8493 2051,8468 2051,8433 2051,8390 2051,8348 2051,8299 2051,8249 2051,8207 2051,8165 2051,8129 2051,8105 2051,8087 2051,8084 2051,515 2051,508 2051,494 2051,466 2051,434 2051,392 2051,346 2051,300 2051,251 2051,205 2051,166 2051,131 2051,106 2051,92 2051,85 2051,0 0,0">
          <text:p/>
        </draw:polygon>
        <draw:polygon draw:style-name="gr9" draw:text-style-name="P2" draw:layer="layout" svg:width="0cm" svg:height="0cm" svg:x="8.533cm" svg:y="11.2cm" svg:viewBox="0 0 0 0" draw:points="0,0">
          <text:p/>
        </draw:polygon>
        <draw:polygon draw:style-name="gr1" draw:text-style-name="P1" draw:layer="layout" svg:width="0.049cm" svg:height="8.598cm" svg:x="9.56cm" svg:y="6.903cm" svg:viewBox="0 0 50 8599" draw:points="50,8599 50,0 0,0 0,85 0,92 0,106 0,131 0,166 0,205 0,251 0,300 0,346 0,392 0,434 0,466 0,494 0,508 0,515 0,8084 0,8087 0,8105 0,8129 0,8165 0,8207 0,8249 0,8299 0,8348 0,8390 0,8433 0,8468 0,8493 0,8507 0,8514 0,8599">
          <text:p/>
        </draw:polygon>
        <draw:polygon draw:style-name="gr9" draw:text-style-name="P2" draw:layer="layout" svg:width="0cm" svg:height="0cm" svg:x="8.533cm" svg:y="11.2cm" svg:viewBox="0 0 0 0" draw:points="0,0">
          <text:p/>
        </draw:polygon>
        <draw:polygon draw:style-name="gr1" draw:text-style-name="P1" draw:layer="layout" svg:width="0.049cm" svg:height="8.598cm" svg:x="7.461cm" svg:y="6.903cm" svg:viewBox="0 0 50 8599" draw:points="0,8599 50,8599 50,0 0,0">
          <text:p/>
        </draw:polygon>
        <draw:path draw:style-name="gr11" draw:text-style-name="P1" draw:layer="layout" svg:width="0.698cm" svg:height="0.702cm" svg:x="8.163cm" svg:y="12.283cm" svg:viewBox="0 0 699 703" svg:d="M699 354c0 191-156 349-350 349s-349-158-349-349c0-194 155-354 349-354s350 160 350 354z">
          <text:p/>
        </draw:path>
        <draw:polygon draw:style-name="gr9" draw:text-style-name="P2" draw:layer="layout" svg:width="0cm" svg:height="0cm" svg:x="8.533cm" svg:y="11.2cm" svg:viewBox="0 0 0 0" draw:points="0,0">
          <text:p/>
        </draw:polygon>
        <draw:path draw:style-name="gr11" draw:text-style-name="P1" draw:layer="layout" svg:width="0.698cm" svg:height="0.702cm" svg:x="8.163cm" svg:y="9.408cm" svg:viewBox="0 0 699 703" svg:d="M699 354c0 194-156 349-350 349s-349-155-349-349 155-354 349-354 350 160 350 354z">
          <text:p/>
        </draw:path>
        <draw:polygon draw:style-name="gr9" draw:text-style-name="P2" draw:layer="layout" svg:width="0cm" svg:height="0cm" svg:x="8.533cm" svg:y="11.2cm" svg:viewBox="0 0 0 0" draw:points="0,0">
          <text:p/>
        </draw:polygon>
        <draw:path draw:style-name="gr11" draw:text-style-name="P1" draw:layer="layout" svg:width="0.67cm" svg:height="0.67cm" svg:x="8.177cm" svg:y="12.301cm" svg:viewBox="0 0 671 671" svg:d="M671 336c0 183-148 335-335 335-184 0-336-152-336-335 0-187 152-336 336-336 187 0 335 149 335 336z">
          <text:p/>
        </draw:path>
        <draw:polygon draw:style-name="gr9" draw:text-style-name="P2" draw:layer="layout" svg:width="0cm" svg:height="0cm" svg:x="8.533cm" svg:y="11.2cm" svg:viewBox="0 0 0 0" draw:points="0,0">
          <text:p/>
        </draw:polygon>
        <draw:path draw:style-name="gr11" draw:text-style-name="P1" draw:layer="layout" svg:width="0.67cm" svg:height="0.67cm" svg:x="8.177cm" svg:y="9.426cm" svg:viewBox="0 0 671 671" svg:d="M671 336c0 183-148 335-335 335-184 0-336-152-336-335 0-188 152-336 336-336 187 0 335 148 335 336z">
          <text:p/>
        </draw:path>
        <draw:polygon draw:style-name="gr9" draw:text-style-name="P2" draw:layer="layout" svg:width="0cm" svg:height="0cm" svg:x="8.533cm" svg:y="11.2cm" svg:viewBox="0 0 0 0" draw:points="0,0">
          <text:p/>
        </draw:polygon>
        <draw:path draw:style-name="gr1" draw:text-style-name="P1" draw:layer="layout" svg:width="0.469cm" svg:height="0.469cm" svg:x="8.279cm" svg:y="12.4cm" svg:viewBox="0 0 470 470" svg:d="M230 470c63 0 123-21 170-67 46-43 70-102 70-166 0-63-24-123-70-166-47-47-107-71-170-71-127 0-230 106-230 237 0 127 103 233 230 233z">
          <text:p/>
        </draw:path>
        <draw:polygon draw:style-name="gr9" draw:text-style-name="P2" draw:layer="layout" svg:width="0cm" svg:height="0cm" svg:x="8.533cm" svg:y="11.2cm" svg:viewBox="0 0 0 0" draw:points="0,0">
          <text:p/>
        </draw:polygon>
        <draw:path draw:style-name="gr1" draw:text-style-name="P1" draw:layer="layout" svg:width="0.469cm" svg:height="0.472cm" svg:x="8.279cm" svg:y="9.525cm" svg:viewBox="0 0 470 473" svg:d="M230 473c63 0 123-24 170-70 46-46 70-106 70-166 0-64-24-125-70-170-47-43-107-67-170-67-127 0-230 105-230 237 0 127 103 233 230 236z">
          <text:p/>
        </draw:path>
        <draw:polygon draw:style-name="gr9" draw:text-style-name="P2" draw:layer="layout" svg:width="0cm" svg:height="0cm" svg:x="8.533cm" svg:y="11.2cm" svg:viewBox="0 0 0 0" draw:points="0,0">
          <text:p/>
        </draw:polygon>
        <draw:path draw:style-name="gr1" draw:text-style-name="P1" draw:layer="layout" svg:width="2.05cm" svg:height="0.049cm" svg:x="7.51cm" svg:y="15.501cm" svg:viewBox="0 0 2051 50" svg:d="M205 50h794 798 254v-50h-2051v50c0 0 18 0 53 0s88 0 152 0z">
          <text:p/>
        </draw:path>
        <draw:polygon draw:style-name="gr9" draw:text-style-name="P2" draw:layer="layout" svg:width="0cm" svg:height="0cm" svg:x="8.533cm" svg:y="11.2cm" svg:viewBox="0 0 0 0" draw:points="0,0">
          <text:p/>
        </draw:polygon>
        <draw:path draw:style-name="gr11" draw:text-style-name="P1" draw:layer="layout" svg:width="0.353cm" svg:height="0.353cm" svg:x="7.884cm" svg:y="7.277cm" svg:viewBox="0 0 354 354" svg:d="M354 177c0 95-81 177-177 177-95 0-177-82-177-177 0-99 82-177 177-177 96 0 177 78 177 177z">
          <text:p/>
        </draw:path>
        <draw:polygon draw:style-name="gr9" draw:text-style-name="P2" draw:layer="layout" svg:width="0cm" svg:height="0cm" svg:x="8.533cm" svg:y="11.2cm" svg:viewBox="0 0 0 0" draw:points="0,0">
          <text:p/>
        </draw:polygon>
        <draw:path draw:style-name="gr11" draw:text-style-name="P1" draw:layer="layout" svg:width="0.353cm" svg:height="0.353cm" svg:x="8.833cm" svg:y="14.774cm" svg:viewBox="0 0 354 354" svg:d="M354 176c0 100-78 178-177 178-96 0-177-78-177-178 0-95 81-176 177-176 99 0 177 81 177 176z">
          <text:p/>
        </draw:path>
        <draw:polygon draw:style-name="gr9" draw:text-style-name="P2" draw:layer="layout" svg:width="0cm" svg:height="0cm" svg:x="8.533cm" svg:y="11.2cm" svg:viewBox="0 0 0 0" draw:points="0,0">
          <text:p/>
        </draw:polygon>
        <draw:path draw:style-name="gr11" draw:text-style-name="P1" draw:layer="layout" svg:width="0.353cm" svg:height="0.353cm" svg:x="7.884cm" svg:y="14.774cm" svg:viewBox="0 0 354 354" svg:d="M354 176c0 100-81 178-177 178-95 0-177-78-177-178 0-95 82-176 177-176 96 0 177 81 177 176z">
          <text:p/>
        </draw:path>
        <draw:polygon draw:style-name="gr9" draw:text-style-name="P2" draw:layer="layout" svg:width="0cm" svg:height="0cm" svg:x="8.533cm" svg:y="11.2cm" svg:viewBox="0 0 0 0" draw:points="0,0">
          <text:p/>
        </draw:polygon>
        <draw:path draw:style-name="gr11" draw:text-style-name="P1" draw:layer="layout" svg:width="0.353cm" svg:height="0.353cm" svg:x="8.833cm" svg:y="7.277cm" svg:viewBox="0 0 354 354" svg:d="M354 177c0 95-78 177-177 177-96 0-177-82-177-177 0-99 81-177 177-177 99 0 177 78 177 177z">
          <text:p/>
        </draw:path>
        <draw:polygon draw:style-name="gr9" draw:text-style-name="P2" draw:layer="layout" svg:width="0cm" svg:height="0cm" svg:x="8.533cm" svg:y="11.2cm" svg:viewBox="0 0 0 0" draw:points="0,0">
          <text:p/>
        </draw:polygon>
        <draw:path draw:style-name="gr1" draw:text-style-name="P1" draw:layer="layout" svg:width="0.251cm" svg:height="0.252cm" svg:x="8.885cm" svg:y="7.327cm" svg:viewBox="0 0 252 253" svg:d="M252 128c0-11-3-25-7-36-10-36-31-64-67-78-31-18-70-18-102-4-57 29-89 93-71 153 17 60 75 99 138 88 64-7 109-60 109-123z">
          <text:p/>
        </draw:path>
        <draw:polygon draw:style-name="gr9" draw:text-style-name="P2" draw:layer="layout" svg:width="0cm" svg:height="0cm" svg:x="8.533cm" svg:y="11.2cm" svg:viewBox="0 0 0 0" draw:points="0,0">
          <text:p/>
        </draw:polygon>
        <draw:path draw:style-name="gr1" draw:text-style-name="P1" draw:layer="layout" svg:width="0.251cm" svg:height="0.252cm" svg:x="8.885cm" svg:y="14.825cm" svg:viewBox="0 0 252 253" svg:d="M245 161c4-11 7-25 7-36 0-63-45-116-109-123-63-11-121 28-138 88-18 60 14 124 71 153 14 3 25 7 42 10 22 0 43-3 57-14 21-7 35-21 46-32 21-24 24-46 24-46z">
          <text:p/>
        </draw:path>
        <draw:polygon draw:style-name="gr9" draw:text-style-name="P2" draw:layer="layout" svg:width="0cm" svg:height="0cm" svg:x="8.533cm" svg:y="11.2cm" svg:viewBox="0 0 0 0" draw:points="0,0">
          <text:p/>
        </draw:polygon>
        <draw:path draw:style-name="gr1" draw:text-style-name="P1" draw:layer="layout" svg:width="0.25cm" svg:height="0.254cm" svg:x="7.937cm" svg:y="14.823cm" svg:viewBox="0 0 251 255" svg:d="M251 128c0 67-56 127-128 127-70 0-123-60-123-127 0-70 53-128 123-128 72 0 128 58 128 128z">
          <text:p/>
        </draw:path>
        <draw:polygon draw:style-name="gr9" draw:text-style-name="P2" draw:layer="layout" svg:width="0cm" svg:height="0cm" svg:x="8.533cm" svg:y="11.2cm" svg:viewBox="0 0 0 0" draw:points="0,0">
          <text:p/>
        </draw:polygon>
        <draw:path draw:style-name="gr1" draw:text-style-name="P1" draw:layer="layout" svg:width="0.25cm" svg:height="0.25cm" svg:x="7.937cm" svg:y="7.327cm" svg:viewBox="0 0 251 251" svg:d="M251 128c0 70-56 123-128 123-70 0-123-53-123-123 0-71 53-128 123-128 72 0 128 57 128 128z">
          <text:p/>
        </draw:path>
        <draw:polygon draw:style-name="gr9" draw:text-style-name="P2" draw:layer="layout" svg:width="0cm" svg:height="0cm" svg:x="8.533cm" svg:y="11.2cm" svg:viewBox="0 0 0 0" draw:points="0,0">
          <text:p/>
        </draw:polygon>
        <draw:path draw:style-name="gr1" draw:text-style-name="P1" draw:layer="layout" svg:width="0.251cm" svg:height="0.242cm" svg:x="8.885cm" svg:y="14.825cm" svg:viewBox="0 0 252 243" svg:d="M76 161h169c4-11 7-25 7-36 0-63-45-116-109-123-63-12-121 28-138 88-18 60 14 127 71 153z">
          <text:p/>
        </draw:path>
        <draw:polygon draw:style-name="gr9" draw:text-style-name="P2" draw:layer="layout" svg:width="0cm" svg:height="0cm" svg:x="8.533cm" svg:y="11.2cm" svg:viewBox="0 0 0 0" draw:points="0,0">
          <text:p/>
        </draw:polygon>
        <draw:path draw:style-name="gr1" draw:text-style-name="P1" draw:layer="layout" svg:width="0.251cm" svg:height="0.242cm" svg:x="8.885cm" svg:y="7.337cm" svg:viewBox="0 0 252 243" svg:d="M76 0c-57 26-89 89-71 149 17 64 75 103 138 92 64-7 109-60 109-123 0-14-3-25-7-36h-169z">
          <text:p/>
        </draw:path>
        <draw:polygon draw:style-name="gr9" draw:text-style-name="P2" draw:layer="layout" svg:width="0cm" svg:height="0cm" svg:x="8.533cm" svg:y="11.2cm" svg:viewBox="0 0 0 0" draw:points="0,0">
          <text:p/>
        </draw:polygon>
        <draw:path draw:style-name="gr1" draw:text-style-name="P1" draw:layer="layout" svg:width="0.169cm" svg:height="0.089cm" svg:x="8.96cm" svg:y="14.986cm" svg:viewBox="0 0 170 90" svg:d="M0 0v81c32 15 71 11 103-4 36-14 57-42 67-77z">
          <text:p/>
        </draw:path>
        <draw:polygon draw:style-name="gr9" draw:text-style-name="P2" draw:layer="layout" svg:width="0cm" svg:height="0cm" svg:x="8.533cm" svg:y="11.2cm" svg:viewBox="0 0 0 0" draw:points="0,0">
          <text:p/>
        </draw:polygon>
        <draw:path draw:style-name="gr1" draw:text-style-name="P1" draw:layer="layout" svg:width="0.169cm" svg:height="0.092cm" svg:x="8.96cm" svg:y="7.327cm" svg:viewBox="0 0 170 93" svg:d="M0 93h170c-10-36-31-64-67-78-32-19-71-19-103-4z">
          <text:p/>
        </draw:path>
        <draw:polygon draw:style-name="gr9" draw:text-style-name="P2" draw:layer="layout" svg:width="0cm" svg:height="0cm" svg:x="8.533cm" svg:y="11.2cm" svg:viewBox="0 0 0 0" draw:points="0,0">
          <text:p/>
        </draw:polygon>
        <draw:polygon draw:style-name="gr1" draw:text-style-name="P1" draw:layer="layout" svg:width="0.049cm" svg:height="0.049cm" svg:x="7.461cm" svg:y="6.854cm" svg:viewBox="0 0 50 50" draw:points="0,50 50,50 50,0">
          <text:p/>
        </draw:polygon>
        <draw:polygon draw:style-name="gr9" draw:text-style-name="P2" draw:layer="layout" svg:width="0cm" svg:height="0cm" svg:x="8.533cm" svg:y="11.2cm" svg:viewBox="0 0 0 0" draw:points="0,0">
          <text:p/>
        </draw:polygon>
        <draw:polygon draw:style-name="gr1" draw:text-style-name="P1" draw:layer="layout" svg:width="0.049cm" svg:height="0.049cm" svg:x="9.56cm" svg:y="6.854cm" svg:viewBox="0 0 50 50" draw:points="0,50 50,50 0,0">
          <text:p/>
        </draw:polygon>
        <draw:polygon draw:style-name="gr9" draw:text-style-name="P2" draw:layer="layout" svg:width="0cm" svg:height="0cm" svg:x="8.533cm" svg:y="11.2cm" svg:viewBox="0 0 0 0" draw:points="0,0">
          <text:p/>
        </draw:polygon>
        <draw:polygon draw:style-name="gr1" draw:text-style-name="P1" draw:layer="layout" svg:width="0.049cm" svg:height="0.049cm" svg:x="7.461cm" svg:y="15.501cm" svg:viewBox="0 0 50 50" draw:points="0,0 50,0 50,50">
          <text:p/>
        </draw:polygon>
        <draw:polygon draw:style-name="gr9" draw:text-style-name="P2" draw:layer="layout" svg:width="0cm" svg:height="0cm" svg:x="8.533cm" svg:y="11.2cm" svg:viewBox="0 0 0 0" draw:points="0,0">
          <text:p/>
        </draw:polygon>
        <draw:polygon draw:style-name="gr1" draw:text-style-name="P1" draw:layer="layout" svg:width="0.049cm" svg:height="0.049cm" svg:x="9.56cm" svg:y="15.501cm" svg:viewBox="0 0 50 50" draw:points="0,50 50,0 0,0">
          <text:p/>
        </draw:polygon>
        <draw:polygon draw:style-name="gr9" draw:text-style-name="P2" draw:layer="layout" svg:width="0cm" svg:height="0cm" svg:x="8.533cm" svg:y="11.2cm" svg:viewBox="0 0 0 0" draw:points="0,0">
          <text:p/>
        </draw:polygon>
        <draw:path draw:style-name="gr1" draw:text-style-name="P1" draw:layer="layout" svg:width="0.169cm" svg:height="0.091cm" svg:x="8.96cm" svg:y="14.986cm" svg:viewBox="0 0 170 92" svg:d="M0 82c32 14 71 10 103-4 36-15 57-43 67-78 0 0-3 21-24 45-11 11-25 25-43 33-17 11-39 14-61 14-17-3-28-7-42-10z">
          <text:p/>
        </draw:path>
        <draw:polygon draw:style-name="gr9" draw:text-style-name="P2" draw:layer="layout" svg:width="0cm" svg:height="0cm" svg:x="8.533cm" svg:y="11.2cm" svg:viewBox="0 0 0 0" draw:points="0,0">
          <text:p/>
        </draw:polygon>
        <draw:path draw:style-name="gr10" draw:text-style-name="P2" draw:layer="layout" svg:width="0.234cm" svg:height="0.469cm" svg:x="8.278cm" svg:y="12.4cm" svg:viewBox="0 0 235 470" svg:d="M235 0c-32 0-63 7-92 17-14 7-28 19-42 26-25 18-42 35-60 63-11 15-22 29-29 50-4 18-11 39-11 63-3 36 0 67 7 89 7 21 18 35 26 52 18 29 39 46 60 64 14 11 28 18 42 25 28 14 64 21 99 21">
          <text:p/>
        </draw:path>
        <draw:path draw:style-name="gr10" draw:text-style-name="P2" draw:layer="layout" svg:width="0.239cm" svg:height="0.233cm" svg:x="8.509cm" svg:y="12.636cm" svg:viewBox="0 0 240 234" svg:d="M0 234c38 0 70-7 102-18 32-17 60-39 81-63 11-14 21-29 28-46 19-28 29-67 29-107">
          <text:p/>
        </draw:path>
        <draw:path draw:style-name="gr10" draw:text-style-name="P2" draw:layer="layout" svg:width="0.234cm" svg:height="0.472cm" svg:x="8.278cm" svg:y="9.525cm" svg:viewBox="0 0 235 473" svg:d="M235 0c-32 0-63 7-92 17-14 7-28 14-42 25-25 14-42 35-60 63-11 14-22 29-29 51-4 17-11 39-11 63-3 36 0 67 7 88 7 22 18 39 26 53 18 29 39 46 60 64 14 10 28 17 42 25 28 14 64 21 99 24">
          <text:p/>
        </draw:path>
        <draw:path draw:style-name="gr10" draw:text-style-name="P2" draw:layer="layout" svg:width="0.239cm" svg:height="0.236cm" svg:x="8.509cm" svg:y="12.4cm" svg:viewBox="0 0 240 237" svg:d="M0 0c38 0 70 7 102 21s60 35 81 60c11 14 21 28 28 46 19 28 29 67 29 110">
          <text:p/>
        </draw:path>
        <draw:path draw:style-name="gr10" draw:text-style-name="P2" draw:layer="layout" svg:width="0.239cm" svg:height="0.236cm" svg:x="8.509cm" svg:y="9.761cm" svg:viewBox="0 0 240 237" svg:d="M0 237c38 0 70-10 102-24 32-15 60-36 81-64 11-11 21-25 28-39 19-32 29-70 29-110">
          <text:p/>
        </draw:path>
        <draw:path draw:style-name="gr10" draw:text-style-name="P2" draw:layer="layout" svg:width="0.239cm" svg:height="0.236cm" svg:x="8.509cm" svg:y="9.525cm" svg:viewBox="0 0 240 237" svg:d="M0 0c38 0 70 7 102 21 32 15 60 36 81 64 11 11 21 25 28 39 19 32 29 71 29 113">
          <text:p/>
        </draw:path>
        <draw:path draw:style-name="gr10" draw:text-style-name="P2" draw:layer="layout" svg:width="0.469cm" svg:height="0.469cm" svg:x="8.279cm" svg:y="12.4cm" svg:viewBox="0 0 470 470" svg:d="M470 237c0 131-106 233-237 233-130 0-233-102-233-233s103-237 233-237c131 0 237 106 237 237z">
          <text:p/>
        </draw:path>
        <draw:path draw:style-name="gr10" draw:text-style-name="P2" draw:layer="layout" svg:width="0.469cm" svg:height="0.472cm" svg:x="8.279cm" svg:y="9.525cm" svg:viewBox="0 0 470 473" svg:d="M470 237c0 127-106 236-237 236-130 0-233-109-233-236 0-132 103-237 233-237 131 0 237 105 237 237z">
          <text:p/>
        </draw:path>
        <draw:polyline draw:style-name="gr10" draw:text-style-name="P2" draw:layer="layout" svg:width="0.793cm" svg:height="0cm" svg:x="7.715cm" svg:y="15.55cm" svg:viewBox="0 0 794 0" draw:points="794,0 705,0 617,0 532,0 451,0 374,0 300,0 233,0 173,0 123,0 77,0 46,0 21,0 7,0 0,0">
          <text:p/>
        </draw:polyline>
        <draw:polyline draw:style-name="gr10" draw:text-style-name="P2" draw:layer="layout" svg:width="0.796cm" svg:height="0cm" svg:x="8.509cm" svg:y="15.55cm" svg:viewBox="0 0 797 0" draw:points="797,0 790,0 776,0 751,0 716,0 673,0 624,0 564,0 497,0 423,0 345,0 264,0 176,0 91,0 0,0">
          <text:p/>
        </draw:polyline>
        <draw:line draw:style-name="gr10" draw:text-style-name="P2" draw:layer="layout" svg:x1="9.56cm" svg:y1="15.501cm" svg:x2="9.56cm" svg:y2="6.903cm">
          <text:p/>
        </draw:line>
        <draw:line draw:style-name="gr10" draw:text-style-name="P2" draw:layer="layout" svg:x1="7.51cm" svg:y1="15.501cm" svg:x2="9.56cm" svg:y2="15.501cm">
          <text:p/>
        </draw:line>
        <draw:line draw:style-name="gr10" draw:text-style-name="P2" draw:layer="layout" svg:x1="7.51cm" svg:y1="6.903cm" svg:x2="9.56cm" svg:y2="6.903cm">
          <text:p/>
        </draw:line>
        <draw:line draw:style-name="gr10" draw:text-style-name="P2" draw:layer="layout" svg:x1="7.51cm" svg:y1="15.501cm" svg:x2="7.51cm" svg:y2="6.903cm">
          <text:p/>
        </draw:line>
        <draw:polyline draw:style-name="gr10" draw:text-style-name="P2" draw:layer="layout" svg:width="0.793cm" svg:height="0cm" svg:x="7.715cm" svg:y="6.854cm" svg:viewBox="0 0 794 0" draw:points="0,0 7,0 21,0 46,0 77,0 123,0 173,0 233,0 300,0 374,0 451,0 532,0 617,0 705,0 794,0">
          <text:p/>
        </draw:polyline>
        <draw:line draw:style-name="gr10" draw:text-style-name="P2" draw:layer="layout" svg:x1="9.609cm" svg:y1="15.501cm" svg:x2="9.56cm" svg:y2="15.501cm">
          <text:p/>
        </draw:line>
        <draw:line draw:style-name="gr10" draw:text-style-name="P2" draw:layer="layout" svg:x1="9.56cm" svg:y1="6.903cm" svg:x2="9.609cm" svg:y2="6.903cm">
          <text:p/>
        </draw:line>
        <draw:line draw:style-name="gr10" draw:text-style-name="P2" draw:layer="layout" svg:x1="9.609cm" svg:y1="15.501cm" svg:x2="9.609cm" svg:y2="6.903cm">
          <text:p/>
        </draw:line>
        <draw:line draw:style-name="gr10" draw:text-style-name="P2" draw:layer="layout" svg:x1="7.51cm" svg:y1="15.55cm" svg:x2="9.56cm" svg:y2="15.55cm">
          <text:p/>
        </draw:line>
        <draw:line draw:style-name="gr10" draw:text-style-name="P2" draw:layer="layout" svg:x1="7.51cm" svg:y1="15.501cm" svg:x2="7.51cm" svg:y2="15.55cm">
          <text:p/>
        </draw:line>
        <draw:line draw:style-name="gr10" draw:text-style-name="P2" draw:layer="layout" svg:x1="9.56cm" svg:y1="15.55cm" svg:x2="9.56cm" svg:y2="15.501cm">
          <text:p/>
        </draw:line>
        <draw:line draw:style-name="gr10" draw:text-style-name="P2" draw:layer="layout" svg:x1="7.51cm" svg:y1="6.903cm" svg:x2="7.51cm" svg:y2="6.854cm">
          <text:p/>
        </draw:line>
        <draw:line draw:style-name="gr10" draw:text-style-name="P2" draw:layer="layout" svg:x1="9.56cm" svg:y1="6.903cm" svg:x2="9.56cm" svg:y2="6.854cm">
          <text:p/>
        </draw:line>
        <draw:line draw:style-name="gr10" draw:text-style-name="P2" draw:layer="layout" svg:x1="7.51cm" svg:y1="6.854cm" svg:x2="9.56cm" svg:y2="6.854cm">
          <text:p/>
        </draw:line>
        <draw:line draw:style-name="gr10" draw:text-style-name="P2" draw:layer="layout" svg:x1="7.461cm" svg:y1="15.501cm" svg:x2="7.51cm" svg:y2="15.501cm">
          <text:p/>
        </draw:line>
        <draw:line draw:style-name="gr10" draw:text-style-name="P2" draw:layer="layout" svg:x1="7.461cm" svg:y1="15.501cm" svg:x2="7.461cm" svg:y2="6.903cm">
          <text:p/>
        </draw:line>
        <draw:line draw:style-name="gr10" draw:text-style-name="P2" draw:layer="layout" svg:x1="7.461cm" svg:y1="6.903cm" svg:x2="7.51cm" svg:y2="6.903cm">
          <text:p/>
        </draw:line>
        <draw:path draw:style-name="gr10" draw:text-style-name="P2" draw:layer="layout" svg:width="0.25cm" svg:height="0.254cm" svg:x="7.937cm" svg:y="14.823cm" svg:viewBox="0 0 251 255" svg:d="M251 128c0 67-56 127-128 127-70 0-123-60-123-127 0-70 53-128 123-128 72 0 128 58 128 128z">
          <text:p/>
        </draw:path>
        <draw:path draw:style-name="gr10" draw:text-style-name="P2" draw:layer="layout" svg:width="0.25cm" svg:height="0.254cm" svg:x="8.886cm" svg:y="14.823cm" svg:viewBox="0 0 251 255" svg:d="M251 128c0 67-57 127-128 127-70 0-123-60-123-127 0-70 53-128 123-128 71 0 128 58 128 128z">
          <text:p/>
        </draw:path>
        <draw:path draw:style-name="gr10" draw:text-style-name="P2" draw:layer="layout" svg:width="0.25cm" svg:height="0.25cm" svg:x="8.886cm" svg:y="7.327cm" svg:viewBox="0 0 251 251" svg:d="M251 128c0 70-57 123-128 123-70 0-123-53-123-123 0-71 53-128 123-128 71 0 128 57 128 128z">
          <text:p/>
        </draw:path>
        <draw:path draw:style-name="gr10" draw:text-style-name="P2" draw:layer="layout" svg:width="0.25cm" svg:height="0.25cm" svg:x="7.937cm" svg:y="7.327cm" svg:viewBox="0 0 251 251" svg:d="M251 128c0 70-56 123-128 123-70 0-123-53-123-123 0-71 53-128 123-128 72 0 128 57 128 128z">
          <text:p/>
        </draw:path>
        <draw:line draw:style-name="gr10" draw:text-style-name="P2" draw:layer="layout" svg:x1="9.56cm" svg:y1="15.551cm" svg:x2="9.61cm" svg:y2="15.501cm">
          <text:p/>
        </draw:line>
        <draw:line draw:style-name="gr10" draw:text-style-name="P2" draw:layer="layout" svg:x1="9.61cm" svg:y1="6.904cm" svg:x2="9.56cm" svg:y2="6.854cm">
          <text:p/>
        </draw:line>
        <draw:path draw:style-name="gr10" draw:text-style-name="P2" draw:layer="layout" svg:width="0.204cm" svg:height="0cm" svg:x="7.51cm" svg:y="15.55cm" svg:viewBox="0 0 205 0" svg:d="M205 0c-64 0-117 0-152 0s-53 0-53 0">
          <text:p/>
        </draw:path>
        <draw:line draw:style-name="gr10" draw:text-style-name="P2" draw:layer="layout" svg:x1="7.461cm" svg:y1="15.501cm" svg:x2="7.511cm" svg:y2="15.551cm">
          <text:p/>
        </draw:line>
        <draw:line draw:style-name="gr10" draw:text-style-name="P2" draw:layer="layout" svg:x1="7.461cm" svg:y1="6.904cm" svg:x2="7.511cm" svg:y2="6.854cm">
          <text:p/>
        </draw:line>
        <draw:path draw:style-name="gr10" draw:text-style-name="P2" draw:layer="layout" svg:width="0.204cm" svg:height="0cm" svg:x="7.51cm" svg:y="6.854cm" svg:viewBox="0 0 205 0" svg:d="M205 0c-64 0-117 0-152 0s-53 0-53 0">
          <text:p/>
        </draw:path>
        <draw:path draw:style-name="gr10" draw:text-style-name="P2" draw:layer="layout" svg:width="0.007cm" svg:height="0.036cm" svg:x="9.129cm" svg:y="14.95cm" svg:viewBox="0 0 8 37" svg:d="M0 37c5-11 8-26 8-37">
          <text:p/>
        </draw:path>
        <draw:path draw:style-name="gr10" draw:text-style-name="P2" draw:layer="layout" svg:width="0.169cm" svg:height="0.091cm" svg:x="8.96cm" svg:y="14.986cm" svg:viewBox="0 0 170 92" svg:d="M170 0c0 0-3 21-24 45-11 11-25 25-43 33-17 11-39 14-61 14-17-3-28-7-42-10">
          <text:p/>
        </draw:path>
        <draw:path draw:style-name="gr10" draw:text-style-name="P2" draw:layer="layout" svg:width="0.251cm" svg:height="0.242cm" svg:x="8.885cm" svg:y="7.337cm" svg:viewBox="0 0 252 243" svg:d="M76 0c-57 26-89 89-71 149 17 64 75 103 138 92 64-7 109-60 109-123">
          <text:p/>
        </draw:path>
        <draw:polyline draw:style-name="gr10" draw:text-style-name="P2" draw:layer="layout" svg:width="0cm" svg:height="0.429cm" svg:x="9.56cm" svg:y="14.986cm" svg:viewBox="0 0 0 430" draw:points="0,0 0,3 0,21 0,45 0,81 0,119 0,165 0,215 0,261 0,306 0,349 0,381 0,409 0,423 0,430">
          <text:p/>
        </draw:polyline>
        <draw:polyline draw:style-name="gr10" draw:text-style-name="P2" draw:layer="layout" svg:width="0cm" svg:height="0.429cm" svg:x="9.56cm" svg:y="6.988cm" svg:viewBox="0 0 0 430" draw:points="0,0 0,7 0,21 0,46 0,81 0,120 0,166 0,215 0,261 0,307 0,349 0,381 0,409 0,423 0,430">
          <text:p/>
        </draw:polyline>
        <draw:line draw:style-name="gr10" draw:text-style-name="P2" draw:layer="layout" svg:x1="8.96cm" svg:y1="14.986cm" svg:x2="9.129cm" svg:y2="14.986cm">
          <text:p/>
        </draw:line>
        <draw:line draw:style-name="gr10" draw:text-style-name="P2" draw:layer="layout" svg:x1="8.96cm" svg:y1="14.986cm" svg:x2="8.96cm" svg:y2="15.063cm">
          <text:p/>
        </draw:line>
        <draw:line draw:style-name="gr10" draw:text-style-name="P2" draw:layer="layout" svg:x1="8.96cm" svg:y1="7.337cm" svg:x2="8.96cm" svg:y2="7.418cm">
          <text:p/>
        </draw:line>
        <draw:line draw:style-name="gr10" draw:text-style-name="P2" draw:layer="layout" svg:x1="8.96cm" svg:y1="7.418cm" svg:x2="9.129cm" svg:y2="7.418cm">
          <text:p/>
        </draw:line>
        <draw:polygon draw:style-name="gr9" draw:text-style-name="P2" draw:layer="layout" svg:width="0cm" svg:height="0cm" svg:x="8.533cm" svg:y="11.2cm" svg:viewBox="0 0 0 0" draw:points="0,0">
          <text:p/>
        </draw:polygon>
        <draw:frame draw:style-name="gr12" draw:text-style-name="P7" draw:layer="layout" svg:width="7.508cm" svg:height="0.374cm" svg:x="18.651cm" svg:y="15.63cm">
          <draw:text-box>
            <text:p text:style-name="P4"><text:span text:style-name="T3">Double_bearing_holder_inserts_nonswitch_side</text:span></text:p>
          </draw:text-box>
        </draw:frame>
        <draw:polyline draw:style-name="gr13" draw:text-style-name="P2" draw:layer="layout" svg:width="2.163cm" svg:height="3.481cm" svg:x="8.614cm" svg:y="9.973cm" svg:viewBox="0 0 2164 3482" draw:points="2164,3482 1663,3482 0,0">
          <text:p/>
        </draw:polyline>
        <draw:polygon draw:style-name="gr14" draw:text-style-name="P3" draw:layer="layout" svg:width="0.29cm" svg:height="0.486cm" svg:x="8.614cm" svg:y="9.973cm" svg:viewBox="0 0 291 487" draw:points="0,0 138,487 291,412">
          <text:p/>
        </draw:polygon>
        <draw:polygon draw:style-name="gr9" draw:text-style-name="P2" draw:layer="layout" svg:width="0cm" svg:height="0cm" svg:x="8.533cm" svg:y="11.2cm" svg:viewBox="0 0 0 0" draw:points="0,0">
          <text:p/>
        </draw:polygon>
        <draw:polyline draw:style-name="gr13" draw:text-style-name="P2" draw:layer="layout" svg:width="2.025cm" svg:height="0.741cm" svg:x="8.724cm" svg:y="12.738cm" svg:viewBox="0 0 2026 742" draw:points="2026,742 1528,742 0,0">
          <text:p/>
        </draw:polyline>
        <draw:polygon draw:style-name="gr14" draw:text-style-name="P3" draw:layer="layout" svg:width="0.487cm" svg:height="0.293cm" svg:x="8.724cm" svg:y="12.738cm" svg:viewBox="0 0 488 294" draw:points="0,0 413,294 488,145">
          <text:p/>
        </draw:polygon>
        <draw:path draw:style-name="gr1" draw:text-style-name="P1" draw:layer="layout" svg:width="3.2cm" svg:height="8.696cm" svg:x="19.293cm" svg:y="4.067cm" svg:viewBox="0 0 3201 8697" svg:d="M49 8697h755 1592 755l50-49v-8599l-50-49h-755-1592-755l-49 49v375 4c0 3 0 7 0 7 0 3 0 7 0 7 0 4 0 7 0 11 0 3 0 7 0 10 0 4 0 11 0 14 0 4 0 11 0 14 0 4 0 11 0 18 0 4 0 11 0 14 0 7 0 14 0 18 0 21 0 39 0 60 0 14 0 24 0 39 0 10 0 24 0 35 0 7 0 14 0 17 0 8 0 11 0 18 0 4 0 11 0 14 0 4 0 7 0 14 0 4 0 7 0 11 0 3 0 7 0 7 0 4 0 7 0 11v3 4 3 1778 353 349 2177 349 349 1789 3 4 3c0 4 0 8 0 8 0 3 0 7 0 10 0 4 0 7 0 11 0 3 0 10 0 14 0 3 0 10 0 14 0 7 0 11 0 18 0 3 0 10 0 17 0 4 0 11 0 18 0 17 0 35 0 56 0 14 0 25 0 39s0 25 0 39c0 3 0 10 0 14 0 7 0 11 0 18 0 3 0 10 0 14 0 3 0 7 0 14 0 3 0 7 0 10 0 4 0 8 0 11 0 0 0 4 0 7v4c0 3 0 3 0 3v4 374z">
          <text:p/>
        </draw:path>
        <draw:polygon draw:style-name="gr9" draw:text-style-name="P2" draw:layer="layout" svg:width="0cm" svg:height="0cm" svg:x="20.895cm" svg:y="8.413cm" svg:viewBox="0 0 0 0" draw:points="0,0">
          <text:p/>
        </draw:polygon>
        <draw:polygon draw:style-name="gr1" draw:text-style-name="P1" draw:layer="layout" svg:width="3.101cm" svg:height="8.598cm" svg:x="19.342cm" svg:y="4.116cm" svg:viewBox="0 0 3102 8599" draw:points="0,8599 3102,8599 3102,0 0,0">
          <text:p/>
        </draw:polygon>
        <draw:polygon draw:style-name="gr1" draw:text-style-name="P1" draw:layer="layout" svg:width="0.05cm" svg:height="8.598cm" svg:x="22.443cm" svg:y="4.116cm" svg:viewBox="0 0 51 8599" draw:points="51,8599 51,0 0,0 0,8599">
          <text:p/>
        </draw:polygon>
        <draw:polygon draw:style-name="gr9" draw:text-style-name="P2" draw:layer="layout" svg:width="0cm" svg:height="0cm" svg:x="20.895cm" svg:y="8.413cm" svg:viewBox="0 0 0 0" draw:points="0,0">
          <text:p/>
        </draw:polygon>
        <draw:path draw:style-name="gr1" draw:text-style-name="P1" draw:layer="layout" svg:width="0.053cm" svg:height="8.598cm" svg:x="19.293cm" svg:y="4.116cm" svg:viewBox="0 0 54 8599" svg:d="M54 8599v-8599h-54v375 4c0 3 0 7 0 7 0 3 0 7 0 7 0 4 0 7 0 11 0 3 0 7 0 10 0 4 0 11 0 14 0 4 0 11 0 14 0 4 0 11 0 18 0 4 0 11 0 14 0 7 0 14 0 18 0 21 0 39 0 60 0 14 0 24 0 39 0 10 0 24 0 35 0 7 0 14 0 17 0 8 0 11 0 18 0 4 0 11 0 14 0 4 0 7 0 14 0 4 0 7 0 11 0 3 0 7 0 7 0 4 0 7 0 11v3 4 3 1778 353 349 2177 349 349 1789 3 4 3c0 4 0 8 0 8 0 3 0 7 0 10 0 4 0 7 0 11 0 3 0 10 0 14 0 3 0 10 0 14 0 7 0 11 0 18 0 3 0 10 0 17 0 4 0 11 0 18 0 17 0 35 0 56 0 14 0 25 0 39s0 25 0 39c0 3 0 10 0 14 0 7 0 11 0 18 0 3 0 10 0 14 0 3 0 7 0 14 0 3 0 7 0 10 0 4 0 8 0 11 0 0 0 4 0 7v4c0 3 0 3 0 3v4 374z">
          <text:p/>
        </draw:path>
        <draw:polygon draw:style-name="gr9" draw:text-style-name="P2" draw:layer="layout" svg:width="0cm" svg:height="0cm" svg:x="20.895cm" svg:y="8.413cm" svg:viewBox="0 0 0 0" draw:points="0,0">
          <text:p/>
        </draw:polygon>
        <draw:path draw:style-name="gr1" draw:text-style-name="P1" draw:layer="layout" svg:width="0.431cm" svg:height="0.43cm" svg:x="19.578cm" svg:y="12.199cm" svg:viewBox="0 0 432 431" svg:d="M39 89c-52 77-52 180 4 254 53 74 152 106 240 77 88-28 149-113 149-204 0-120-96-216-216-216-67 0-127 28-166 78-3 7-7 7-11 11 0 0 4-4 11-11-3 7-7 7-11 11-52 77-52 180 4 254 53 74 152 106 240 77 88-28 149-113 149-204 0-120-96-216-216-216v78h-166c-7 7-7 11-11 11 0 3 4 0 11-11 7-7 18-21 32-33 14-10 35-24 56-31 25-11 50-14 78-14v78h-166c39-50 99-78 166-78-28 0-53 3-78 14-21 7-42 21-56 31-14 12-25 26-32 33-7 11-11 14-11 11 4 0 4-4 11-11-7 7-11 11-11 11z">
          <text:p/>
        </draw:path>
        <draw:polygon draw:style-name="gr9" draw:text-style-name="P2" draw:layer="layout" svg:width="0cm" svg:height="0cm" svg:x="20.895cm" svg:y="8.413cm" svg:viewBox="0 0 0 0" draw:points="0,0">
          <text:p/>
        </draw:polygon>
        <draw:path draw:style-name="gr11" draw:text-style-name="P1" draw:layer="layout" svg:width="0.533cm" svg:height="0.529cm" svg:x="21.727cm" svg:y="4.152cm" svg:viewBox="0 0 534 530" svg:d="M534 264c0 146-120 266-266 266-148 0-268-120-268-266 0-148 120-264 268-264 146 0 266 116 266 264z">
          <text:p/>
        </draw:path>
        <draw:polygon draw:style-name="gr9" draw:text-style-name="P2" draw:layer="layout" svg:width="0cm" svg:height="0cm" svg:x="20.895cm" svg:y="8.413cm" svg:viewBox="0 0 0 0" draw:points="0,0">
          <text:p/>
        </draw:polygon>
        <draw:path draw:style-name="gr11" draw:text-style-name="P1" draw:layer="layout" svg:width="0.529cm" svg:height="0.529cm" svg:x="19.529cm" svg:y="4.152cm" svg:viewBox="0 0 530 530" svg:d="M530 264c0 146-116 266-265 266-145 0-265-120-265-266 0-148 120-264 265-264 149 0 265 116 265 264z">
          <text:p/>
        </draw:path>
        <draw:polygon draw:style-name="gr9" draw:text-style-name="P2" draw:layer="layout" svg:width="0cm" svg:height="0cm" svg:x="20.895cm" svg:y="8.413cm" svg:viewBox="0 0 0 0" draw:points="0,0">
          <text:p/>
        </draw:polygon>
        <draw:path draw:style-name="gr11" draw:text-style-name="P1" draw:layer="layout" svg:width="0.533cm" svg:height="0.529cm" svg:x="21.727cm" svg:y="12.149cm" svg:viewBox="0 0 534 530" svg:d="M534 261c0 149-120 269-266 269-148 0-268-120-268-269 0-144 120-261 268-261 146 0 266 117 266 261z">
          <text:p/>
        </draw:path>
        <draw:polygon draw:style-name="gr9" draw:text-style-name="P2" draw:layer="layout" svg:width="0cm" svg:height="0cm" svg:x="20.895cm" svg:y="8.413cm" svg:viewBox="0 0 0 0" draw:points="0,0">
          <text:p/>
        </draw:polygon>
        <draw:path draw:style-name="gr11" draw:text-style-name="P1" draw:layer="layout" svg:width="0.529cm" svg:height="0.529cm" svg:x="19.529cm" svg:y="12.149cm" svg:viewBox="0 0 530 530" svg:d="M530 261c0 149-116 269-265 269-145 0-265-120-265-269 0-144 120-261 265-261 149 0 265 117 265 261z">
          <text:p/>
        </draw:path>
        <draw:polygon draw:style-name="gr9" draw:text-style-name="P2" draw:layer="layout" svg:width="0cm" svg:height="0cm" svg:x="20.895cm" svg:y="8.413cm" svg:viewBox="0 0 0 0" draw:points="0,0">
          <text:p/>
        </draw:polygon>
        <draw:polygon draw:style-name="gr1" draw:text-style-name="P1" draw:layer="layout" svg:width="3.101cm" svg:height="0.053cm" svg:x="19.342cm" svg:y="12.71cm" svg:viewBox="0 0 3102 54" draw:points="0,54 755,54 2347,54 3102,54 3102,0 0,0">
          <text:p/>
        </draw:polygon>
        <draw:polygon draw:style-name="gr9" draw:text-style-name="P2" draw:layer="layout" svg:width="0cm" svg:height="0cm" svg:x="20.895cm" svg:y="8.413cm" svg:viewBox="0 0 0 0" draw:points="0,0">
          <text:p/>
        </draw:polygon>
        <draw:polygon draw:style-name="gr1" draw:text-style-name="P1" draw:layer="layout" svg:width="3.101cm" svg:height="0.049cm" svg:x="19.342cm" svg:y="4.067cm" svg:viewBox="0 0 3102 50" draw:points="0,50 3102,50 3102,0 2347,0 755,0 0,0">
          <text:p/>
        </draw:polygon>
        <draw:polygon draw:style-name="gr9" draw:text-style-name="P2" draw:layer="layout" svg:width="0cm" svg:height="0cm" svg:x="20.895cm" svg:y="8.413cm" svg:viewBox="0 0 0 0" draw:points="0,0">
          <text:p/>
        </draw:polygon>
        <draw:path draw:style-name="gr1" draw:text-style-name="P1" draw:layer="layout" svg:width="0.431cm" svg:height="0.431cm" svg:x="19.578cm" svg:y="4.2cm" svg:viewBox="0 0 432 432" svg:d="M216 432c120 0 216-95 216-216 0-95-64-180-153-208-91-25-190 7-243 88-54 78-46 180 14 255 39 53 99 81 166 81z">
          <text:p/>
        </draw:path>
        <draw:polygon draw:style-name="gr9" draw:text-style-name="P2" draw:layer="layout" svg:width="0cm" svg:height="0cm" svg:x="20.895cm" svg:y="8.413cm" svg:viewBox="0 0 0 0" draw:points="0,0">
          <text:p/>
        </draw:polygon>
        <draw:path draw:style-name="gr11" draw:text-style-name="P1" draw:layer="layout" svg:width="0.431cm" svg:height="0.43cm" svg:x="21.776cm" svg:y="12.199cm" svg:viewBox="0 0 432 431" svg:d="M432 216c0 116-96 215-216 215-117 0-216-99-216-215 0-120 99-216 216-216 120 0 216 96 216 216z">
          <text:p/>
        </draw:path>
        <draw:polygon draw:style-name="gr9" draw:text-style-name="P2" draw:layer="layout" svg:width="0cm" svg:height="0cm" svg:x="20.895cm" svg:y="8.413cm" svg:viewBox="0 0 0 0" draw:points="0,0">
          <text:p/>
        </draw:polygon>
        <draw:path draw:style-name="gr11" draw:text-style-name="P1" draw:layer="layout" svg:width="0.431cm" svg:height="0.43cm" svg:x="21.776cm" svg:y="4.201cm" svg:viewBox="0 0 432 431" svg:d="M432 215c0 121-96 216-216 216-117 0-216-95-216-216 0-120 99-215 216-215 120 0 216 95 216 215z">
          <text:p/>
        </draw:path>
        <draw:polygon draw:style-name="gr9" draw:text-style-name="P2" draw:layer="layout" svg:width="0cm" svg:height="0cm" svg:x="20.895cm" svg:y="8.413cm" svg:viewBox="0 0 0 0" draw:points="0,0">
          <text:p/>
        </draw:polygon>
        <draw:path draw:style-name="gr1" draw:text-style-name="P1" draw:layer="layout" svg:width="0.431cm" svg:height="0.431cm" svg:x="19.578cm" svg:y="4.2cm" svg:viewBox="0 0 432 432" svg:d="M216 351v81c120 0 216-95 216-216 0-95-64-180-153-208-91-25-190 7-243 88-54 78-46 180 14 255z">
          <text:p/>
        </draw:path>
        <draw:polygon draw:style-name="gr9" draw:text-style-name="P2" draw:layer="layout" svg:width="0cm" svg:height="0cm" svg:x="20.895cm" svg:y="8.413cm" svg:viewBox="0 0 0 0" draw:points="0,0">
          <text:p/>
        </draw:polygon>
        <draw:path draw:style-name="gr1" draw:text-style-name="P1" draw:layer="layout" svg:width="0.166cm" svg:height="0.081cm" svg:x="19.628cm" svg:y="4.55cm" svg:viewBox="0 0 167 82" svg:d="M167 0v82c-64 0-128-28-167-82z">
          <text:p/>
        </draw:path>
        <draw:polygon draw:style-name="gr9" draw:text-style-name="P2" draw:layer="layout" svg:width="0cm" svg:height="0cm" svg:x="20.895cm" svg:y="8.413cm" svg:viewBox="0 0 0 0" draw:points="0,0">
          <text:p/>
        </draw:polygon>
        <draw:polygon draw:style-name="gr1" draw:text-style-name="P1" draw:layer="layout" svg:width="0.05cm" svg:height="0.049cm" svg:x="22.443cm" svg:y="4.067cm" svg:viewBox="0 0 51 50" draw:points="0,50 51,50 0,0">
          <text:p/>
        </draw:polygon>
        <draw:polygon draw:style-name="gr9" draw:text-style-name="P2" draw:layer="layout" svg:width="0cm" svg:height="0cm" svg:x="20.895cm" svg:y="8.413cm" svg:viewBox="0 0 0 0" draw:points="0,0">
          <text:p/>
        </draw:polygon>
        <draw:polygon draw:style-name="gr1" draw:text-style-name="P1" draw:layer="layout" svg:width="0.053cm" svg:height="0.053cm" svg:x="19.293cm" svg:y="12.71cm" svg:viewBox="0 0 54 54" draw:points="54,54 54,0 0,0">
          <text:p/>
        </draw:polygon>
        <draw:polygon draw:style-name="gr9" draw:text-style-name="P2" draw:layer="layout" svg:width="0cm" svg:height="0cm" svg:x="20.895cm" svg:y="8.413cm" svg:viewBox="0 0 0 0" draw:points="0,0">
          <text:p/>
        </draw:polygon>
        <draw:polygon draw:style-name="gr1" draw:text-style-name="P1" draw:layer="layout" svg:width="0.05cm" svg:height="0.053cm" svg:x="22.443cm" svg:y="12.71cm" svg:viewBox="0 0 51 54" draw:points="0,54 51,0 0,0">
          <text:p/>
        </draw:polygon>
        <draw:polygon draw:style-name="gr9" draw:text-style-name="P2" draw:layer="layout" svg:width="0cm" svg:height="0cm" svg:x="20.895cm" svg:y="8.413cm" svg:viewBox="0 0 0 0" draw:points="0,0">
          <text:p/>
        </draw:polygon>
        <draw:polygon draw:style-name="gr1" draw:text-style-name="P1" draw:layer="layout" svg:width="0.053cm" svg:height="0.049cm" svg:x="19.293cm" svg:y="4.067cm" svg:viewBox="0 0 54 50" draw:points="0,50 54,50 54,0">
          <text:p/>
        </draw:polygon>
        <draw:polygon draw:style-name="gr9" draw:text-style-name="P2" draw:layer="layout" svg:width="0cm" svg:height="0cm" svg:x="20.895cm" svg:y="8.413cm" svg:viewBox="0 0 0 0" draw:points="0,0">
          <text:p/>
        </draw:polygon>
        <draw:path draw:style-name="gr1" draw:text-style-name="P1" draw:layer="layout" svg:width="0.215cm" svg:height="0.215cm" svg:x="19.794cm" svg:y="12.199cm" svg:viewBox="0 0 216 216" svg:d="M216 216c0-121-95-216-216-216 121 0 216 95 216 216z">
          <text:p/>
        </draw:path>
        <draw:polygon draw:style-name="gr9" draw:text-style-name="P2" draw:layer="layout" svg:width="0cm" svg:height="0cm" svg:x="20.895cm" svg:y="8.413cm" svg:viewBox="0 0 0 0" draw:points="0,0">
          <text:p/>
        </draw:polygon>
        <draw:polyline draw:style-name="gr10" draw:text-style-name="P2" draw:layer="layout" svg:width="0cm" svg:height="0.349cm" svg:x="19.293cm" svg:y="9.496cm" svg:viewBox="0 0 0 350" draw:points="0,350 0,311 0,272 0,237 0,198 0,166 0,131 0,103 0,78 0,53 0,36 0,21 0,11 0,4 0,0">
          <text:p/>
        </draw:polyline>
        <draw:path draw:style-name="gr10" draw:text-style-name="P2" draw:layer="layout" svg:width="0cm" svg:height="0.348cm" svg:x="19.293cm" svg:y="9.846cm" svg:viewBox="0 0 0 349" svg:d="M0 349c0-4 0-4 0-7 0-4 0-7 0-11 0-3 0-10 0-14 0-7 0-14 0-21s0-14 0-21c0-11 0-18 0-25 0-11 0-21 0-32 0-10 0-21 0-31 0-11 0-22 0-36 0-10 0-21 0-35s0-25 0-39c0-25 0-49 0-77">
          <text:p/>
        </draw:path>
        <draw:polyline draw:style-name="gr10" draw:text-style-name="P2" draw:layer="layout" svg:width="0cm" svg:height="0.348cm" svg:x="19.293cm" svg:y="6.621cm" svg:viewBox="0 0 0 349" draw:points="0,349 0,311 0,272 0,237 0,198 0,166 0,134 0,102 0,78 0,53 0,35 0,21 0,11 0,4 0,0">
          <text:p/>
        </draw:polyline>
        <draw:path draw:style-name="gr10" draw:text-style-name="P2" draw:layer="layout" svg:width="0cm" svg:height="0.352cm" svg:x="19.293cm" svg:y="6.97cm" svg:viewBox="0 0 0 353" svg:d="M0 353c0-3 0-3 0-3 0-4 0-4 0-7 0-4 0-7 0-11 0-7 0-11 0-14 0-7 0-14 0-18 0-10 0-17 0-24 0-11 0-18 0-25 0-11 0-21 0-32 0-10 0-21 0-32 0-10 0-21 0-35 0-10 0-21 0-35 0-11 0-25 0-39 0-25 0-49 0-78">
          <text:p/>
        </draw:path>
        <draw:polyline draw:style-name="gr10" draw:text-style-name="P2" draw:layer="layout" svg:width="1.59cm" svg:height="0cm" svg:x="20.097cm" svg:y="12.763cm" svg:viewBox="0 0 1591 0" draw:points="1591,0 1570,0 1510,0 1418,0 1291,0 1140,0 974,0 798,0 621,0 452,0 300,0 173,0 81,0 21,0 0,0">
          <text:p/>
        </draw:polyline>
        <draw:line draw:style-name="gr10" draw:text-style-name="P2" draw:layer="layout" svg:x1="19.293cm" svg:y1="12.71cm" svg:x2="19.293cm" svg:y2="4.116cm">
          <text:p/>
        </draw:line>
        <draw:path draw:style-name="gr10" draw:text-style-name="P2" draw:layer="layout" svg:width="0cm" svg:height="0.175cm" svg:x="19.293cm" svg:y="11.987cm" svg:viewBox="0 0 0 176" svg:d="M0 176c0-21 0-42 0-60 0-3 0-10 0-17 0-4 0-11 0-18 0-3 0-11 0-14 0-7 0-11 0-14 0-7 0-11 0-14 0-4 0-7 0-11 0-3 0-7 0-10 0-4 0-4 0-8 0-3 0-3 0-7v-3">
          <text:p/>
        </draw:path>
        <draw:path draw:style-name="gr10" draw:text-style-name="P2" draw:layer="layout" svg:width="0cm" svg:height="0.172cm" svg:x="19.293cm" svg:y="12.163cm" svg:viewBox="0 0 0 173" svg:d="M0 173v-3c0-4 0-4 0-4 0-3 0-7 0-10 0-4 0-4 0-8 0-3 0-10 0-14 0-3 0-7 0-10 0-7 0-11 0-14 0-7 0-11 0-18s0-11 0-18c0-10 0-24 0-35 0-14 0-28 0-39">
          <text:p/>
        </draw:path>
        <draw:path draw:style-name="gr10" draw:text-style-name="P2" draw:layer="layout" svg:width="0cm" svg:height="0.176cm" svg:x="19.293cm" svg:y="4.49cm" svg:viewBox="0 0 0 177" svg:d="M0 177c0-21 0-39 0-60 0-4 0-11 0-18s0-10 0-17c0-4 0-11 0-15 0-7 0-10 0-17 0-4 0-7 0-11 0-3 0-7 0-10 0-4 0-7 0-11s0-7 0-7c0-4 0-4 0-7v-4">
          <text:p/>
        </draw:path>
        <draw:path draw:style-name="gr10" draw:text-style-name="P2" draw:layer="layout" svg:width="0cm" svg:height="0.172cm" svg:x="19.293cm" svg:y="4.667cm" svg:viewBox="0 0 0 173" svg:d="M0 173v-4c0 0 0-3 0-7 0 0 0-3 0-7s0-7 0-7c0-7 0-11 0-14 0-4 0-7 0-11 0-7 0-10 0-14 0-7 0-14 0-18 0-7 0-10 0-17 0-11 0-25 0-35 0-15 0-29 0-39">
          <text:p/>
        </draw:path>
        <draw:polyline draw:style-name="gr10" draw:text-style-name="P2" draw:layer="layout" svg:width="1.59cm" svg:height="0cm" svg:x="20.097cm" svg:y="4.067cm" svg:viewBox="0 0 1591 0" draw:points="0,0 21,0 81,0 173,0 300,0 452,0 621,0 798,0 974,0 1140,0 1291,0 1418,0 1510,0 1570,0 1591,0">
          <text:p/>
        </draw:polyline>
        <draw:line draw:style-name="gr10" draw:text-style-name="P2" draw:layer="layout" svg:x1="19.342cm" svg:y1="12.71cm" svg:x2="19.293cm" svg:y2="12.71cm">
          <text:p/>
        </draw:line>
        <draw:line draw:style-name="gr10" draw:text-style-name="P2" draw:layer="layout" svg:x1="19.293cm" svg:y1="4.116cm" svg:x2="19.342cm" svg:y2="4.116cm">
          <text:p/>
        </draw:line>
        <draw:line draw:style-name="gr10" draw:text-style-name="P2" draw:layer="layout" svg:x1="19.342cm" svg:y1="12.71cm" svg:x2="19.342cm" svg:y2="4.116cm">
          <text:p/>
        </draw:line>
        <draw:line draw:style-name="gr10" draw:text-style-name="P2" draw:layer="layout" svg:x1="19.347cm" svg:y1="12.764cm" svg:x2="19.293cm" svg:y2="12.71cm">
          <text:p/>
        </draw:line>
        <draw:line draw:style-name="gr10" draw:text-style-name="P2" draw:layer="layout" svg:x1="19.293cm" svg:y1="4.117cm" svg:x2="19.347cm" svg:y2="4.067cm">
          <text:p/>
        </draw:line>
        <draw:line draw:style-name="gr10" draw:text-style-name="P2" draw:layer="layout" svg:x1="19.342cm" svg:y1="12.763cm" svg:x2="19.342cm" svg:y2="12.71cm">
          <text:p/>
        </draw:line>
        <draw:line draw:style-name="gr10" draw:text-style-name="P2" draw:layer="layout" svg:x1="19.342cm" svg:y1="4.116cm" svg:x2="19.342cm" svg:y2="4.067cm">
          <text:p/>
        </draw:line>
        <draw:line draw:style-name="gr10" draw:text-style-name="P2" draw:layer="layout" svg:x1="22.443cm" svg:y1="12.71cm" svg:x2="22.443cm" svg:y2="4.116cm">
          <text:p/>
        </draw:line>
        <draw:line draw:style-name="gr10" draw:text-style-name="P2" draw:layer="layout" svg:x1="19.342cm" svg:y1="12.71cm" svg:x2="22.443cm" svg:y2="12.71cm">
          <text:p/>
        </draw:line>
        <draw:line draw:style-name="gr10" draw:text-style-name="P2" draw:layer="layout" svg:x1="19.342cm" svg:y1="4.116cm" svg:x2="22.443cm" svg:y2="4.116cm">
          <text:p/>
        </draw:line>
        <draw:line draw:style-name="gr10" draw:text-style-name="P2" draw:layer="layout" svg:x1="19.342cm" svg:y1="12.763cm" svg:x2="22.443cm" svg:y2="12.763cm">
          <text:p/>
        </draw:line>
        <draw:line draw:style-name="gr10" draw:text-style-name="P2" draw:layer="layout" svg:x1="19.342cm" svg:y1="4.067cm" svg:x2="22.443cm" svg:y2="4.067cm">
          <text:p/>
        </draw:line>
        <draw:path draw:style-name="gr10" draw:text-style-name="P2" draw:layer="layout" svg:width="0.177cm" svg:height="0.088cm" svg:x="19.617cm" svg:y="12.199cm" svg:viewBox="0 0 178 89" svg:d="M178 0c-25 0-53 3-78 14-21 7-42 17-56 31-25 22-44 44-44 44">
          <text:p/>
        </draw:path>
        <draw:line draw:style-name="gr10" draw:text-style-name="P2" draw:layer="layout" svg:x1="19.794cm" svg:y1="12.276cm" svg:x2="19.628cm" svg:y2="12.276cm">
          <text:p/>
        </draw:line>
        <draw:line draw:style-name="gr10" draw:text-style-name="P2" draw:layer="layout" svg:x1="19.794cm" svg:y1="4.55cm" svg:x2="19.628cm" svg:y2="4.55cm">
          <text:p/>
        </draw:line>
        <draw:line draw:style-name="gr10" draw:text-style-name="P2" draw:layer="layout" svg:x1="22.443cm" svg:y1="12.763cm" svg:x2="22.443cm" svg:y2="12.71cm">
          <text:p/>
        </draw:line>
        <draw:line draw:style-name="gr10" draw:text-style-name="P2" draw:layer="layout" svg:x1="22.443cm" svg:y1="4.116cm" svg:x2="22.443cm" svg:y2="4.067cm">
          <text:p/>
        </draw:line>
        <draw:line draw:style-name="gr10" draw:text-style-name="P2" draw:layer="layout" svg:x1="22.493cm" svg:y1="12.71cm" svg:x2="22.493cm" svg:y2="4.116cm">
          <text:p/>
        </draw:line>
        <draw:line draw:style-name="gr10" draw:text-style-name="P2" draw:layer="layout" svg:x1="22.493cm" svg:y1="12.71cm" svg:x2="22.443cm" svg:y2="12.71cm">
          <text:p/>
        </draw:line>
        <draw:line draw:style-name="gr10" draw:text-style-name="P2" draw:layer="layout" svg:x1="22.443cm" svg:y1="4.116cm" svg:x2="22.493cm" svg:y2="4.116cm">
          <text:p/>
        </draw:line>
        <draw:path draw:style-name="gr10" draw:text-style-name="P2" draw:layer="layout" svg:width="0.43cm" svg:height="0.43cm" svg:x="19.579cm" svg:y="12.199cm" svg:viewBox="0 0 431 431" svg:d="M431 216c0 116-96 215-216 215s-215-99-215-215c0-120 95-216 215-216s216 96 216 216z">
          <text:p/>
        </draw:path>
        <draw:path draw:style-name="gr10" draw:text-style-name="P2" draw:layer="layout" svg:width="0.43cm" svg:height="0.43cm" svg:x="19.579cm" svg:y="4.201cm" svg:viewBox="0 0 431 431" svg:d="M431 215c0 121-96 216-216 216s-215-95-215-216c0-120 95-215 215-215s216 95 216 215z">
          <text:p/>
        </draw:path>
        <draw:line draw:style-name="gr10" draw:text-style-name="P2" draw:layer="layout" svg:x1="22.443cm" svg:y1="12.764cm" svg:x2="22.494cm" svg:y2="12.71cm">
          <text:p/>
        </draw:line>
        <draw:line draw:style-name="gr10" draw:text-style-name="P2" draw:layer="layout" svg:x1="22.494cm" svg:y1="4.117cm" svg:x2="22.443cm" svg:y2="4.067cm">
          <text:p/>
        </draw:line>
        <draw:line draw:style-name="gr10" draw:text-style-name="P2" draw:layer="layout" svg:x1="19.794cm" svg:y1="12.199cm" svg:x2="19.794cm" svg:y2="12.276cm">
          <text:p/>
        </draw:line>
        <draw:path draw:style-name="gr10" draw:text-style-name="P2" draw:layer="layout" svg:width="0.215cm" svg:height="0.215cm" svg:x="19.794cm" svg:y="12.199cm" svg:viewBox="0 0 216 216" svg:d="M216 216c0-121-95-216-216-216">
          <text:p/>
        </draw:path>
        <draw:line draw:style-name="gr10" draw:text-style-name="P2" draw:layer="layout" svg:x1="19.794cm" svg:y1="4.55cm" svg:x2="19.794cm" svg:y2="4.631cm">
          <text:p/>
        </draw:line>
        <draw:path draw:style-name="gr10" draw:text-style-name="P2" draw:layer="layout" svg:width="0.431cm" svg:height="0.43cm" svg:x="21.776cm" svg:y="12.199cm" svg:viewBox="0 0 432 431" svg:d="M432 216c0 116-96 215-216 215-117 0-216-99-216-215 0-120 99-216 216-216 120 0 216 96 216 216z">
          <text:p/>
        </draw:path>
        <draw:polygon draw:style-name="gr9" draw:text-style-name="P2" draw:layer="layout" svg:width="0cm" svg:height="0cm" svg:x="20.895cm" svg:y="8.413cm" svg:viewBox="0 0 0 0" draw:points="0,0">
          <text:p/>
        </draw:polygon>
        <draw:polyline draw:style-name="gr13" draw:text-style-name="P2" draw:layer="layout" svg:width="3.535cm" svg:height="3.81cm" svg:x="19.928cm" svg:y="4.582cm" svg:viewBox="0 0 3536 3811" draw:points="3536,3811 3034,3811 0,0">
          <text:p/>
        </draw:polyline>
        <draw:polygon draw:style-name="gr14" draw:text-style-name="P3" draw:layer="layout" svg:width="0.377cm" svg:height="0.445cm" svg:x="19.928cm" svg:y="4.582cm" svg:viewBox="0 0 378 446" draw:points="0,0 248,446 378,343">
          <text:p/>
        </draw:polygon>
        <draw:polygon draw:style-name="gr9" draw:text-style-name="P2" draw:layer="layout" svg:width="0cm" svg:height="0cm" svg:x="20.895cm" svg:y="8.413cm" svg:viewBox="0 0 0 0" draw:points="0,0">
          <text:p/>
        </draw:polygon>
        <draw:polyline draw:style-name="gr13" draw:text-style-name="P2" draw:layer="layout" svg:width="1.418cm" svg:height="3.726cm" svg:x="22.045cm" svg:y="4.624cm" svg:viewBox="0 0 1419 3727" draw:points="1419,3727 917,3727 0,0">
          <text:p/>
        </draw:polyline>
        <draw:polygon draw:style-name="gr14" draw:text-style-name="P3" draw:layer="layout" svg:width="0.201cm" svg:height="0.505cm" svg:x="22.045cm" svg:y="4.624cm" svg:viewBox="0 0 202 506" draw:points="0,0 38,506 202,467">
          <text:p/>
        </draw:polygon>
        <draw:polygon draw:style-name="gr9" draw:text-style-name="P2" draw:layer="layout" svg:width="0cm" svg:height="0cm" svg:x="20.895cm" svg:y="8.413cm" svg:viewBox="0 0 0 0" draw:points="0,0">
          <text:p/>
        </draw:polygon>
        <draw:polyline draw:style-name="gr13" draw:text-style-name="P2" draw:layer="layout" svg:width="3.598cm" svg:height="3.873cm" svg:x="19.928cm" svg:y="8.371cm" svg:viewBox="0 0 3599 3874" draw:points="3599,0 3097,0 0,3874">
          <text:p/>
        </draw:polyline>
        <draw:polygon draw:style-name="gr14" draw:text-style-name="P3" draw:layer="layout" svg:width="0.377cm" svg:height="0.444cm" svg:x="19.928cm" svg:y="11.8cm" svg:viewBox="0 0 378 445" draw:points="0,445 378,106 248,0">
          <text:p/>
        </draw:polygon>
        <draw:polygon draw:style-name="gr9" draw:text-style-name="P2" draw:layer="layout" svg:width="0cm" svg:height="0cm" svg:x="20.895cm" svg:y="8.413cm" svg:viewBox="0 0 0 0" draw:points="0,0">
          <text:p/>
        </draw:polygon>
        <draw:polyline draw:style-name="gr13" draw:text-style-name="P2" draw:layer="layout" svg:width="1.439cm" svg:height="3.835cm" svg:x="22.045cm" svg:y="8.371cm" svg:viewBox="0 0 1440 3836" draw:points="1440,0 939,0 0,3836">
          <text:p/>
        </draw:polyline>
        <draw:polygon draw:style-name="gr14" draw:text-style-name="P3" draw:layer="layout" svg:width="0.201cm" svg:height="0.508cm" svg:x="22.045cm" svg:y="11.698cm" svg:viewBox="0 0 202 509" draw:points="0,509 202,38 35,0">
          <text:p/>
        </draw:polygon>
        <draw:frame draw:style-name="gr8" draw:text-style-name="P6" draw:layer="layout" svg:width="0.119cm" svg:height="0.141cm" svg:x="26.483cm" svg:y="15.721cm">
          <draw:text-box>
            <text:p text:style-name="P4"><text:span text:style-name="T2"><text:s/></text:span></text:p>
          </draw:text-box>
        </draw:frame>
        <draw:frame draw:style-name="gr15" draw:text-style-name="P8" draw:layer="layout" svg:width="3.96cm" svg:height="0.462cm" svg:x="23.876cm" svg:y="8.125cm">
          <draw:text-box>
            <text:p text:style-name="P4"><text:span text:style-name="T4">4X M3 Brass Inserts</text:span></text:p>
          </draw:text-box>
        </draw:frame>
        <draw:frame draw:style-name="gr15" draw:text-style-name="P8" draw:layer="layout" svg:width="2.804cm" svg:height="0.462cm" svg:x="23.876cm" svg:y="8.587cm">
          <draw:text-box>
            <text:p text:style-name="P4"><text:span text:style-name="T4"><text:s/></text:span><text:span text:style-name="T4">[HD-MS0030]</text:span></text:p>
          </draw:text-box>
        </draw:frame>
        <draw:frame draw:style-name="gr8" draw:text-style-name="P6" draw:layer="layout" svg:width="0.119cm" svg:height="0.141cm" svg:x="17.261cm" svg:y="14.779cm">
          <draw:text-box>
            <text:p text:style-name="P4"><text:span text:style-name="T2"><text:s/></text:span></text:p>
          </draw:text-box>
        </draw:frame>
        <draw:frame draw:style-name="gr15" draw:text-style-name="P8" draw:layer="layout" svg:width="6.763cm" svg:height="0.462cm" svg:x="11.024cm" svg:y="12.951cm">
          <draw:text-box>
            <text:p text:style-name="P4"><text:span text:style-name="T4">2X M3 Brass Inserts [HD-MS003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3T15:43:45.866537068</dc:date>
    <meta:editing-duration>PT36S</meta:editing-duration>
    <meta:editing-cycles>1</meta:editing-cycles>
    <meta:document-statistic meta:object-count="1154"/>
    <meta:generator>LibreOffice/5.2.7.2$Linux_X86_64 LibreOffice_project/20m0$Build-2</meta:generator>
  </office:meta>
</office:document-meta>
</file>